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6.2988in" svg:height="3.5429in" svg:x="3.5555in" svg:y="0.5413in">
            <draw:object draw:notify-on-update-of-ranges="result.A1:result.A1 result.A2:result.A1001 result.B1:result.B1 result.B2:result.B10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1472in" svg:y="0.5307in">
            <draw:object draw:notify-on-update-of-ranges="result.A2:result.A1001 result.D1:result.D1 result.D2:result.D10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8969in" svg:y="4.2744in">
            <draw:object draw:notify-on-update-of-ranges="result.A2:result.A1001 result.C1:result.C1 result.C2:result.C10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286102" calcext:value-type="float">
            <text:p>2.86102E-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0.0000000953674" calcext:value-type="float">
            <text:p>9.53674E-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0.000000238419" calcext:value-type="float">
            <text:p>2.38419E-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0.000000400543" calcext:value-type="float">
            <text:p>4.00543E-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0.000000572205" calcext:value-type="float">
            <text:p>5.72205E-007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0.000000782013" calcext:value-type="float">
            <text:p>0.000000782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0.00000107765" calcext:value-type="float">
            <text:p>1.07765E-00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0.00000145912" calcext:value-type="float">
            <text:p>1.45912E-00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0.00000187874" calcext:value-type="float">
            <text:p>1.87874E-00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0.00000237465" calcext:value-type="float">
            <text:p>2.37465E-00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0.00000299454" calcext:value-type="float">
            <text:p>2.99454E-00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.99997" calcext:value-type="float">
            <text:p>9.99997</text:p>
          </table:table-cell>
          <table:table-cell office:value-type="float" office:value="0.00000371934" calcext:value-type="float">
            <text:p>3.71934E-006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99996" calcext:value-type="float">
            <text:p>9.99996</text:p>
          </table:table-cell>
          <table:table-cell office:value-type="float" office:value="0.00000458719" calcext:value-type="float">
            <text:p>4.58719E-006</text:p>
          </table:table-cell>
          <table:table-cell office:value-type="float" office:value="0.999998" calcext:value-type="float">
            <text:p>0.9999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99995" calcext:value-type="float">
            <text:p>9.99995</text:p>
          </table:table-cell>
          <table:table-cell office:value-type="float" office:value="0.00000566485" calcext:value-type="float">
            <text:p>5.66485E-006</text:p>
          </table:table-cell>
          <table:table-cell office:value-type="float" office:value="0.999998" calcext:value-type="float">
            <text:p>0.9999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99994" calcext:value-type="float">
            <text:p>9.99994</text:p>
          </table:table-cell>
          <table:table-cell office:value-type="float" office:value="0.00000692372" calcext:value-type="float">
            <text:p>6.92372E-006</text:p>
          </table:table-cell>
          <table:table-cell office:value-type="float" office:value="0.999998" calcext:value-type="float">
            <text:p>0.9999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99993" calcext:value-type="float">
            <text:p>9.99993</text:p>
          </table:table-cell>
          <table:table-cell office:value-type="float" office:value="0.00000842101" calcext:value-type="float">
            <text:p>0.000008421</text:p>
          </table:table-cell>
          <table:table-cell office:value-type="float" office:value="0.999997" calcext:value-type="float">
            <text:p>0.9999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99991" calcext:value-type="float">
            <text:p>9.99991</text:p>
          </table:table-cell>
          <table:table-cell office:value-type="float" office:value="0.0000101758" calcext:value-type="float">
            <text:p>1.01758E-005</text:p>
          </table:table-cell>
          <table:table-cell office:value-type="float" office:value="0.999997" calcext:value-type="float">
            <text:p>0.99999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99989" calcext:value-type="float">
            <text:p>9.99989</text:p>
          </table:table-cell>
          <table:table-cell office:value-type="float" office:value="0.0000122644" calcext:value-type="float">
            <text:p>1.22644E-005</text:p>
          </table:table-cell>
          <table:table-cell office:value-type="float" office:value="0.999996" calcext:value-type="float">
            <text:p>0.9999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99987" calcext:value-type="float">
            <text:p>9.99987</text:p>
          </table:table-cell>
          <table:table-cell office:value-type="float" office:value="0.0000147249" calcext:value-type="float">
            <text:p>1.47249E-005</text:p>
          </table:table-cell>
          <table:table-cell office:value-type="float" office:value="0.999995" calcext:value-type="float">
            <text:p>0.9999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99985" calcext:value-type="float">
            <text:p>9.99985</text:p>
          </table:table-cell>
          <table:table-cell office:value-type="float" office:value="0.0000176623" calcext:value-type="float">
            <text:p>1.76623E-005</text:p>
          </table:table-cell>
          <table:table-cell office:value-type="float" office:value="0.999994" calcext:value-type="float">
            <text:p>0.99999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99982" calcext:value-type="float">
            <text:p>9.99982</text:p>
          </table:table-cell>
          <table:table-cell office:value-type="float" office:value="0.0000210384" calcext:value-type="float">
            <text:p>2.10384E-005</text:p>
          </table:table-cell>
          <table:table-cell office:value-type="float" office:value="0.999993" calcext:value-type="float">
            <text:p>0.9999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99978" calcext:value-type="float">
            <text:p>9.99978</text:p>
          </table:table-cell>
          <table:table-cell office:value-type="float" office:value="0.0000250631" calcext:value-type="float">
            <text:p>2.50631E-005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99974" calcext:value-type="float">
            <text:p>9.99974</text:p>
          </table:table-cell>
          <table:table-cell office:value-type="float" office:value="0.000029784" calcext:value-type="float">
            <text:p>0.000029784</text:p>
          </table:table-cell>
          <table:table-cell office:value-type="float" office:value="0.99999" calcext:value-type="float">
            <text:p>0.999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99969" calcext:value-type="float">
            <text:p>9.99969</text:p>
          </table:table-cell>
          <table:table-cell office:value-type="float" office:value="0.000035268" calcext:value-type="float">
            <text:p>0.000035268</text:p>
          </table:table-cell>
          <table:table-cell office:value-type="float" office:value="0.999988" calcext:value-type="float">
            <text:p>0.9999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99964" calcext:value-type="float">
            <text:p>9.99964</text:p>
          </table:table-cell>
          <table:table-cell office:value-type="float" office:value="0.000041658" calcext:value-type="float">
            <text:p>0.000041658</text:p>
          </table:table-cell>
          <table:table-cell office:value-type="float" office:value="0.999986" calcext:value-type="float">
            <text:p>0.9999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99957" calcext:value-type="float">
            <text:p>9.99957</text:p>
          </table:table-cell>
          <table:table-cell office:value-type="float" office:value="0.0000491163" calcext:value-type="float">
            <text:p>4.91163E-005</text:p>
          </table:table-cell>
          <table:table-cell office:value-type="float" office:value="0.999984" calcext:value-type="float">
            <text:p>0.9999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9995" calcext:value-type="float">
            <text:p>9.9995</text:p>
          </table:table-cell>
          <table:table-cell office:value-type="float" office:value="0.0000577479" calcext:value-type="float">
            <text:p>5.77479E-005</text:p>
          </table:table-cell>
          <table:table-cell office:value-type="float" office:value="0.999981" calcext:value-type="float">
            <text:p>0.9999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99941" calcext:value-type="float">
            <text:p>9.99941</text:p>
          </table:table-cell>
          <table:table-cell office:value-type="float" office:value="0.0000678007" calcext:value-type="float">
            <text:p>6.78007E-005</text:p>
          </table:table-cell>
          <table:table-cell office:value-type="float" office:value="0.999978" calcext:value-type="float">
            <text:p>0.9999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99931" calcext:value-type="float">
            <text:p>9.99931</text:p>
          </table:table-cell>
          <table:table-cell office:value-type="float" office:value="0.0000794275" calcext:value-type="float">
            <text:p>7.94275E-005</text:p>
          </table:table-cell>
          <table:table-cell office:value-type="float" office:value="0.999974" calcext:value-type="float">
            <text:p>0.99997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9992" calcext:value-type="float">
            <text:p>9.9992</text:p>
          </table:table-cell>
          <table:table-cell office:value-type="float" office:value="0.0000928572" calcext:value-type="float">
            <text:p>9.28572E-005</text:p>
          </table:table-cell>
          <table:table-cell office:value-type="float" office:value="0.999969" calcext:value-type="float">
            <text:p>0.9999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99906" calcext:value-type="float">
            <text:p>9.99906</text:p>
          </table:table-cell>
          <table:table-cell office:value-type="float" office:value="0.0001083" calcext:value-type="float">
            <text:p>0.0001083</text:p>
          </table:table-cell>
          <table:table-cell office:value-type="float" office:value="0.999964" calcext:value-type="float">
            <text:p>0.9999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99891" calcext:value-type="float">
            <text:p>9.99891</text:p>
          </table:table-cell>
          <table:table-cell office:value-type="float" office:value="0.000126013" calcext:value-type="float">
            <text:p>0.000126013</text:p>
          </table:table-cell>
          <table:table-cell office:value-type="float" office:value="0.999958" calcext:value-type="float">
            <text:p>0.9999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99874" calcext:value-type="float">
            <text:p>9.99874</text:p>
          </table:table-cell>
          <table:table-cell office:value-type="float" office:value="0.00014636" calcext:value-type="float">
            <text:p>0.00014636</text:p>
          </table:table-cell>
          <table:table-cell office:value-type="float" office:value="0.999951" calcext:value-type="float">
            <text:p>0.9999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99854" calcext:value-type="float">
            <text:p>9.99854</text:p>
          </table:table-cell>
          <table:table-cell office:value-type="float" office:value="0.000169617" calcext:value-type="float">
            <text:p>0.000169617</text:p>
          </table:table-cell>
          <table:table-cell office:value-type="float" office:value="0.999944" calcext:value-type="float">
            <text:p>0.9999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99831" calcext:value-type="float">
            <text:p>9.99831</text:p>
          </table:table-cell>
          <table:table-cell office:value-type="float" office:value="0.000196175" calcext:value-type="float">
            <text:p>0.000196175</text:p>
          </table:table-cell>
          <table:table-cell office:value-type="float" office:value="0.999935" calcext:value-type="float">
            <text:p>0.9999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99805" calcext:value-type="float">
            <text:p>9.99805</text:p>
          </table:table-cell>
          <table:table-cell office:value-type="float" office:value="0.000226427" calcext:value-type="float">
            <text:p>0.000226427</text:p>
          </table:table-cell>
          <table:table-cell office:value-type="float" office:value="0.999925" calcext:value-type="float">
            <text:p>0.9999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99776" calcext:value-type="float">
            <text:p>9.99776</text:p>
          </table:table-cell>
          <table:table-cell office:value-type="float" office:value="0.000260831" calcext:value-type="float">
            <text:p>0.000260831</text:p>
          </table:table-cell>
          <table:table-cell office:value-type="float" office:value="0.999913" calcext:value-type="float">
            <text:p>0.9999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99742" calcext:value-type="float">
            <text:p>9.99742</text:p>
          </table:table-cell>
          <table:table-cell office:value-type="float" office:value="0.000299855" calcext:value-type="float">
            <text:p>0.000299855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99704" calcext:value-type="float">
            <text:p>9.99704</text:p>
          </table:table-cell>
          <table:table-cell office:value-type="float" office:value="0.000344035" calcext:value-type="float">
            <text:p>0.000344035</text:p>
          </table:table-cell>
          <table:table-cell office:value-type="float" office:value="0.999885" calcext:value-type="float">
            <text:p>0.99988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99661" calcext:value-type="float">
            <text:p>9.99661</text:p>
          </table:table-cell>
          <table:table-cell office:value-type="float" office:value="0.000393896" calcext:value-type="float">
            <text:p>0.000393896</text:p>
          </table:table-cell>
          <table:table-cell office:value-type="float" office:value="0.999868" calcext:value-type="float">
            <text:p>0.9998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99613" calcext:value-type="float">
            <text:p>9.99613</text:p>
          </table:table-cell>
          <table:table-cell office:value-type="float" office:value="0.000450137" calcext:value-type="float">
            <text:p>0.000450137</text:p>
          </table:table-cell>
          <table:table-cell office:value-type="float" office:value="0.999849" calcext:value-type="float">
            <text:p>0.9998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99559" calcext:value-type="float">
            <text:p>9.99559</text:p>
          </table:table-cell>
          <table:table-cell office:value-type="float" office:value="0.000513361" calcext:value-type="float">
            <text:p>0.000513361</text:p>
          </table:table-cell>
          <table:table-cell office:value-type="float" office:value="0.999828" calcext:value-type="float">
            <text:p>0.9998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99498" calcext:value-type="float">
            <text:p>9.99498</text:p>
          </table:table-cell>
          <table:table-cell office:value-type="float" office:value="0.000584276" calcext:value-type="float">
            <text:p>0.000584276</text:p>
          </table:table-cell>
          <table:table-cell office:value-type="float" office:value="0.999804" calcext:value-type="float">
            <text:p>0.9998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9943" calcext:value-type="float">
            <text:p>9.9943</text:p>
          </table:table-cell>
          <table:table-cell office:value-type="float" office:value="0.000663668" calcext:value-type="float">
            <text:p>0.000663668</text:p>
          </table:table-cell>
          <table:table-cell office:value-type="float" office:value="0.999778" calcext:value-type="float">
            <text:p>0.9997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99354" calcext:value-type="float">
            <text:p>9.99354</text:p>
          </table:table-cell>
          <table:table-cell office:value-type="float" office:value="0.000752382" calcext:value-type="float">
            <text:p>0.000752382</text:p>
          </table:table-cell>
          <table:table-cell office:value-type="float" office:value="0.999748" calcext:value-type="float">
            <text:p>0.9997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99269" calcext:value-type="float">
            <text:p>9.99269</text:p>
          </table:table-cell>
          <table:table-cell office:value-type="float" office:value="0.000851242" calcext:value-type="float">
            <text:p>0.000851242</text:p>
          </table:table-cell>
          <table:table-cell office:value-type="float" office:value="0.999715" calcext:value-type="float">
            <text:p>0.9997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99175" calcext:value-type="float">
            <text:p>9.99175</text:p>
          </table:table-cell>
          <table:table-cell office:value-type="float" office:value="0.000961209" calcext:value-type="float">
            <text:p>0.000961209</text:p>
          </table:table-cell>
          <table:table-cell office:value-type="float" office:value="0.999678" calcext:value-type="float">
            <text:p>0.9996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99071" calcext:value-type="float">
            <text:p>9.99071</text:p>
          </table:table-cell>
          <table:table-cell office:value-type="float" office:value="0.00108329" calcext:value-type="float">
            <text:p>0.00108329</text:p>
          </table:table-cell>
          <table:table-cell office:value-type="float" office:value="0.999637" calcext:value-type="float">
            <text:p>0.9996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98955" calcext:value-type="float">
            <text:p>9.98955</text:p>
          </table:table-cell>
          <table:table-cell office:value-type="float" office:value="0.00121844" calcext:value-type="float">
            <text:p>0.00121844</text:p>
          </table:table-cell>
          <table:table-cell office:value-type="float" office:value="0.999592" calcext:value-type="float">
            <text:p>0.9995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98828" calcext:value-type="float">
            <text:p>9.98828</text:p>
          </table:table-cell>
          <table:table-cell office:value-type="float" office:value="0.00136777" calcext:value-type="float">
            <text:p>0.00136777</text:p>
          </table:table-cell>
          <table:table-cell office:value-type="float" office:value="0.999542" calcext:value-type="float">
            <text:p>0.9995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98687" calcext:value-type="float">
            <text:p>9.98687</text:p>
          </table:table-cell>
          <table:table-cell office:value-type="float" office:value="0.00153248" calcext:value-type="float">
            <text:p>0.00153248</text:p>
          </table:table-cell>
          <table:table-cell office:value-type="float" office:value="0.999486" calcext:value-type="float">
            <text:p>0.9994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98532" calcext:value-type="float">
            <text:p>9.98532</text:p>
          </table:table-cell>
          <table:table-cell office:value-type="float" office:value="0.00171369" calcext:value-type="float">
            <text:p>0.00171369</text:p>
          </table:table-cell>
          <table:table-cell office:value-type="float" office:value="0.999425" calcext:value-type="float">
            <text:p>0.9994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98362" calcext:value-type="float">
            <text:p>9.98362</text:p>
          </table:table-cell>
          <table:table-cell office:value-type="float" office:value="0.00191264" calcext:value-type="float">
            <text:p>0.00191264</text:p>
          </table:table-cell>
          <table:table-cell office:value-type="float" office:value="0.999359" calcext:value-type="float">
            <text:p>0.9993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98176" calcext:value-type="float">
            <text:p>9.98176</text:p>
          </table:table-cell>
          <table:table-cell office:value-type="float" office:value="0.00213065" calcext:value-type="float">
            <text:p>0.00213065</text:p>
          </table:table-cell>
          <table:table-cell office:value-type="float" office:value="0.999285" calcext:value-type="float">
            <text:p>0.99928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97972" calcext:value-type="float">
            <text:p>9.97972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0.999206" calcext:value-type="float">
            <text:p>0.9992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9775" calcext:value-type="float">
            <text:p>9.9775</text:p>
          </table:table-cell>
          <table:table-cell office:value-type="float" office:value="0.0026291" calcext:value-type="float">
            <text:p>0.0026291</text:p>
          </table:table-cell>
          <table:table-cell office:value-type="float" office:value="0.999118" calcext:value-type="float">
            <text:p>0.9991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97509" calcext:value-type="float">
            <text:p>9.97509</text:p>
          </table:table-cell>
          <table:table-cell office:value-type="float" office:value="0.00291232" calcext:value-type="float">
            <text:p>0.00291232</text:p>
          </table:table-cell>
          <table:table-cell office:value-type="float" office:value="0.999023" calcext:value-type="float">
            <text:p>0.9990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97247" calcext:value-type="float">
            <text:p>9.97247</text:p>
          </table:table-cell>
          <table:table-cell office:value-type="float" office:value="0.00322005" calcext:value-type="float">
            <text:p>0.00322005</text:p>
          </table:table-cell>
          <table:table-cell office:value-type="float" office:value="0.99892" calcext:value-type="float">
            <text:p>0.998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96962" calcext:value-type="float">
            <text:p>9.96962</text:p>
          </table:table-cell>
          <table:table-cell office:value-type="float" office:value="0.00355372" calcext:value-type="float">
            <text:p>0.00355372</text:p>
          </table:table-cell>
          <table:table-cell office:value-type="float" office:value="0.998808" calcext:value-type="float">
            <text:p>0.9988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96655" calcext:value-type="float">
            <text:p>9.96655</text:p>
          </table:table-cell>
          <table:table-cell office:value-type="float" office:value="0.00391482" calcext:value-type="float">
            <text:p>0.00391482</text:p>
          </table:table-cell>
          <table:table-cell office:value-type="float" office:value="0.998687" calcext:value-type="float">
            <text:p>0.9986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96323" calcext:value-type="float">
            <text:p>9.96323</text:p>
          </table:table-cell>
          <table:table-cell office:value-type="float" office:value="0.00430477" calcext:value-type="float">
            <text:p>0.00430477</text:p>
          </table:table-cell>
          <table:table-cell office:value-type="float" office:value="0.998556" calcext:value-type="float">
            <text:p>0.9985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95965" calcext:value-type="float">
            <text:p>9.95965</text:p>
          </table:table-cell>
          <table:table-cell office:value-type="float" office:value="0.00472511" calcext:value-type="float">
            <text:p>0.00472511</text:p>
          </table:table-cell>
          <table:table-cell office:value-type="float" office:value="0.998415" calcext:value-type="float">
            <text:p>0.9984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9558" calcext:value-type="float">
            <text:p>9.9558</text:p>
          </table:table-cell>
          <table:table-cell office:value-type="float" office:value="0.00517724" calcext:value-type="float">
            <text:p>0.00517724</text:p>
          </table:table-cell>
          <table:table-cell office:value-type="float" office:value="0.998263" calcext:value-type="float">
            <text:p>0.99826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95168" calcext:value-type="float">
            <text:p>9.95168</text:p>
          </table:table-cell>
          <table:table-cell office:value-type="float" office:value="0.00566268" calcext:value-type="float">
            <text:p>0.00566268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94726" calcext:value-type="float">
            <text:p>9.94726</text:p>
          </table:table-cell>
          <table:table-cell office:value-type="float" office:value="0.00618287" calcext:value-type="float">
            <text:p>0.00618287</text:p>
          </table:table-cell>
          <table:table-cell office:value-type="float" office:value="0.997925" calcext:value-type="float">
            <text:p>0.9979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94254" calcext:value-type="float">
            <text:p>9.94254</text:p>
          </table:table-cell>
          <table:table-cell office:value-type="float" office:value="0.00673925" calcext:value-type="float">
            <text:p>0.00673925</text:p>
          </table:table-cell>
          <table:table-cell office:value-type="float" office:value="0.997738" calcext:value-type="float">
            <text:p>0.9977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9375" calcext:value-type="float">
            <text:p>9.9375</text:p>
          </table:table-cell>
          <table:table-cell office:value-type="float" office:value="0.0073332" calcext:value-type="float">
            <text:p>0.0073332</text:p>
          </table:table-cell>
          <table:table-cell office:value-type="float" office:value="0.997539" calcext:value-type="float">
            <text:p>0.9975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93213" calcext:value-type="float">
            <text:p>9.93213</text:p>
          </table:table-cell>
          <table:table-cell office:value-type="float" office:value="0.0079661" calcext:value-type="float">
            <text:p>0.0079661</text:p>
          </table:table-cell>
          <table:table-cell office:value-type="float" office:value="0.997326" calcext:value-type="float">
            <text:p>0.9973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92643" calcext:value-type="float">
            <text:p>9.92643</text:p>
          </table:table-cell>
          <table:table-cell office:value-type="float" office:value="0.00863921" calcext:value-type="float">
            <text:p>0.00863921</text:p>
          </table:table-cell>
          <table:table-cell office:value-type="float" office:value="0.9971" calcext:value-type="float">
            <text:p>0.99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92037" calcext:value-type="float">
            <text:p>9.92037</text:p>
          </table:table-cell>
          <table:table-cell office:value-type="float" office:value="0.00935389" calcext:value-type="float">
            <text:p>0.00935389</text:p>
          </table:table-cell>
          <table:table-cell office:value-type="float" office:value="0.99686" calcext:value-type="float">
            <text:p>0.9968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91396" calcext:value-type="float">
            <text:p>9.91396</text:p>
          </table:table-cell>
          <table:table-cell office:value-type="float" office:value="0.0101113" calcext:value-type="float">
            <text:p>0.0101113</text:p>
          </table:table-cell>
          <table:table-cell office:value-type="float" office:value="0.996606" calcext:value-type="float">
            <text:p>0.9966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90719" calcext:value-type="float">
            <text:p>9.90719</text:p>
          </table:table-cell>
          <table:table-cell office:value-type="float" office:value="0.0109126" calcext:value-type="float">
            <text:p>0.0109126</text:p>
          </table:table-cell>
          <table:table-cell office:value-type="float" office:value="0.996337" calcext:value-type="float">
            <text:p>0.9963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90003" calcext:value-type="float">
            <text:p>9.90003</text:p>
          </table:table-cell>
          <table:table-cell office:value-type="float" office:value="0.0117589" calcext:value-type="float">
            <text:p>0.0117589</text:p>
          </table:table-cell>
          <table:table-cell office:value-type="float" office:value="0.996053" calcext:value-type="float">
            <text:p>0.99605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8925" calcext:value-type="float">
            <text:p>9.8925</text:p>
          </table:table-cell>
          <table:table-cell office:value-type="float" office:value="0.0126512" calcext:value-type="float">
            <text:p>0.0126512</text:p>
          </table:table-cell>
          <table:table-cell office:value-type="float" office:value="0.995754" calcext:value-type="float">
            <text:p>0.9957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88457" calcext:value-type="float">
            <text:p>9.88457</text:p>
          </table:table-cell>
          <table:table-cell office:value-type="float" office:value="0.0135907" calcext:value-type="float">
            <text:p>0.0135907</text:p>
          </table:table-cell>
          <table:table-cell office:value-type="float" office:value="0.995438" calcext:value-type="float">
            <text:p>0.9954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87625" calcext:value-type="float">
            <text:p>9.87625</text:p>
          </table:table-cell>
          <table:table-cell office:value-type="float" office:value="0.014578" calcext:value-type="float">
            <text:p>0.014578</text:p>
          </table:table-cell>
          <table:table-cell office:value-type="float" office:value="0.995107" calcext:value-type="float">
            <text:p>0.9951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86752" calcext:value-type="float">
            <text:p>9.86752</text:p>
          </table:table-cell>
          <table:table-cell office:value-type="float" office:value="0.015614" calcext:value-type="float">
            <text:p>0.015614</text:p>
          </table:table-cell>
          <table:table-cell office:value-type="float" office:value="0.99476" calcext:value-type="float">
            <text:p>0.994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85839" calcext:value-type="float">
            <text:p>9.85839</text:p>
          </table:table-cell>
          <table:table-cell office:value-type="float" office:value="0.0166994" calcext:value-type="float">
            <text:p>0.0166994</text:p>
          </table:table-cell>
          <table:table-cell office:value-type="float" office:value="0.994395" calcext:value-type="float">
            <text:p>0.9943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84884" calcext:value-type="float">
            <text:p>9.84884</text:p>
          </table:table-cell>
          <table:table-cell office:value-type="float" office:value="0.017835" calcext:value-type="float">
            <text:p>0.017835</text:p>
          </table:table-cell>
          <table:table-cell office:value-type="float" office:value="0.994015" calcext:value-type="float">
            <text:p>0.9940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83887" calcext:value-type="float">
            <text:p>9.83887</text:p>
          </table:table-cell>
          <table:table-cell office:value-type="float" office:value="0.0190211" calcext:value-type="float">
            <text:p>0.0190211</text:p>
          </table:table-cell>
          <table:table-cell office:value-type="float" office:value="0.993617" calcext:value-type="float">
            <text:p>0.9936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82849" calcext:value-type="float">
            <text:p>9.82849</text:p>
          </table:table-cell>
          <table:table-cell office:value-type="float" office:value="0.0202585" calcext:value-type="float">
            <text:p>0.0202585</text:p>
          </table:table-cell>
          <table:table-cell office:value-type="float" office:value="0.993202" calcext:value-type="float">
            <text:p>0.9932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81768" calcext:value-type="float">
            <text:p>9.81768</text:p>
          </table:table-cell>
          <table:table-cell office:value-type="float" office:value="0.0215473" calcext:value-type="float">
            <text:p>0.0215473</text:p>
          </table:table-cell>
          <table:table-cell office:value-type="float" office:value="0.99277" calcext:value-type="float">
            <text:p>0.992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80645" calcext:value-type="float">
            <text:p>9.80645</text:p>
          </table:table-cell>
          <table:table-cell office:value-type="float" office:value="0.0228879" calcext:value-type="float">
            <text:p>0.0228879</text:p>
          </table:table-cell>
          <table:table-cell office:value-type="float" office:value="0.992321" calcext:value-type="float">
            <text:p>0.9923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7948" calcext:value-type="float">
            <text:p>9.7948</text:p>
          </table:table-cell>
          <table:table-cell office:value-type="float" office:value="0.0242806" calcext:value-type="float">
            <text:p>0.0242806</text:p>
          </table:table-cell>
          <table:table-cell office:value-type="float" office:value="0.991854" calcext:value-type="float">
            <text:p>0.9918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78273" calcext:value-type="float">
            <text:p>9.78273</text:p>
          </table:table-cell>
          <table:table-cell office:value-type="float" office:value="0.0257254" calcext:value-type="float">
            <text:p>0.0257254</text:p>
          </table:table-cell>
          <table:table-cell office:value-type="float" office:value="0.99137" calcext:value-type="float">
            <text:p>0.991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77023" calcext:value-type="float">
            <text:p>9.77023</text:p>
          </table:table-cell>
          <table:table-cell office:value-type="float" office:value="0.0272226" calcext:value-type="float">
            <text:p>0.0272226</text:p>
          </table:table-cell>
          <table:table-cell office:value-type="float" office:value="0.990869" calcext:value-type="float">
            <text:p>0.99086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75731" calcext:value-type="float">
            <text:p>9.75731</text:p>
          </table:table-cell>
          <table:table-cell office:value-type="float" office:value="0.0287719" calcext:value-type="float">
            <text:p>0.0287719</text:p>
          </table:table-cell>
          <table:table-cell office:value-type="float" office:value="0.99035" calcext:value-type="float">
            <text:p>0.990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74397" calcext:value-type="float">
            <text:p>9.74397</text:p>
          </table:table-cell>
          <table:table-cell office:value-type="float" office:value="0.0303734" calcext:value-type="float">
            <text:p>0.0303734</text:p>
          </table:table-cell>
          <table:table-cell office:value-type="float" office:value="0.989814" calcext:value-type="float">
            <text:p>0.9898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73021" calcext:value-type="float">
            <text:p>9.73021</text:p>
          </table:table-cell>
          <table:table-cell office:value-type="float" office:value="0.0320269" calcext:value-type="float">
            <text:p>0.0320269</text:p>
          </table:table-cell>
          <table:table-cell office:value-type="float" office:value="0.989261" calcext:value-type="float">
            <text:p>0.9892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71604" calcext:value-type="float">
            <text:p>9.71604</text:p>
          </table:table-cell>
          <table:table-cell office:value-type="float" office:value="0.0337322" calcext:value-type="float">
            <text:p>0.0337322</text:p>
          </table:table-cell>
          <table:table-cell office:value-type="float" office:value="0.988691" calcext:value-type="float">
            <text:p>0.9886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70147" calcext:value-type="float">
            <text:p>9.70147</text:p>
          </table:table-cell>
          <table:table-cell office:value-type="float" office:value="0.0354889" calcext:value-type="float">
            <text:p>0.0354889</text:p>
          </table:table-cell>
          <table:table-cell office:value-type="float" office:value="0.988103" calcext:value-type="float">
            <text:p>0.98810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68648" calcext:value-type="float">
            <text:p>9.68648</text:p>
          </table:table-cell>
          <table:table-cell office:value-type="float" office:value="0.0372968" calcext:value-type="float">
            <text:p>0.0372968</text:p>
          </table:table-cell>
          <table:table-cell office:value-type="float" office:value="0.987499" calcext:value-type="float">
            <text:p>0.98749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6711" calcext:value-type="float">
            <text:p>9.6711</text:p>
          </table:table-cell>
          <table:table-cell office:value-type="float" office:value="0.0391553" calcext:value-type="float">
            <text:p>0.0391553</text:p>
          </table:table-cell>
          <table:table-cell office:value-type="float" office:value="0.986878" calcext:value-type="float">
            <text:p>0.9868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65533" calcext:value-type="float">
            <text:p>9.65533</text:p>
          </table:table-cell>
          <table:table-cell office:value-type="float" office:value="0.0410642" calcext:value-type="float">
            <text:p>0.0410642</text:p>
          </table:table-cell>
          <table:table-cell office:value-type="float" office:value="0.98624" calcext:value-type="float">
            <text:p>0.986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63916" calcext:value-type="float">
            <text:p>9.63916</text:p>
          </table:table-cell>
          <table:table-cell office:value-type="float" office:value="0.0430226" calcext:value-type="float">
            <text:p>0.0430226</text:p>
          </table:table-cell>
          <table:table-cell office:value-type="float" office:value="0.985586" calcext:value-type="float">
            <text:p>0.9855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62261" calcext:value-type="float">
            <text:p>9.62261</text:p>
          </table:table-cell>
          <table:table-cell office:value-type="float" office:value="0.0450302" calcext:value-type="float">
            <text:p>0.0450302</text:p>
          </table:table-cell>
          <table:table-cell office:value-type="float" office:value="0.984916" calcext:value-type="float">
            <text:p>0.9849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60569" calcext:value-type="float">
            <text:p>9.60569</text:p>
          </table:table-cell>
          <table:table-cell office:value-type="float" office:value="0.0470863" calcext:value-type="float">
            <text:p>0.0470863</text:p>
          </table:table-cell>
          <table:table-cell office:value-type="float" office:value="0.98423" calcext:value-type="float">
            <text:p>0.9842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5884" calcext:value-type="float">
            <text:p>9.5884</text:p>
          </table:table-cell>
          <table:table-cell office:value-type="float" office:value="0.0491903" calcext:value-type="float">
            <text:p>0.0491903</text:p>
          </table:table-cell>
          <table:table-cell office:value-type="float" office:value="0.983528" calcext:value-type="float">
            <text:p>0.9835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7075" calcext:value-type="float">
            <text:p>9.57075</text:p>
          </table:table-cell>
          <table:table-cell office:value-type="float" office:value="0.0513415" calcext:value-type="float">
            <text:p>0.0513415</text:p>
          </table:table-cell>
          <table:table-cell office:value-type="float" office:value="0.98281" calcext:value-type="float">
            <text:p>0.9828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55275" calcext:value-type="float">
            <text:p>9.55275</text:p>
          </table:table-cell>
          <table:table-cell office:value-type="float" office:value="0.0535391" calcext:value-type="float">
            <text:p>0.0535391</text:p>
          </table:table-cell>
          <table:table-cell office:value-type="float" office:value="0.982078" calcext:value-type="float">
            <text:p>0.98207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5344" calcext:value-type="float">
            <text:p>9.5344</text:p>
          </table:table-cell>
          <table:table-cell office:value-type="float" office:value="0.0557824" calcext:value-type="float">
            <text:p>0.0557824</text:p>
          </table:table-cell>
          <table:table-cell office:value-type="float" office:value="0.98133" calcext:value-type="float">
            <text:p>0.981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51572" calcext:value-type="float">
            <text:p>9.51572</text:p>
          </table:table-cell>
          <table:table-cell office:value-type="float" office:value="0.0580706" calcext:value-type="float">
            <text:p>0.0580706</text:p>
          </table:table-cell>
          <table:table-cell office:value-type="float" office:value="0.980568" calcext:value-type="float">
            <text:p>0.98056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4967" calcext:value-type="float">
            <text:p>9.4967</text:p>
          </table:table-cell>
          <table:table-cell office:value-type="float" office:value="0.060403" calcext:value-type="float">
            <text:p>0.060403</text:p>
          </table:table-cell>
          <table:table-cell office:value-type="float" office:value="0.979791" calcext:value-type="float">
            <text:p>0.9797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47737" calcext:value-type="float">
            <text:p>9.47737</text:p>
          </table:table-cell>
          <table:table-cell office:value-type="float" office:value="0.0627787" calcext:value-type="float">
            <text:p>0.0627787</text:p>
          </table:table-cell>
          <table:table-cell office:value-type="float" office:value="0.979001" calcext:value-type="float">
            <text:p>0.9790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45772" calcext:value-type="float">
            <text:p>9.45772</text:p>
          </table:table-cell>
          <table:table-cell office:value-type="float" office:value="0.0651968" calcext:value-type="float">
            <text:p>0.0651968</text:p>
          </table:table-cell>
          <table:table-cell office:value-type="float" office:value="0.978196" calcext:value-type="float">
            <text:p>0.97819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43776" calcext:value-type="float">
            <text:p>9.43776</text:p>
          </table:table-cell>
          <table:table-cell office:value-type="float" office:value="0.0676566" calcext:value-type="float">
            <text:p>0.0676566</text:p>
          </table:table-cell>
          <table:table-cell office:value-type="float" office:value="0.977379" calcext:value-type="float">
            <text:p>0.97737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41752" calcext:value-type="float">
            <text:p>9.41752</text:p>
          </table:table-cell>
          <table:table-cell office:value-type="float" office:value="0.0701572" calcext:value-type="float">
            <text:p>0.0701572</text:p>
          </table:table-cell>
          <table:table-cell office:value-type="float" office:value="0.976547" calcext:value-type="float">
            <text:p>0.9765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39698" calcext:value-type="float">
            <text:p>9.39698</text:p>
          </table:table-cell>
          <table:table-cell office:value-type="float" office:value="0.0726977" calcext:value-type="float">
            <text:p>0.0726977</text:p>
          </table:table-cell>
          <table:table-cell office:value-type="float" office:value="0.975704" calcext:value-type="float">
            <text:p>0.9757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37617" calcext:value-type="float">
            <text:p>9.37617</text:p>
          </table:table-cell>
          <table:table-cell office:value-type="float" office:value="0.0752772" calcext:value-type="float">
            <text:p>0.0752772</text:p>
          </table:table-cell>
          <table:table-cell office:value-type="float" office:value="0.974847" calcext:value-type="float">
            <text:p>0.97484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35508" calcext:value-type="float">
            <text:p>9.35508</text:p>
          </table:table-cell>
          <table:table-cell office:value-type="float" office:value="0.077895" calcext:value-type="float">
            <text:p>0.077895</text:p>
          </table:table-cell>
          <table:table-cell office:value-type="float" office:value="0.973979" calcext:value-type="float">
            <text:p>0.9739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33374" calcext:value-type="float">
            <text:p>9.33374</text:p>
          </table:table-cell>
          <table:table-cell office:value-type="float" office:value="0.0805501" calcext:value-type="float">
            <text:p>0.0805501</text:p>
          </table:table-cell>
          <table:table-cell office:value-type="float" office:value="0.973098" calcext:value-type="float">
            <text:p>0.9730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31214" calcext:value-type="float">
            <text:p>9.31214</text:p>
          </table:table-cell>
          <table:table-cell office:value-type="float" office:value="0.0832416" calcext:value-type="float">
            <text:p>0.0832416</text:p>
          </table:table-cell>
          <table:table-cell office:value-type="float" office:value="0.972206" calcext:value-type="float">
            <text:p>0.9722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2903" calcext:value-type="float">
            <text:p>9.2903</text:p>
          </table:table-cell>
          <table:table-cell office:value-type="float" office:value="0.0859687" calcext:value-type="float">
            <text:p>0.0859687</text:p>
          </table:table-cell>
          <table:table-cell office:value-type="float" office:value="0.971302" calcext:value-type="float">
            <text:p>0.9713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26822" calcext:value-type="float">
            <text:p>9.26822</text:p>
          </table:table-cell>
          <table:table-cell office:value-type="float" office:value="0.0887306" calcext:value-type="float">
            <text:p>0.0887306</text:p>
          </table:table-cell>
          <table:table-cell office:value-type="float" office:value="0.970387" calcext:value-type="float">
            <text:p>0.9703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24592" calcext:value-type="float">
            <text:p>9.24592</text:p>
          </table:table-cell>
          <table:table-cell office:value-type="float" office:value="0.0915263" calcext:value-type="float">
            <text:p>0.0915263</text:p>
          </table:table-cell>
          <table:table-cell office:value-type="float" office:value="0.969462" calcext:value-type="float">
            <text:p>0.9694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22339" calcext:value-type="float">
            <text:p>9.22339</text:p>
          </table:table-cell>
          <table:table-cell office:value-type="float" office:value="0.0943552" calcext:value-type="float">
            <text:p>0.0943552</text:p>
          </table:table-cell>
          <table:table-cell office:value-type="float" office:value="0.968526" calcext:value-type="float">
            <text:p>0.96852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20065" calcext:value-type="float">
            <text:p>9.20065</text:p>
          </table:table-cell>
          <table:table-cell office:value-type="float" office:value="0.0972162" calcext:value-type="float">
            <text:p>0.0972162</text:p>
          </table:table-cell>
          <table:table-cell office:value-type="float" office:value="0.96758" calcext:value-type="float">
            <text:p>0.967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17772" calcext:value-type="float">
            <text:p>9.17772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966624" calcext:value-type="float">
            <text:p>0.9666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15458" calcext:value-type="float">
            <text:p>9.15458</text:p>
          </table:table-cell>
          <table:table-cell office:value-type="float" office:value="0.103032" calcext:value-type="float">
            <text:p>0.103032</text:p>
          </table:table-cell>
          <table:table-cell office:value-type="float" office:value="0.965658" calcext:value-type="float">
            <text:p>0.9656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13126" calcext:value-type="float">
            <text:p>9.13126</text:p>
          </table:table-cell>
          <table:table-cell office:value-type="float" office:value="0.105984" calcext:value-type="float">
            <text:p>0.105984</text:p>
          </table:table-cell>
          <table:table-cell office:value-type="float" office:value="0.964683" calcext:value-type="float">
            <text:p>0.9646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10776" calcext:value-type="float">
            <text:p>9.10776</text:p>
          </table:table-cell>
          <table:table-cell office:value-type="float" office:value="0.108966" calcext:value-type="float">
            <text:p>0.108966</text:p>
          </table:table-cell>
          <table:table-cell office:value-type="float" office:value="0.963699" calcext:value-type="float">
            <text:p>0.96369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08408" calcext:value-type="float">
            <text:p>9.08408</text:p>
          </table:table-cell>
          <table:table-cell office:value-type="float" office:value="0.111976" calcext:value-type="float">
            <text:p>0.111976</text:p>
          </table:table-cell>
          <table:table-cell office:value-type="float" office:value="0.962706" calcext:value-type="float">
            <text:p>0.9627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06024" calcext:value-type="float">
            <text:p>9.06024</text:p>
          </table:table-cell>
          <table:table-cell office:value-type="float" office:value="0.115014" calcext:value-type="float">
            <text:p>0.115014</text:p>
          </table:table-cell>
          <table:table-cell office:value-type="float" office:value="0.961705" calcext:value-type="float">
            <text:p>0.9617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03624" calcext:value-type="float">
            <text:p>9.03624</text:p>
          </table:table-cell>
          <table:table-cell office:value-type="float" office:value="0.118078" calcext:value-type="float">
            <text:p>0.118078</text:p>
          </table:table-cell>
          <table:table-cell office:value-type="float" office:value="0.960695" calcext:value-type="float">
            <text:p>0.9606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01208" calcext:value-type="float">
            <text:p>9.01208</text:p>
          </table:table-cell>
          <table:table-cell office:value-type="float" office:value="0.121168" calcext:value-type="float">
            <text:p>0.121168</text:p>
          </table:table-cell>
          <table:table-cell office:value-type="float" office:value="0.959678" calcext:value-type="float">
            <text:p>0.9596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98779" calcext:value-type="float">
            <text:p>8.98779</text:p>
          </table:table-cell>
          <table:table-cell office:value-type="float" office:value="0.124284" calcext:value-type="float">
            <text:p>0.124284</text:p>
          </table:table-cell>
          <table:table-cell office:value-type="float" office:value="0.958653" calcext:value-type="float">
            <text:p>0.95865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96335" calcext:value-type="float">
            <text:p>8.96335</text:p>
          </table:table-cell>
          <table:table-cell office:value-type="float" office:value="0.127424" calcext:value-type="float">
            <text:p>0.127424</text:p>
          </table:table-cell>
          <table:table-cell office:value-type="float" office:value="0.95762" calcext:value-type="float">
            <text:p>0.9576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93878" calcext:value-type="float">
            <text:p>8.93878</text:p>
          </table:table-cell>
          <table:table-cell office:value-type="float" office:value="0.130588" calcext:value-type="float">
            <text:p>0.130588</text:p>
          </table:table-cell>
          <table:table-cell office:value-type="float" office:value="0.95658" calcext:value-type="float">
            <text:p>0.956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91409" calcext:value-type="float">
            <text:p>8.91409</text:p>
          </table:table-cell>
          <table:table-cell office:value-type="float" office:value="0.133776" calcext:value-type="float">
            <text:p>0.133776</text:p>
          </table:table-cell>
          <table:table-cell office:value-type="float" office:value="0.955533" calcext:value-type="float">
            <text:p>0.9555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88927" calcext:value-type="float">
            <text:p>8.88927</text:p>
          </table:table-cell>
          <table:table-cell office:value-type="float" office:value="0.136986" calcext:value-type="float">
            <text:p>0.136986</text:p>
          </table:table-cell>
          <table:table-cell office:value-type="float" office:value="0.954479" calcext:value-type="float">
            <text:p>0.95447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86434" calcext:value-type="float">
            <text:p>8.86434</text:p>
          </table:table-cell>
          <table:table-cell office:value-type="float" office:value="0.140217" calcext:value-type="float">
            <text:p>0.140217</text:p>
          </table:table-cell>
          <table:table-cell office:value-type="float" office:value="0.953419" calcext:value-type="float">
            <text:p>0.9534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83931" calcext:value-type="float">
            <text:p>8.83931</text:p>
          </table:table-cell>
          <table:table-cell office:value-type="float" office:value="0.143471" calcext:value-type="float">
            <text:p>0.143471</text:p>
          </table:table-cell>
          <table:table-cell office:value-type="float" office:value="0.952352" calcext:value-type="float">
            <text:p>0.95235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81417" calcext:value-type="float">
            <text:p>8.81417</text:p>
          </table:table-cell>
          <table:table-cell office:value-type="float" office:value="0.146745" calcext:value-type="float">
            <text:p>0.146745</text:p>
          </table:table-cell>
          <table:table-cell office:value-type="float" office:value="0.951279" calcext:value-type="float">
            <text:p>0.95127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78893" calcext:value-type="float">
            <text:p>8.78893</text:p>
          </table:table-cell>
          <table:table-cell office:value-type="float" office:value="0.150039" calcext:value-type="float">
            <text:p>0.150039</text:p>
          </table:table-cell>
          <table:table-cell office:value-type="float" office:value="0.9502" calcext:value-type="float">
            <text:p>0.95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76361" calcext:value-type="float">
            <text:p>8.76361</text:p>
          </table:table-cell>
          <table:table-cell office:value-type="float" office:value="0.153353" calcext:value-type="float">
            <text:p>0.153353</text:p>
          </table:table-cell>
          <table:table-cell office:value-type="float" office:value="0.949115" calcext:value-type="float">
            <text:p>0.9491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73819" calcext:value-type="float">
            <text:p>8.73819</text:p>
          </table:table-cell>
          <table:table-cell office:value-type="float" office:value="0.156686" calcext:value-type="float">
            <text:p>0.156686</text:p>
          </table:table-cell>
          <table:table-cell office:value-type="float" office:value="0.948025" calcext:value-type="float">
            <text:p>0.9480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7127" calcext:value-type="float">
            <text:p>8.7127</text:p>
          </table:table-cell>
          <table:table-cell office:value-type="float" office:value="0.160037" calcext:value-type="float">
            <text:p>0.160037</text:p>
          </table:table-cell>
          <table:table-cell office:value-type="float" office:value="0.94693" calcext:value-type="float">
            <text:p>0.9469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68712" calcext:value-type="float">
            <text:p>8.68712</text:p>
          </table:table-cell>
          <table:table-cell office:value-type="float" office:value="0.163406" calcext:value-type="float">
            <text:p>0.163406</text:p>
          </table:table-cell>
          <table:table-cell office:value-type="float" office:value="0.945829" calcext:value-type="float">
            <text:p>0.9458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66148" calcext:value-type="float">
            <text:p>8.66148</text:p>
          </table:table-cell>
          <table:table-cell office:value-type="float" office:value="0.166793" calcext:value-type="float">
            <text:p>0.166793</text:p>
          </table:table-cell>
          <table:table-cell office:value-type="float" office:value="0.944723" calcext:value-type="float">
            <text:p>0.94472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63577" calcext:value-type="float">
            <text:p>8.63577</text:p>
          </table:table-cell>
          <table:table-cell office:value-type="float" office:value="0.170197" calcext:value-type="float">
            <text:p>0.170197</text:p>
          </table:table-cell>
          <table:table-cell office:value-type="float" office:value="0.943612" calcext:value-type="float">
            <text:p>0.9436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60999" calcext:value-type="float">
            <text:p>8.60999</text:p>
          </table:table-cell>
          <table:table-cell office:value-type="float" office:value="0.173617" calcext:value-type="float">
            <text:p>0.173617</text:p>
          </table:table-cell>
          <table:table-cell office:value-type="float" office:value="0.942497" calcext:value-type="float">
            <text:p>0.94249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58416" calcext:value-type="float">
            <text:p>8.58416</text:p>
          </table:table-cell>
          <table:table-cell office:value-type="float" office:value="0.177053" calcext:value-type="float">
            <text:p>0.177053</text:p>
          </table:table-cell>
          <table:table-cell office:value-type="float" office:value="0.941377" calcext:value-type="float">
            <text:p>0.9413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55827" calcext:value-type="float">
            <text:p>8.55827</text:p>
          </table:table-cell>
          <table:table-cell office:value-type="float" office:value="0.180505" calcext:value-type="float">
            <text:p>0.180505</text:p>
          </table:table-cell>
          <table:table-cell office:value-type="float" office:value="0.940253" calcext:value-type="float">
            <text:p>0.94025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53233" calcext:value-type="float">
            <text:p>8.53233</text:p>
          </table:table-cell>
          <table:table-cell office:value-type="float" office:value="0.183972" calcext:value-type="float">
            <text:p>0.183972</text:p>
          </table:table-cell>
          <table:table-cell office:value-type="float" office:value="0.939125" calcext:value-type="float">
            <text:p>0.9391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50635" calcext:value-type="float">
            <text:p>8.50635</text:p>
          </table:table-cell>
          <table:table-cell office:value-type="float" office:value="0.187453" calcext:value-type="float">
            <text:p>0.187453</text:p>
          </table:table-cell>
          <table:table-cell office:value-type="float" office:value="0.937993" calcext:value-type="float">
            <text:p>0.93799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48032" calcext:value-type="float">
            <text:p>8.48032</text:p>
          </table:table-cell>
          <table:table-cell office:value-type="float" office:value="0.190949" calcext:value-type="float">
            <text:p>0.190949</text:p>
          </table:table-cell>
          <table:table-cell office:value-type="float" office:value="0.936856" calcext:value-type="float">
            <text:p>0.9368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45425" calcext:value-type="float">
            <text:p>8.45425</text:p>
          </table:table-cell>
          <table:table-cell office:value-type="float" office:value="0.194459" calcext:value-type="float">
            <text:p>0.194459</text:p>
          </table:table-cell>
          <table:table-cell office:value-type="float" office:value="0.935716" calcext:value-type="float">
            <text:p>0.9357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42815" calcext:value-type="float">
            <text:p>8.42815</text:p>
          </table:table-cell>
          <table:table-cell office:value-type="float" office:value="0.197982" calcext:value-type="float">
            <text:p>0.197982</text:p>
          </table:table-cell>
          <table:table-cell office:value-type="float" office:value="0.934572" calcext:value-type="float">
            <text:p>0.9345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40202" calcext:value-type="float">
            <text:p>8.40202</text:p>
          </table:table-cell>
          <table:table-cell office:value-type="float" office:value="0.201518" calcext:value-type="float">
            <text:p>0.201518</text:p>
          </table:table-cell>
          <table:table-cell office:value-type="float" office:value="0.933425" calcext:value-type="float">
            <text:p>0.9334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37586" calcext:value-type="float">
            <text:p>8.37586</text:p>
          </table:table-cell>
          <table:table-cell office:value-type="float" office:value="0.205067" calcext:value-type="float">
            <text:p>0.205067</text:p>
          </table:table-cell>
          <table:table-cell office:value-type="float" office:value="0.932274" calcext:value-type="float">
            <text:p>0.9322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34967" calcext:value-type="float">
            <text:p>8.34967</text:p>
          </table:table-cell>
          <table:table-cell office:value-type="float" office:value="0.208629" calcext:value-type="float">
            <text:p>0.208629</text:p>
          </table:table-cell>
          <table:table-cell office:value-type="float" office:value="0.93112" calcext:value-type="float">
            <text:p>0.931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32346" calcext:value-type="float">
            <text:p>8.32346</text:p>
          </table:table-cell>
          <table:table-cell office:value-type="float" office:value="0.212202" calcext:value-type="float">
            <text:p>0.212202</text:p>
          </table:table-cell>
          <table:table-cell office:value-type="float" office:value="0.929963" calcext:value-type="float">
            <text:p>0.92996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29722" calcext:value-type="float">
            <text:p>8.29722</text:p>
          </table:table-cell>
          <table:table-cell office:value-type="float" office:value="0.215787" calcext:value-type="float">
            <text:p>0.215787</text:p>
          </table:table-cell>
          <table:table-cell office:value-type="float" office:value="0.928804" calcext:value-type="float">
            <text:p>0.9288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27097" calcext:value-type="float">
            <text:p>8.27097</text:p>
          </table:table-cell>
          <table:table-cell office:value-type="float" office:value="0.219384" calcext:value-type="float">
            <text:p>0.219384</text:p>
          </table:table-cell>
          <table:table-cell office:value-type="float" office:value="0.927641" calcext:value-type="float">
            <text:p>0.92764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24471" calcext:value-type="float">
            <text:p>8.24471</text:p>
          </table:table-cell>
          <table:table-cell office:value-type="float" office:value="0.222991" calcext:value-type="float">
            <text:p>0.222991</text:p>
          </table:table-cell>
          <table:table-cell office:value-type="float" office:value="0.926475" calcext:value-type="float">
            <text:p>0.92647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21844" calcext:value-type="float">
            <text:p>8.21844</text:p>
          </table:table-cell>
          <table:table-cell office:value-type="float" office:value="0.226609" calcext:value-type="float">
            <text:p>0.226609</text:p>
          </table:table-cell>
          <table:table-cell office:value-type="float" office:value="0.925307" calcext:value-type="float">
            <text:p>0.9253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19216" calcext:value-type="float">
            <text:p>8.19216</text:p>
          </table:table-cell>
          <table:table-cell office:value-type="float" office:value="0.230238" calcext:value-type="float">
            <text:p>0.230238</text:p>
          </table:table-cell>
          <table:table-cell office:value-type="float" office:value="0.924136" calcext:value-type="float">
            <text:p>0.9241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16587" calcext:value-type="float">
            <text:p>8.16587</text:p>
          </table:table-cell>
          <table:table-cell office:value-type="float" office:value="0.233876" calcext:value-type="float">
            <text:p>0.233876</text:p>
          </table:table-cell>
          <table:table-cell office:value-type="float" office:value="0.922963" calcext:value-type="float">
            <text:p>0.9229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13958" calcext:value-type="float">
            <text:p>8.13958</text:p>
          </table:table-cell>
          <table:table-cell office:value-type="float" office:value="0.237525" calcext:value-type="float">
            <text:p>0.237525</text:p>
          </table:table-cell>
          <table:table-cell office:value-type="float" office:value="0.921787" calcext:value-type="float">
            <text:p>0.9217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11329" calcext:value-type="float">
            <text:p>8.11329</text:p>
          </table:table-cell>
          <table:table-cell office:value-type="float" office:value="0.241183" calcext:value-type="float">
            <text:p>0.241183</text:p>
          </table:table-cell>
          <table:table-cell office:value-type="float" office:value="0.920609" calcext:value-type="float">
            <text:p>0.9206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08699" calcext:value-type="float">
            <text:p>8.08699</text:p>
          </table:table-cell>
          <table:table-cell office:value-type="float" office:value="0.244851" calcext:value-type="float">
            <text:p>0.244851</text:p>
          </table:table-cell>
          <table:table-cell office:value-type="float" office:value="0.919429" calcext:value-type="float">
            <text:p>0.9194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06071" calcext:value-type="float">
            <text:p>8.06071</text:p>
          </table:table-cell>
          <table:table-cell office:value-type="float" office:value="0.248527" calcext:value-type="float">
            <text:p>0.248527</text:p>
          </table:table-cell>
          <table:table-cell office:value-type="float" office:value="0.918246" calcext:value-type="float">
            <text:p>0.91824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03442" calcext:value-type="float">
            <text:p>8.03442</text:p>
          </table:table-cell>
          <table:table-cell office:value-type="float" office:value="0.252212" calcext:value-type="float">
            <text:p>0.252212</text:p>
          </table:table-cell>
          <table:table-cell office:value-type="float" office:value="0.917062" calcext:value-type="float">
            <text:p>0.9170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00815" calcext:value-type="float">
            <text:p>8.00815</text:p>
          </table:table-cell>
          <table:table-cell office:value-type="float" office:value="0.255906" calcext:value-type="float">
            <text:p>0.255906</text:p>
          </table:table-cell>
          <table:table-cell office:value-type="float" office:value="0.915876" calcext:value-type="float">
            <text:p>0.91587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98188" calcext:value-type="float">
            <text:p>7.98188</text:p>
          </table:table-cell>
          <table:table-cell office:value-type="float" office:value="0.259608" calcext:value-type="float">
            <text:p>0.259608</text:p>
          </table:table-cell>
          <table:table-cell office:value-type="float" office:value="0.914688" calcext:value-type="float">
            <text:p>0.9146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95563" calcext:value-type="float">
            <text:p>7.95563</text:p>
          </table:table-cell>
          <table:table-cell office:value-type="float" office:value="0.263319" calcext:value-type="float">
            <text:p>0.263319</text:p>
          </table:table-cell>
          <table:table-cell office:value-type="float" office:value="0.913498" calcext:value-type="float">
            <text:p>0.91349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92939" calcext:value-type="float">
            <text:p>7.92939</text:p>
          </table:table-cell>
          <table:table-cell office:value-type="float" office:value="0.267037" calcext:value-type="float">
            <text:p>0.267037</text:p>
          </table:table-cell>
          <table:table-cell office:value-type="float" office:value="0.912306" calcext:value-type="float">
            <text:p>0.9123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90317" calcext:value-type="float">
            <text:p>7.90317</text:p>
          </table:table-cell>
          <table:table-cell office:value-type="float" office:value="0.270762" calcext:value-type="float">
            <text:p>0.270762</text:p>
          </table:table-cell>
          <table:table-cell office:value-type="float" office:value="0.911113" calcext:value-type="float">
            <text:p>0.9111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87696" calcext:value-type="float">
            <text:p>7.87696</text:p>
          </table:table-cell>
          <table:table-cell office:value-type="float" office:value="0.274496" calcext:value-type="float">
            <text:p>0.274496</text:p>
          </table:table-cell>
          <table:table-cell office:value-type="float" office:value="0.909918" calcext:value-type="float">
            <text:p>0.9099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85077" calcext:value-type="float">
            <text:p>7.85077</text:p>
          </table:table-cell>
          <table:table-cell office:value-type="float" office:value="0.278236" calcext:value-type="float">
            <text:p>0.278236</text:p>
          </table:table-cell>
          <table:table-cell office:value-type="float" office:value="0.908722" calcext:value-type="float">
            <text:p>0.9087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8246" calcext:value-type="float">
            <text:p>7.8246</text:p>
          </table:table-cell>
          <table:table-cell office:value-type="float" office:value="0.281984" calcext:value-type="float">
            <text:p>0.281984</text:p>
          </table:table-cell>
          <table:table-cell office:value-type="float" office:value="0.907524" calcext:value-type="float">
            <text:p>0.9075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79845" calcext:value-type="float">
            <text:p>7.79845</text:p>
          </table:table-cell>
          <table:table-cell office:value-type="float" office:value="0.285738" calcext:value-type="float">
            <text:p>0.285738</text:p>
          </table:table-cell>
          <table:table-cell office:value-type="float" office:value="0.906325" calcext:value-type="float">
            <text:p>0.9063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77233" calcext:value-type="float">
            <text:p>7.77233</text:p>
          </table:table-cell>
          <table:table-cell office:value-type="float" office:value="0.289499" calcext:value-type="float">
            <text:p>0.289499</text:p>
          </table:table-cell>
          <table:table-cell office:value-type="float" office:value="0.905125" calcext:value-type="float">
            <text:p>0.9051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74623" calcext:value-type="float">
            <text:p>7.74623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903923" calcext:value-type="float">
            <text:p>0.9039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72016" calcext:value-type="float">
            <text:p>7.72016</text:p>
          </table:table-cell>
          <table:table-cell office:value-type="float" office:value="0.297041" calcext:value-type="float">
            <text:p>0.297041</text:p>
          </table:table-cell>
          <table:table-cell office:value-type="float" office:value="0.902721" calcext:value-type="float">
            <text:p>0.9027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69411" calcext:value-type="float">
            <text:p>7.69411</text:p>
          </table:table-cell>
          <table:table-cell office:value-type="float" office:value="0.300821" calcext:value-type="float">
            <text:p>0.300821</text:p>
          </table:table-cell>
          <table:table-cell office:value-type="float" office:value="0.901517" calcext:value-type="float">
            <text:p>0.9015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6681" calcext:value-type="float">
            <text:p>7.6681</text:p>
          </table:table-cell>
          <table:table-cell office:value-type="float" office:value="0.304607" calcext:value-type="float">
            <text:p>0.304607</text:p>
          </table:table-cell>
          <table:table-cell office:value-type="float" office:value="0.900312" calcext:value-type="float">
            <text:p>0.9003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64211" calcext:value-type="float">
            <text:p>7.64211</text:p>
          </table:table-cell>
          <table:table-cell office:value-type="float" office:value="0.308399" calcext:value-type="float">
            <text:p>0.308399</text:p>
          </table:table-cell>
          <table:table-cell office:value-type="float" office:value="0.899107" calcext:value-type="float">
            <text:p>0.8991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61616" calcext:value-type="float">
            <text:p>7.61616</text:p>
          </table:table-cell>
          <table:table-cell office:value-type="float" office:value="0.312196" calcext:value-type="float">
            <text:p>0.312196</text:p>
          </table:table-cell>
          <table:table-cell office:value-type="float" office:value="0.8979" calcext:value-type="float">
            <text:p>0.897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59024" calcext:value-type="float">
            <text:p>7.59024</text:p>
          </table:table-cell>
          <table:table-cell office:value-type="float" office:value="0.315999" calcext:value-type="float">
            <text:p>0.315999</text:p>
          </table:table-cell>
          <table:table-cell office:value-type="float" office:value="0.896692" calcext:value-type="float">
            <text:p>0.89669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56435" calcext:value-type="float">
            <text:p>7.56435</text:p>
          </table:table-cell>
          <table:table-cell office:value-type="float" office:value="0.319808" calcext:value-type="float">
            <text:p>0.319808</text:p>
          </table:table-cell>
          <table:table-cell office:value-type="float" office:value="0.895484" calcext:value-type="float">
            <text:p>0.8954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5385" calcext:value-type="float">
            <text:p>7.5385</text:p>
          </table:table-cell>
          <table:table-cell office:value-type="float" office:value="0.323621" calcext:value-type="float">
            <text:p>0.323621</text:p>
          </table:table-cell>
          <table:table-cell office:value-type="float" office:value="0.894275" calcext:value-type="float">
            <text:p>0.8942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51269" calcext:value-type="float">
            <text:p>7.51269</text:p>
          </table:table-cell>
          <table:table-cell office:value-type="float" office:value="0.32744" calcext:value-type="float">
            <text:p>0.32744</text:p>
          </table:table-cell>
          <table:table-cell office:value-type="float" office:value="0.893065" calcext:value-type="float">
            <text:p>0.89306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48691" calcext:value-type="float">
            <text:p>7.48691</text:p>
          </table:table-cell>
          <table:table-cell office:value-type="float" office:value="0.331263" calcext:value-type="float">
            <text:p>0.331263</text:p>
          </table:table-cell>
          <table:table-cell office:value-type="float" office:value="0.891854" calcext:value-type="float">
            <text:p>0.89185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46117" calcext:value-type="float">
            <text:p>7.46117</text:p>
          </table:table-cell>
          <table:table-cell office:value-type="float" office:value="0.335092" calcext:value-type="float">
            <text:p>0.335092</text:p>
          </table:table-cell>
          <table:table-cell office:value-type="float" office:value="0.890643" calcext:value-type="float">
            <text:p>0.89064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43547" calcext:value-type="float">
            <text:p>7.43547</text:p>
          </table:table-cell>
          <table:table-cell office:value-type="float" office:value="0.338925" calcext:value-type="float">
            <text:p>0.338925</text:p>
          </table:table-cell>
          <table:table-cell office:value-type="float" office:value="0.889431" calcext:value-type="float">
            <text:p>0.8894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40981" calcext:value-type="float">
            <text:p>7.40981</text:p>
          </table:table-cell>
          <table:table-cell office:value-type="float" office:value="0.342762" calcext:value-type="float">
            <text:p>0.342762</text:p>
          </table:table-cell>
          <table:table-cell office:value-type="float" office:value="0.888218" calcext:value-type="float">
            <text:p>0.8882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38419" calcext:value-type="float">
            <text:p>7.38419</text:p>
          </table:table-cell>
          <table:table-cell office:value-type="float" office:value="0.346604" calcext:value-type="float">
            <text:p>0.346604</text:p>
          </table:table-cell>
          <table:table-cell office:value-type="float" office:value="0.887005" calcext:value-type="float">
            <text:p>0.8870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35861" calcext:value-type="float">
            <text:p>7.35861</text:p>
          </table:table-cell>
          <table:table-cell office:value-type="float" office:value="0.350451" calcext:value-type="float">
            <text:p>0.350451</text:p>
          </table:table-cell>
          <table:table-cell office:value-type="float" office:value="0.885792" calcext:value-type="float">
            <text:p>0.88579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33308" calcext:value-type="float">
            <text:p>7.33308</text:p>
          </table:table-cell>
          <table:table-cell office:value-type="float" office:value="0.354301" calcext:value-type="float">
            <text:p>0.354301</text:p>
          </table:table-cell>
          <table:table-cell office:value-type="float" office:value="0.884578" calcext:value-type="float">
            <text:p>0.88457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30759" calcext:value-type="float">
            <text:p>7.30759</text:p>
          </table:table-cell>
          <table:table-cell office:value-type="float" office:value="0.358156" calcext:value-type="float">
            <text:p>0.358156</text:p>
          </table:table-cell>
          <table:table-cell office:value-type="float" office:value="0.883364" calcext:value-type="float">
            <text:p>0.88336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28215" calcext:value-type="float">
            <text:p>7.28215</text:p>
          </table:table-cell>
          <table:table-cell office:value-type="float" office:value="0.362014" calcext:value-type="float">
            <text:p>0.362014</text:p>
          </table:table-cell>
          <table:table-cell office:value-type="float" office:value="0.88215" calcext:value-type="float">
            <text:p>0.882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25675" calcext:value-type="float">
            <text:p>7.25675</text:p>
          </table:table-cell>
          <table:table-cell office:value-type="float" office:value="0.365876" calcext:value-type="float">
            <text:p>0.365876</text:p>
          </table:table-cell>
          <table:table-cell office:value-type="float" office:value="0.880935" calcext:value-type="float">
            <text:p>0.8809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23139" calcext:value-type="float">
            <text:p>7.23139</text:p>
          </table:table-cell>
          <table:table-cell office:value-type="float" office:value="0.369742" calcext:value-type="float">
            <text:p>0.369742</text:p>
          </table:table-cell>
          <table:table-cell office:value-type="float" office:value="0.87972" calcext:value-type="float">
            <text:p>0.879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20609" calcext:value-type="float">
            <text:p>7.20609</text:p>
          </table:table-cell>
          <table:table-cell office:value-type="float" office:value="0.373612" calcext:value-type="float">
            <text:p>0.373612</text:p>
          </table:table-cell>
          <table:table-cell office:value-type="float" office:value="0.878504" calcext:value-type="float">
            <text:p>0.87850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18083" calcext:value-type="float">
            <text:p>7.18083</text:p>
          </table:table-cell>
          <table:table-cell office:value-type="float" office:value="0.377485" calcext:value-type="float">
            <text:p>0.377485</text:p>
          </table:table-cell>
          <table:table-cell office:value-type="float" office:value="0.877289" calcext:value-type="float">
            <text:p>0.87728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15562" calcext:value-type="float">
            <text:p>7.15562</text:p>
          </table:table-cell>
          <table:table-cell office:value-type="float" office:value="0.381361" calcext:value-type="float">
            <text:p>0.381361</text:p>
          </table:table-cell>
          <table:table-cell office:value-type="float" office:value="0.876073" calcext:value-type="float">
            <text:p>0.87607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13046" calcext:value-type="float">
            <text:p>7.13046</text:p>
          </table:table-cell>
          <table:table-cell office:value-type="float" office:value="0.385241" calcext:value-type="float">
            <text:p>0.385241</text:p>
          </table:table-cell>
          <table:table-cell office:value-type="float" office:value="0.874857" calcext:value-type="float">
            <text:p>0.8748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10535" calcext:value-type="float">
            <text:p>7.10535</text:p>
          </table:table-cell>
          <table:table-cell office:value-type="float" office:value="0.389124" calcext:value-type="float">
            <text:p>0.389124</text:p>
          </table:table-cell>
          <table:table-cell office:value-type="float" office:value="0.873641" calcext:value-type="float">
            <text:p>0.8736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08029" calcext:value-type="float">
            <text:p>7.08029</text:p>
          </table:table-cell>
          <table:table-cell office:value-type="float" office:value="0.39301" calcext:value-type="float">
            <text:p>0.39301</text:p>
          </table:table-cell>
          <table:table-cell office:value-type="float" office:value="0.872425" calcext:value-type="float">
            <text:p>0.8724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05528" calcext:value-type="float">
            <text:p>7.0552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871209" calcext:value-type="float">
            <text:p>0.87120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03032" calcext:value-type="float">
            <text:p>7.03032</text:p>
          </table:table-cell>
          <table:table-cell office:value-type="float" office:value="0.400792" calcext:value-type="float">
            <text:p>0.400792</text:p>
          </table:table-cell>
          <table:table-cell office:value-type="float" office:value="0.869993" calcext:value-type="float">
            <text:p>0.86999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00542" calcext:value-type="float">
            <text:p>7.00542</text:p>
          </table:table-cell>
          <table:table-cell office:value-type="float" office:value="0.404687" calcext:value-type="float">
            <text:p>0.404687</text:p>
          </table:table-cell>
          <table:table-cell office:value-type="float" office:value="0.868777" calcext:value-type="float">
            <text:p>0.8687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98057" calcext:value-type="float">
            <text:p>6.98057</text:p>
          </table:table-cell>
          <table:table-cell office:value-type="float" office:value="0.408584" calcext:value-type="float">
            <text:p>0.408584</text:p>
          </table:table-cell>
          <table:table-cell office:value-type="float" office:value="0.867561" calcext:value-type="float">
            <text:p>0.8675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95577" calcext:value-type="float">
            <text:p>6.95577</text:p>
          </table:table-cell>
          <table:table-cell office:value-type="float" office:value="0.412485" calcext:value-type="float">
            <text:p>0.412485</text:p>
          </table:table-cell>
          <table:table-cell office:value-type="float" office:value="0.866345" calcext:value-type="float">
            <text:p>0.86634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93102" calcext:value-type="float">
            <text:p>6.93102</text:p>
          </table:table-cell>
          <table:table-cell office:value-type="float" office:value="0.416388" calcext:value-type="float">
            <text:p>0.416388</text:p>
          </table:table-cell>
          <table:table-cell office:value-type="float" office:value="0.865129" calcext:value-type="float">
            <text:p>0.8651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90633" calcext:value-type="float">
            <text:p>6.90633</text:p>
          </table:table-cell>
          <table:table-cell office:value-type="float" office:value="0.420293" calcext:value-type="float">
            <text:p>0.420293</text:p>
          </table:table-cell>
          <table:table-cell office:value-type="float" office:value="0.863913" calcext:value-type="float">
            <text:p>0.8639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817" calcext:value-type="float">
            <text:p>6.8817</text:p>
          </table:table-cell>
          <table:table-cell office:value-type="float" office:value="0.424201" calcext:value-type="float">
            <text:p>0.424201</text:p>
          </table:table-cell>
          <table:table-cell office:value-type="float" office:value="0.862698" calcext:value-type="float">
            <text:p>0.86269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5712" calcext:value-type="float">
            <text:p>6.85712</text:p>
          </table:table-cell>
          <table:table-cell office:value-type="float" office:value="0.428111" calcext:value-type="float">
            <text:p>0.428111</text:p>
          </table:table-cell>
          <table:table-cell office:value-type="float" office:value="0.861482" calcext:value-type="float">
            <text:p>0.8614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3259" calcext:value-type="float">
            <text:p>6.83259</text:p>
          </table:table-cell>
          <table:table-cell office:value-type="float" office:value="0.432023" calcext:value-type="float">
            <text:p>0.432023</text:p>
          </table:table-cell>
          <table:table-cell office:value-type="float" office:value="0.860267" calcext:value-type="float">
            <text:p>0.86026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0813" calcext:value-type="float">
            <text:p>6.80813</text:p>
          </table:table-cell>
          <table:table-cell office:value-type="float" office:value="0.435938" calcext:value-type="float">
            <text:p>0.435938</text:p>
          </table:table-cell>
          <table:table-cell office:value-type="float" office:value="0.859053" calcext:value-type="float">
            <text:p>0.85905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8372" calcext:value-type="float">
            <text:p>6.78372</text:p>
          </table:table-cell>
          <table:table-cell office:value-type="float" office:value="0.439855" calcext:value-type="float">
            <text:p>0.439855</text:p>
          </table:table-cell>
          <table:table-cell office:value-type="float" office:value="0.857838" calcext:value-type="float">
            <text:p>0.85783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5936" calcext:value-type="float">
            <text:p>6.75936</text:p>
          </table:table-cell>
          <table:table-cell office:value-type="float" office:value="0.443773" calcext:value-type="float">
            <text:p>0.443773</text:p>
          </table:table-cell>
          <table:table-cell office:value-type="float" office:value="0.856624" calcext:value-type="float">
            <text:p>0.8566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3507" calcext:value-type="float">
            <text:p>6.73507</text:p>
          </table:table-cell>
          <table:table-cell office:value-type="float" office:value="0.447694" calcext:value-type="float">
            <text:p>0.447694</text:p>
          </table:table-cell>
          <table:table-cell office:value-type="float" office:value="0.85541" calcext:value-type="float">
            <text:p>0.8554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1083" calcext:value-type="float">
            <text:p>6.71083</text:p>
          </table:table-cell>
          <table:table-cell office:value-type="float" office:value="0.451616" calcext:value-type="float">
            <text:p>0.451616</text:p>
          </table:table-cell>
          <table:table-cell office:value-type="float" office:value="0.854196" calcext:value-type="float">
            <text:p>0.85419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8665" calcext:value-type="float">
            <text:p>6.68665</text:p>
          </table:table-cell>
          <table:table-cell office:value-type="float" office:value="0.455541" calcext:value-type="float">
            <text:p>0.455541</text:p>
          </table:table-cell>
          <table:table-cell office:value-type="float" office:value="0.852983" calcext:value-type="float">
            <text:p>0.8529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6253" calcext:value-type="float">
            <text:p>6.66253</text:p>
          </table:table-cell>
          <table:table-cell office:value-type="float" office:value="0.459466" calcext:value-type="float">
            <text:p>0.459466</text:p>
          </table:table-cell>
          <table:table-cell office:value-type="float" office:value="0.85177" calcext:value-type="float">
            <text:p>0.8517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3847" calcext:value-type="float">
            <text:p>6.63847</text:p>
          </table:table-cell>
          <table:table-cell office:value-type="float" office:value="0.463394" calcext:value-type="float">
            <text:p>0.463394</text:p>
          </table:table-cell>
          <table:table-cell office:value-type="float" office:value="0.850558" calcext:value-type="float">
            <text:p>0.85055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1447" calcext:value-type="float">
            <text:p>6.61447</text:p>
          </table:table-cell>
          <table:table-cell office:value-type="float" office:value="0.467323" calcext:value-type="float">
            <text:p>0.467323</text:p>
          </table:table-cell>
          <table:table-cell office:value-type="float" office:value="0.849346" calcext:value-type="float">
            <text:p>0.84934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9053" calcext:value-type="float">
            <text:p>6.59053</text:p>
          </table:table-cell>
          <table:table-cell office:value-type="float" office:value="0.471254" calcext:value-type="float">
            <text:p>0.471254</text:p>
          </table:table-cell>
          <table:table-cell office:value-type="float" office:value="0.848135" calcext:value-type="float">
            <text:p>0.8481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6665" calcext:value-type="float">
            <text:p>6.56665</text:p>
          </table:table-cell>
          <table:table-cell office:value-type="float" office:value="0.475186" calcext:value-type="float">
            <text:p>0.475186</text:p>
          </table:table-cell>
          <table:table-cell office:value-type="float" office:value="0.846924" calcext:value-type="float">
            <text:p>0.8469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4284" calcext:value-type="float">
            <text:p>6.54284</text:p>
          </table:table-cell>
          <table:table-cell office:value-type="float" office:value="0.479119" calcext:value-type="float">
            <text:p>0.479119</text:p>
          </table:table-cell>
          <table:table-cell office:value-type="float" office:value="0.845713" calcext:value-type="float">
            <text:p>0.8457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1908" calcext:value-type="float">
            <text:p>6.51908</text:p>
          </table:table-cell>
          <table:table-cell office:value-type="float" office:value="0.483054" calcext:value-type="float">
            <text:p>0.483054</text:p>
          </table:table-cell>
          <table:table-cell office:value-type="float" office:value="0.844503" calcext:value-type="float">
            <text:p>0.8445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49538" calcext:value-type="float">
            <text:p>6.49538</text:p>
          </table:table-cell>
          <table:table-cell office:value-type="float" office:value="0.486989" calcext:value-type="float">
            <text:p>0.486989</text:p>
          </table:table-cell>
          <table:table-cell office:value-type="float" office:value="0.843294" calcext:value-type="float">
            <text:p>0.84329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47175" calcext:value-type="float">
            <text:p>6.47175</text:p>
          </table:table-cell>
          <table:table-cell office:value-type="float" office:value="0.490926" calcext:value-type="float">
            <text:p>0.490926</text:p>
          </table:table-cell>
          <table:table-cell office:value-type="float" office:value="0.842085" calcext:value-type="float">
            <text:p>0.8420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44818" calcext:value-type="float">
            <text:p>6.44818</text:p>
          </table:table-cell>
          <table:table-cell office:value-type="float" office:value="0.494864" calcext:value-type="float">
            <text:p>0.494864</text:p>
          </table:table-cell>
          <table:table-cell office:value-type="float" office:value="0.840877" calcext:value-type="float">
            <text:p>0.84087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42467" calcext:value-type="float">
            <text:p>6.42467</text:p>
          </table:table-cell>
          <table:table-cell office:value-type="float" office:value="0.498803" calcext:value-type="float">
            <text:p>0.498803</text:p>
          </table:table-cell>
          <table:table-cell office:value-type="float" office:value="0.83967" calcext:value-type="float">
            <text:p>0.8396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40122" calcext:value-type="float">
            <text:p>6.40122</text:p>
          </table:table-cell>
          <table:table-cell office:value-type="float" office:value="0.502743" calcext:value-type="float">
            <text:p>0.502743</text:p>
          </table:table-cell>
          <table:table-cell office:value-type="float" office:value="0.838463" calcext:value-type="float">
            <text:p>0.8384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37784" calcext:value-type="float">
            <text:p>6.37784</text:p>
          </table:table-cell>
          <table:table-cell office:value-type="float" office:value="0.506684" calcext:value-type="float">
            <text:p>0.506684</text:p>
          </table:table-cell>
          <table:table-cell office:value-type="float" office:value="0.837257" calcext:value-type="float">
            <text:p>0.83725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35452" calcext:value-type="float">
            <text:p>6.35452</text:p>
          </table:table-cell>
          <table:table-cell office:value-type="float" office:value="0.510625" calcext:value-type="float">
            <text:p>0.510625</text:p>
          </table:table-cell>
          <table:table-cell office:value-type="float" office:value="0.836052" calcext:value-type="float">
            <text:p>0.83605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33127" calcext:value-type="float">
            <text:p>6.33127</text:p>
          </table:table-cell>
          <table:table-cell office:value-type="float" office:value="0.514567" calcext:value-type="float">
            <text:p>0.514567</text:p>
          </table:table-cell>
          <table:table-cell office:value-type="float" office:value="0.834847" calcext:value-type="float">
            <text:p>0.8348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30808" calcext:value-type="float">
            <text:p>6.30808</text:p>
          </table:table-cell>
          <table:table-cell office:value-type="float" office:value="0.51851" calcext:value-type="float">
            <text:p>0.51851</text:p>
          </table:table-cell>
          <table:table-cell office:value-type="float" office:value="0.833643" calcext:value-type="float">
            <text:p>0.83364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28495" calcext:value-type="float">
            <text:p>6.28495</text:p>
          </table:table-cell>
          <table:table-cell office:value-type="float" office:value="0.522453" calcext:value-type="float">
            <text:p>0.522453</text:p>
          </table:table-cell>
          <table:table-cell office:value-type="float" office:value="0.83244" calcext:value-type="float">
            <text:p>0.8324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26189" calcext:value-type="float">
            <text:p>6.26189</text:p>
          </table:table-cell>
          <table:table-cell office:value-type="float" office:value="0.526397" calcext:value-type="float">
            <text:p>0.526397</text:p>
          </table:table-cell>
          <table:table-cell office:value-type="float" office:value="0.831238" calcext:value-type="float">
            <text:p>0.83123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2389" calcext:value-type="float">
            <text:p>6.2389</text:p>
          </table:table-cell>
          <table:table-cell office:value-type="float" office:value="0.530341" calcext:value-type="float">
            <text:p>0.530341</text:p>
          </table:table-cell>
          <table:table-cell office:value-type="float" office:value="0.830036" calcext:value-type="float">
            <text:p>0.83003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21597" calcext:value-type="float">
            <text:p>6.21597</text:p>
          </table:table-cell>
          <table:table-cell office:value-type="float" office:value="0.534285" calcext:value-type="float">
            <text:p>0.534285</text:p>
          </table:table-cell>
          <table:table-cell office:value-type="float" office:value="0.828835" calcext:value-type="float">
            <text:p>0.8288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1931" calcext:value-type="float">
            <text:p>6.1931</text:p>
          </table:table-cell>
          <table:table-cell office:value-type="float" office:value="0.53823" calcext:value-type="float">
            <text:p>0.53823</text:p>
          </table:table-cell>
          <table:table-cell office:value-type="float" office:value="0.827636" calcext:value-type="float">
            <text:p>0.82763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17031" calcext:value-type="float">
            <text:p>6.17031</text:p>
          </table:table-cell>
          <table:table-cell office:value-type="float" office:value="0.542175" calcext:value-type="float">
            <text:p>0.542175</text:p>
          </table:table-cell>
          <table:table-cell office:value-type="float" office:value="0.826437" calcext:value-type="float">
            <text:p>0.8264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14757" calcext:value-type="float">
            <text:p>6.14757</text:p>
          </table:table-cell>
          <table:table-cell office:value-type="float" office:value="0.546119" calcext:value-type="float">
            <text:p>0.546119</text:p>
          </table:table-cell>
          <table:table-cell office:value-type="float" office:value="0.825239" calcext:value-type="float">
            <text:p>0.8252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12491" calcext:value-type="float">
            <text:p>6.12491</text:p>
          </table:table-cell>
          <table:table-cell office:value-type="float" office:value="0.550064" calcext:value-type="float">
            <text:p>0.550064</text:p>
          </table:table-cell>
          <table:table-cell office:value-type="float" office:value="0.824041" calcext:value-type="float">
            <text:p>0.82404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10231" calcext:value-type="float">
            <text:p>6.10231</text:p>
          </table:table-cell>
          <table:table-cell office:value-type="float" office:value="0.554009" calcext:value-type="float">
            <text:p>0.554009</text:p>
          </table:table-cell>
          <table:table-cell office:value-type="float" office:value="0.822845" calcext:value-type="float">
            <text:p>0.82284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07978" calcext:value-type="float">
            <text:p>6.07978</text:p>
          </table:table-cell>
          <table:table-cell office:value-type="float" office:value="0.557954" calcext:value-type="float">
            <text:p>0.557954</text:p>
          </table:table-cell>
          <table:table-cell office:value-type="float" office:value="0.82165" calcext:value-type="float">
            <text:p>0.8216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05732" calcext:value-type="float">
            <text:p>6.05732</text:p>
          </table:table-cell>
          <table:table-cell office:value-type="float" office:value="0.561898" calcext:value-type="float">
            <text:p>0.561898</text:p>
          </table:table-cell>
          <table:table-cell office:value-type="float" office:value="0.820456" calcext:value-type="float">
            <text:p>0.82045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03492" calcext:value-type="float">
            <text:p>6.03492</text:p>
          </table:table-cell>
          <table:table-cell office:value-type="float" office:value="0.565843" calcext:value-type="float">
            <text:p>0.565843</text:p>
          </table:table-cell>
          <table:table-cell office:value-type="float" office:value="0.819263" calcext:value-type="float">
            <text:p>0.81926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0126" calcext:value-type="float">
            <text:p>6.0126</text:p>
          </table:table-cell>
          <table:table-cell office:value-type="float" office:value="0.569786" calcext:value-type="float">
            <text:p>0.569786</text:p>
          </table:table-cell>
          <table:table-cell office:value-type="float" office:value="0.818071" calcext:value-type="float">
            <text:p>0.81807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99034" calcext:value-type="float">
            <text:p>5.99034</text:p>
          </table:table-cell>
          <table:table-cell office:value-type="float" office:value="0.57373" calcext:value-type="float">
            <text:p>0.57373</text:p>
          </table:table-cell>
          <table:table-cell office:value-type="float" office:value="0.81688" calcext:value-type="float">
            <text:p>0.8168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96815" calcext:value-type="float">
            <text:p>5.96815</text:p>
          </table:table-cell>
          <table:table-cell office:value-type="float" office:value="0.577672" calcext:value-type="float">
            <text:p>0.577672</text:p>
          </table:table-cell>
          <table:table-cell office:value-type="float" office:value="0.81569" calcext:value-type="float">
            <text:p>0.815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94603" calcext:value-type="float">
            <text:p>5.94603</text:p>
          </table:table-cell>
          <table:table-cell office:value-type="float" office:value="0.581614" calcext:value-type="float">
            <text:p>0.581614</text:p>
          </table:table-cell>
          <table:table-cell office:value-type="float" office:value="0.814501" calcext:value-type="float">
            <text:p>0.8145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92398" calcext:value-type="float">
            <text:p>5.92398</text:p>
          </table:table-cell>
          <table:table-cell office:value-type="float" office:value="0.585556" calcext:value-type="float">
            <text:p>0.585556</text:p>
          </table:table-cell>
          <table:table-cell office:value-type="float" office:value="0.813314" calcext:value-type="float">
            <text:p>0.8133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902" calcext:value-type="float">
            <text:p>5.902</text:p>
          </table:table-cell>
          <table:table-cell office:value-type="float" office:value="0.589496" calcext:value-type="float">
            <text:p>0.589496</text:p>
          </table:table-cell>
          <table:table-cell office:value-type="float" office:value="0.812128" calcext:value-type="float">
            <text:p>0.81212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88009" calcext:value-type="float">
            <text:p>5.88009</text:p>
          </table:table-cell>
          <table:table-cell office:value-type="float" office:value="0.593436" calcext:value-type="float">
            <text:p>0.593436</text:p>
          </table:table-cell>
          <table:table-cell office:value-type="float" office:value="0.810942" calcext:value-type="float">
            <text:p>0.81094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85825" calcext:value-type="float">
            <text:p>5.85825</text:p>
          </table:table-cell>
          <table:table-cell office:value-type="float" office:value="0.597374" calcext:value-type="float">
            <text:p>0.597374</text:p>
          </table:table-cell>
          <table:table-cell office:value-type="float" office:value="0.809758" calcext:value-type="float">
            <text:p>0.8097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83648" calcext:value-type="float">
            <text:p>5.83648</text:p>
          </table:table-cell>
          <table:table-cell office:value-type="float" office:value="0.601312" calcext:value-type="float">
            <text:p>0.601312</text:p>
          </table:table-cell>
          <table:table-cell office:value-type="float" office:value="0.808576" calcext:value-type="float">
            <text:p>0.80857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81478" calcext:value-type="float">
            <text:p>5.81478</text:p>
          </table:table-cell>
          <table:table-cell office:value-type="float" office:value="0.605248" calcext:value-type="float">
            <text:p>0.605248</text:p>
          </table:table-cell>
          <table:table-cell office:value-type="float" office:value="0.807395" calcext:value-type="float">
            <text:p>0.80739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79316" calcext:value-type="float">
            <text:p>5.79316</text:p>
          </table:table-cell>
          <table:table-cell office:value-type="float" office:value="0.609183" calcext:value-type="float">
            <text:p>0.609183</text:p>
          </table:table-cell>
          <table:table-cell office:value-type="float" office:value="0.806215" calcext:value-type="float">
            <text:p>0.8062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7716" calcext:value-type="float">
            <text:p>5.7716</text:p>
          </table:table-cell>
          <table:table-cell office:value-type="float" office:value="0.613117" calcext:value-type="float">
            <text:p>0.613117</text:p>
          </table:table-cell>
          <table:table-cell office:value-type="float" office:value="0.805036" calcext:value-type="float">
            <text:p>0.80503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75012" calcext:value-type="float">
            <text:p>5.75012</text:p>
          </table:table-cell>
          <table:table-cell office:value-type="float" office:value="0.617049" calcext:value-type="float">
            <text:p>0.617049</text:p>
          </table:table-cell>
          <table:table-cell office:value-type="float" office:value="0.803859" calcext:value-type="float">
            <text:p>0.80385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72871" calcext:value-type="float">
            <text:p>5.72871</text:p>
          </table:table-cell>
          <table:table-cell office:value-type="float" office:value="0.620979" calcext:value-type="float">
            <text:p>0.620979</text:p>
          </table:table-cell>
          <table:table-cell office:value-type="float" office:value="0.802683" calcext:value-type="float">
            <text:p>0.80268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70738" calcext:value-type="float">
            <text:p>5.70738</text:p>
          </table:table-cell>
          <table:table-cell office:value-type="float" office:value="0.624908" calcext:value-type="float">
            <text:p>0.624908</text:p>
          </table:table-cell>
          <table:table-cell office:value-type="float" office:value="0.801509" calcext:value-type="float">
            <text:p>0.80150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68611" calcext:value-type="float">
            <text:p>5.68611</text:p>
          </table:table-cell>
          <table:table-cell office:value-type="float" office:value="0.628835" calcext:value-type="float">
            <text:p>0.628835</text:p>
          </table:table-cell>
          <table:table-cell office:value-type="float" office:value="0.800336" calcext:value-type="float">
            <text:p>0.80033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66492" calcext:value-type="float">
            <text:p>5.66492</text:p>
          </table:table-cell>
          <table:table-cell office:value-type="float" office:value="0.63276" calcext:value-type="float">
            <text:p>0.63276</text:p>
          </table:table-cell>
          <table:table-cell office:value-type="float" office:value="0.799164" calcext:value-type="float">
            <text:p>0.79916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64381" calcext:value-type="float">
            <text:p>5.64381</text:p>
          </table:table-cell>
          <table:table-cell office:value-type="float" office:value="0.636682" calcext:value-type="float">
            <text:p>0.636682</text:p>
          </table:table-cell>
          <table:table-cell office:value-type="float" office:value="0.797994" calcext:value-type="float">
            <text:p>0.79799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62277" calcext:value-type="float">
            <text:p>5.62277</text:p>
          </table:table-cell>
          <table:table-cell office:value-type="float" office:value="0.640603" calcext:value-type="float">
            <text:p>0.640603</text:p>
          </table:table-cell>
          <table:table-cell office:value-type="float" office:value="0.796826" calcext:value-type="float">
            <text:p>0.7968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6018" calcext:value-type="float">
            <text:p>5.6018</text:p>
          </table:table-cell>
          <table:table-cell office:value-type="float" office:value="0.644521" calcext:value-type="float">
            <text:p>0.644521</text:p>
          </table:table-cell>
          <table:table-cell office:value-type="float" office:value="0.79566" calcext:value-type="float">
            <text:p>0.7956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58092" calcext:value-type="float">
            <text:p>5.58092</text:p>
          </table:table-cell>
          <table:table-cell office:value-type="float" office:value="0.648437" calcext:value-type="float">
            <text:p>0.648437</text:p>
          </table:table-cell>
          <table:table-cell office:value-type="float" office:value="0.794495" calcext:value-type="float">
            <text:p>0.79449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5601" calcext:value-type="float">
            <text:p>5.5601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793331" calcext:value-type="float">
            <text:p>0.7933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53936" calcext:value-type="float">
            <text:p>5.53936</text:p>
          </table:table-cell>
          <table:table-cell office:value-type="float" office:value="0.656261" calcext:value-type="float">
            <text:p>0.656261</text:p>
          </table:table-cell>
          <table:table-cell office:value-type="float" office:value="0.79217" calcext:value-type="float">
            <text:p>0.7921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5187" calcext:value-type="float">
            <text:p>5.5187</text:p>
          </table:table-cell>
          <table:table-cell office:value-type="float" office:value="0.660168" calcext:value-type="float">
            <text:p>0.660168</text:p>
          </table:table-cell>
          <table:table-cell office:value-type="float" office:value="0.79101" calcext:value-type="float">
            <text:p>0.7910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49812" calcext:value-type="float">
            <text:p>5.49812</text:p>
          </table:table-cell>
          <table:table-cell office:value-type="float" office:value="0.664072" calcext:value-type="float">
            <text:p>0.664072</text:p>
          </table:table-cell>
          <table:table-cell office:value-type="float" office:value="0.789852" calcext:value-type="float">
            <text:p>0.7898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47762" calcext:value-type="float">
            <text:p>5.47762</text:p>
          </table:table-cell>
          <table:table-cell office:value-type="float" office:value="0.667974" calcext:value-type="float">
            <text:p>0.667974</text:p>
          </table:table-cell>
          <table:table-cell office:value-type="float" office:value="0.788697" calcext:value-type="float">
            <text:p>0.78869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45719" calcext:value-type="float">
            <text:p>5.45719</text:p>
          </table:table-cell>
          <table:table-cell office:value-type="float" office:value="0.671872" calcext:value-type="float">
            <text:p>0.671872</text:p>
          </table:table-cell>
          <table:table-cell office:value-type="float" office:value="0.787542" calcext:value-type="float">
            <text:p>0.78754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43684" calcext:value-type="float">
            <text:p>5.43684</text:p>
          </table:table-cell>
          <table:table-cell office:value-type="float" office:value="0.675766" calcext:value-type="float">
            <text:p>0.675766</text:p>
          </table:table-cell>
          <table:table-cell office:value-type="float" office:value="0.786391" calcext:value-type="float">
            <text:p>0.78639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41658" calcext:value-type="float">
            <text:p>5.41658</text:p>
          </table:table-cell>
          <table:table-cell office:value-type="float" office:value="0.679657" calcext:value-type="float">
            <text:p>0.679657</text:p>
          </table:table-cell>
          <table:table-cell office:value-type="float" office:value="0.78524" calcext:value-type="float">
            <text:p>0.7852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39639" calcext:value-type="float">
            <text:p>5.39639</text:p>
          </table:table-cell>
          <table:table-cell office:value-type="float" office:value="0.683544" calcext:value-type="float">
            <text:p>0.683544</text:p>
          </table:table-cell>
          <table:table-cell office:value-type="float" office:value="0.784092" calcext:value-type="float">
            <text:p>0.78409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37628" calcext:value-type="float">
            <text:p>5.37628</text:p>
          </table:table-cell>
          <table:table-cell office:value-type="float" office:value="0.687427" calcext:value-type="float">
            <text:p>0.687427</text:p>
          </table:table-cell>
          <table:table-cell office:value-type="float" office:value="0.782947" calcext:value-type="float">
            <text:p>0.78294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35626" calcext:value-type="float">
            <text:p>5.35626</text:p>
          </table:table-cell>
          <table:table-cell office:value-type="float" office:value="0.691305" calcext:value-type="float">
            <text:p>0.691305</text:p>
          </table:table-cell>
          <table:table-cell office:value-type="float" office:value="0.781803" calcext:value-type="float">
            <text:p>0.7818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33632" calcext:value-type="float">
            <text:p>5.33632</text:p>
          </table:table-cell>
          <table:table-cell office:value-type="float" office:value="0.69518" calcext:value-type="float">
            <text:p>0.69518</text:p>
          </table:table-cell>
          <table:table-cell office:value-type="float" office:value="0.780661" calcext:value-type="float">
            <text:p>0.78066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31646" calcext:value-type="float">
            <text:p>5.31646</text:p>
          </table:table-cell>
          <table:table-cell office:value-type="float" office:value="0.699049" calcext:value-type="float">
            <text:p>0.699049</text:p>
          </table:table-cell>
          <table:table-cell office:value-type="float" office:value="0.779522" calcext:value-type="float">
            <text:p>0.77952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29668" calcext:value-type="float">
            <text:p>5.29668</text:p>
          </table:table-cell>
          <table:table-cell office:value-type="float" office:value="0.702914" calcext:value-type="float">
            <text:p>0.702914</text:p>
          </table:table-cell>
          <table:table-cell office:value-type="float" office:value="0.778385" calcext:value-type="float">
            <text:p>0.77838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27699" calcext:value-type="float">
            <text:p>5.27699</text:p>
          </table:table-cell>
          <table:table-cell office:value-type="float" office:value="0.706774" calcext:value-type="float">
            <text:p>0.706774</text:p>
          </table:table-cell>
          <table:table-cell office:value-type="float" office:value="0.777251" calcext:value-type="float">
            <text:p>0.7772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25739" calcext:value-type="float">
            <text:p>5.25739</text:p>
          </table:table-cell>
          <table:table-cell office:value-type="float" office:value="0.710629" calcext:value-type="float">
            <text:p>0.710629</text:p>
          </table:table-cell>
          <table:table-cell office:value-type="float" office:value="0.776119" calcext:value-type="float">
            <text:p>0.7761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23786" calcext:value-type="float">
            <text:p>5.23786</text:p>
          </table:table-cell>
          <table:table-cell office:value-type="float" office:value="0.714478" calcext:value-type="float">
            <text:p>0.714478</text:p>
          </table:table-cell>
          <table:table-cell office:value-type="float" office:value="0.774989" calcext:value-type="float">
            <text:p>0.77498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21843" calcext:value-type="float">
            <text:p>5.21843</text:p>
          </table:table-cell>
          <table:table-cell office:value-type="float" office:value="0.718321" calcext:value-type="float">
            <text:p>0.718321</text:p>
          </table:table-cell>
          <table:table-cell office:value-type="float" office:value="0.773862" calcext:value-type="float">
            <text:p>0.77386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19909" calcext:value-type="float">
            <text:p>5.19909</text:p>
          </table:table-cell>
          <table:table-cell office:value-type="float" office:value="0.722159" calcext:value-type="float">
            <text:p>0.722159</text:p>
          </table:table-cell>
          <table:table-cell office:value-type="float" office:value="0.772738" calcext:value-type="float">
            <text:p>0.77273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17983" calcext:value-type="float">
            <text:p>5.17983</text:p>
          </table:table-cell>
          <table:table-cell office:value-type="float" office:value="0.72599" calcext:value-type="float">
            <text:p>0.72599</text:p>
          </table:table-cell>
          <table:table-cell office:value-type="float" office:value="0.771616" calcext:value-type="float">
            <text:p>0.7716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16066" calcext:value-type="float">
            <text:p>5.16066</text:p>
          </table:table-cell>
          <table:table-cell office:value-type="float" office:value="0.729815" calcext:value-type="float">
            <text:p>0.729815</text:p>
          </table:table-cell>
          <table:table-cell office:value-type="float" office:value="0.770497" calcext:value-type="float">
            <text:p>0.7704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14158" calcext:value-type="float">
            <text:p>5.14158</text:p>
          </table:table-cell>
          <table:table-cell office:value-type="float" office:value="0.733633" calcext:value-type="float">
            <text:p>0.733633</text:p>
          </table:table-cell>
          <table:table-cell office:value-type="float" office:value="0.769381" calcext:value-type="float">
            <text:p>0.76938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12259" calcext:value-type="float">
            <text:p>5.12259</text:p>
          </table:table-cell>
          <table:table-cell office:value-type="float" office:value="0.737444" calcext:value-type="float">
            <text:p>0.737444</text:p>
          </table:table-cell>
          <table:table-cell office:value-type="float" office:value="0.768268" calcext:value-type="float">
            <text:p>0.7682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1037" calcext:value-type="float">
            <text:p>5.1037</text:p>
          </table:table-cell>
          <table:table-cell office:value-type="float" office:value="0.741248" calcext:value-type="float">
            <text:p>0.741248</text:p>
          </table:table-cell>
          <table:table-cell office:value-type="float" office:value="0.767158" calcext:value-type="float">
            <text:p>0.76715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0849" calcext:value-type="float">
            <text:p>5.0849</text:p>
          </table:table-cell>
          <table:table-cell office:value-type="float" office:value="0.745044" calcext:value-type="float">
            <text:p>0.745044</text:p>
          </table:table-cell>
          <table:table-cell office:value-type="float" office:value="0.766051" calcext:value-type="float">
            <text:p>0.7660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0662" calcext:value-type="float">
            <text:p>5.0662</text:p>
          </table:table-cell>
          <table:table-cell office:value-type="float" office:value="0.748832" calcext:value-type="float">
            <text:p>0.748832</text:p>
          </table:table-cell>
          <table:table-cell office:value-type="float" office:value="0.764947" calcext:value-type="float">
            <text:p>0.76494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04759" calcext:value-type="float">
            <text:p>5.04759</text:p>
          </table:table-cell>
          <table:table-cell office:value-type="float" office:value="0.752612" calcext:value-type="float">
            <text:p>0.752612</text:p>
          </table:table-cell>
          <table:table-cell office:value-type="float" office:value="0.763847" calcext:value-type="float">
            <text:p>0.76384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02907" calcext:value-type="float">
            <text:p>5.02907</text:p>
          </table:table-cell>
          <table:table-cell office:value-type="float" office:value="0.756383" calcext:value-type="float">
            <text:p>0.756383</text:p>
          </table:table-cell>
          <table:table-cell office:value-type="float" office:value="0.76275" calcext:value-type="float">
            <text:p>0.7627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01066" calcext:value-type="float">
            <text:p>5.01066</text:p>
          </table:table-cell>
          <table:table-cell office:value-type="float" office:value="0.760146" calcext:value-type="float">
            <text:p>0.760146</text:p>
          </table:table-cell>
          <table:table-cell office:value-type="float" office:value="0.761656" calcext:value-type="float">
            <text:p>0.76165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99234" calcext:value-type="float">
            <text:p>4.99234</text:p>
          </table:table-cell>
          <table:table-cell office:value-type="float" office:value="0.763899" calcext:value-type="float">
            <text:p>0.763899</text:p>
          </table:table-cell>
          <table:table-cell office:value-type="float" office:value="0.760566" calcext:value-type="float">
            <text:p>0.76056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97413" calcext:value-type="float">
            <text:p>4.97413</text:p>
          </table:table-cell>
          <table:table-cell office:value-type="float" office:value="0.767642" calcext:value-type="float">
            <text:p>0.767642</text:p>
          </table:table-cell>
          <table:table-cell office:value-type="float" office:value="0.75948" calcext:value-type="float">
            <text:p>0.7594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95602" calcext:value-type="float">
            <text:p>4.95602</text:p>
          </table:table-cell>
          <table:table-cell office:value-type="float" office:value="0.771375" calcext:value-type="float">
            <text:p>0.771375</text:p>
          </table:table-cell>
          <table:table-cell office:value-type="float" office:value="0.758398" calcext:value-type="float">
            <text:p>0.75839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93801" calcext:value-type="float">
            <text:p>4.93801</text:p>
          </table:table-cell>
          <table:table-cell office:value-type="float" office:value="0.775097" calcext:value-type="float">
            <text:p>0.775097</text:p>
          </table:table-cell>
          <table:table-cell office:value-type="float" office:value="0.757319" calcext:value-type="float">
            <text:p>0.75731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9201" calcext:value-type="float">
            <text:p>4.9201</text:p>
          </table:table-cell>
          <table:table-cell office:value-type="float" office:value="0.778808" calcext:value-type="float">
            <text:p>0.778808</text:p>
          </table:table-cell>
          <table:table-cell office:value-type="float" office:value="0.756245" calcext:value-type="float">
            <text:p>0.7562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90231" calcext:value-type="float">
            <text:p>4.90231</text:p>
          </table:table-cell>
          <table:table-cell office:value-type="float" office:value="0.782508" calcext:value-type="float">
            <text:p>0.782508</text:p>
          </table:table-cell>
          <table:table-cell office:value-type="float" office:value="0.755174" calcext:value-type="float">
            <text:p>0.75517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88462" calcext:value-type="float">
            <text:p>4.88462</text:p>
          </table:table-cell>
          <table:table-cell office:value-type="float" office:value="0.786196" calcext:value-type="float">
            <text:p>0.786196</text:p>
          </table:table-cell>
          <table:table-cell office:value-type="float" office:value="0.754108" calcext:value-type="float">
            <text:p>0.75410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86705" calcext:value-type="float">
            <text:p>4.86705</text:p>
          </table:table-cell>
          <table:table-cell office:value-type="float" office:value="0.789872" calcext:value-type="float">
            <text:p>0.789872</text:p>
          </table:table-cell>
          <table:table-cell office:value-type="float" office:value="0.753047" calcext:value-type="float">
            <text:p>0.75304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84958" calcext:value-type="float">
            <text:p>4.84958</text:p>
          </table:table-cell>
          <table:table-cell office:value-type="float" office:value="0.793534" calcext:value-type="float">
            <text:p>0.793534</text:p>
          </table:table-cell>
          <table:table-cell office:value-type="float" office:value="0.75199" calcext:value-type="float">
            <text:p>0.7519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83223" calcext:value-type="float">
            <text:p>4.83223</text:p>
          </table:table-cell>
          <table:table-cell office:value-type="float" office:value="0.797184" calcext:value-type="float">
            <text:p>0.797184</text:p>
          </table:table-cell>
          <table:table-cell office:value-type="float" office:value="0.750937" calcext:value-type="float">
            <text:p>0.75093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815" calcext:value-type="float">
            <text:p>4.815</text:p>
          </table:table-cell>
          <table:table-cell office:value-type="float" office:value="0.800819" calcext:value-type="float">
            <text:p>0.800819</text:p>
          </table:table-cell>
          <table:table-cell office:value-type="float" office:value="0.74989" calcext:value-type="float">
            <text:p>0.7498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79788" calcext:value-type="float">
            <text:p>4.79788</text:p>
          </table:table-cell>
          <table:table-cell office:value-type="float" office:value="0.804439" calcext:value-type="float">
            <text:p>0.804439</text:p>
          </table:table-cell>
          <table:table-cell office:value-type="float" office:value="0.748847" calcext:value-type="float">
            <text:p>0.7488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78089" calcext:value-type="float">
            <text:p>4.78089</text:p>
          </table:table-cell>
          <table:table-cell office:value-type="float" office:value="0.808045" calcext:value-type="float">
            <text:p>0.808045</text:p>
          </table:table-cell>
          <table:table-cell office:value-type="float" office:value="0.74781" calcext:value-type="float">
            <text:p>0.7478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76401" calcext:value-type="float">
            <text:p>4.76401</text:p>
          </table:table-cell>
          <table:table-cell office:value-type="float" office:value="0.811635" calcext:value-type="float">
            <text:p>0.811635</text:p>
          </table:table-cell>
          <table:table-cell office:value-type="float" office:value="0.746778" calcext:value-type="float">
            <text:p>0.74677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74726" calcext:value-type="float">
            <text:p>4.74726</text:p>
          </table:table-cell>
          <table:table-cell office:value-type="float" office:value="0.815208" calcext:value-type="float">
            <text:p>0.815208</text:p>
          </table:table-cell>
          <table:table-cell office:value-type="float" office:value="0.745752" calcext:value-type="float">
            <text:p>0.74575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73064" calcext:value-type="float">
            <text:p>4.73064</text:p>
          </table:table-cell>
          <table:table-cell office:value-type="float" office:value="0.818764" calcext:value-type="float">
            <text:p>0.818764</text:p>
          </table:table-cell>
          <table:table-cell office:value-type="float" office:value="0.744731" calcext:value-type="float">
            <text:p>0.74473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71415" calcext:value-type="float">
            <text:p>4.71415</text:p>
          </table:table-cell>
          <table:table-cell office:value-type="float" office:value="0.822303" calcext:value-type="float">
            <text:p>0.822303</text:p>
          </table:table-cell>
          <table:table-cell office:value-type="float" office:value="0.743716" calcext:value-type="float">
            <text:p>0.7437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69779" calcext:value-type="float">
            <text:p>4.69779</text:p>
          </table:table-cell>
          <table:table-cell office:value-type="float" office:value="0.825823" calcext:value-type="float">
            <text:p>0.825823</text:p>
          </table:table-cell>
          <table:table-cell office:value-type="float" office:value="0.742708" calcext:value-type="float">
            <text:p>0.7427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68156" calcext:value-type="float">
            <text:p>4.68156</text:p>
          </table:table-cell>
          <table:table-cell office:value-type="float" office:value="0.829323" calcext:value-type="float">
            <text:p>0.829323</text:p>
          </table:table-cell>
          <table:table-cell office:value-type="float" office:value="0.741705" calcext:value-type="float">
            <text:p>0.7417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66547" calcext:value-type="float">
            <text:p>4.66547</text:p>
          </table:table-cell>
          <table:table-cell office:value-type="float" office:value="0.832804" calcext:value-type="float">
            <text:p>0.832804</text:p>
          </table:table-cell>
          <table:table-cell office:value-type="float" office:value="0.740709" calcext:value-type="float">
            <text:p>0.7407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64952" calcext:value-type="float">
            <text:p>4.64952</text:p>
          </table:table-cell>
          <table:table-cell office:value-type="float" office:value="0.836264" calcext:value-type="float">
            <text:p>0.836264</text:p>
          </table:table-cell>
          <table:table-cell office:value-type="float" office:value="0.73972" calcext:value-type="float">
            <text:p>0.7397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63372" calcext:value-type="float">
            <text:p>4.63372</text:p>
          </table:table-cell>
          <table:table-cell office:value-type="float" office:value="0.839703" calcext:value-type="float">
            <text:p>0.839703</text:p>
          </table:table-cell>
          <table:table-cell office:value-type="float" office:value="0.738738" calcext:value-type="float">
            <text:p>0.7387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61805" calcext:value-type="float">
            <text:p>4.61805</text:p>
          </table:table-cell>
          <table:table-cell office:value-type="float" office:value="0.843119" calcext:value-type="float">
            <text:p>0.843119</text:p>
          </table:table-cell>
          <table:table-cell office:value-type="float" office:value="0.737763" calcext:value-type="float">
            <text:p>0.73776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60254" calcext:value-type="float">
            <text:p>4.60254</text:p>
          </table:table-cell>
          <table:table-cell office:value-type="float" office:value="0.846512" calcext:value-type="float">
            <text:p>0.846512</text:p>
          </table:table-cell>
          <table:table-cell office:value-type="float" office:value="0.736795" calcext:value-type="float">
            <text:p>0.7367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58719" calcext:value-type="float">
            <text:p>4.58719</text:p>
          </table:table-cell>
          <table:table-cell office:value-type="float" office:value="0.84988" calcext:value-type="float">
            <text:p>0.84988</text:p>
          </table:table-cell>
          <table:table-cell office:value-type="float" office:value="0.735835" calcext:value-type="float">
            <text:p>0.73583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57198" calcext:value-type="float">
            <text:p>4.57198</text:p>
          </table:table-cell>
          <table:table-cell office:value-type="float" office:value="0.853223" calcext:value-type="float">
            <text:p>0.853223</text:p>
          </table:table-cell>
          <table:table-cell office:value-type="float" office:value="0.734883" calcext:value-type="float">
            <text:p>0.73488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55694" calcext:value-type="float">
            <text:p>4.55694</text:p>
          </table:table-cell>
          <table:table-cell office:value-type="float" office:value="0.85654" calcext:value-type="float">
            <text:p>0.85654</text:p>
          </table:table-cell>
          <table:table-cell office:value-type="float" office:value="0.733939" calcext:value-type="float">
            <text:p>0.73393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54206" calcext:value-type="float">
            <text:p>4.54206</text:p>
          </table:table-cell>
          <table:table-cell office:value-type="float" office:value="0.85983" calcext:value-type="float">
            <text:p>0.85983</text:p>
          </table:table-cell>
          <table:table-cell office:value-type="float" office:value="0.733003" calcext:value-type="float">
            <text:p>0.73300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52734" calcext:value-type="float">
            <text:p>4.52734</text:p>
          </table:table-cell>
          <table:table-cell office:value-type="float" office:value="0.863092" calcext:value-type="float">
            <text:p>0.863092</text:p>
          </table:table-cell>
          <table:table-cell office:value-type="float" office:value="0.732077" calcext:value-type="float">
            <text:p>0.73207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51279" calcext:value-type="float">
            <text:p>4.51279</text:p>
          </table:table-cell>
          <table:table-cell office:value-type="float" office:value="0.866324" calcext:value-type="float">
            <text:p>0.866324</text:p>
          </table:table-cell>
          <table:table-cell office:value-type="float" office:value="0.731159" calcext:value-type="float">
            <text:p>0.73115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49842" calcext:value-type="float">
            <text:p>4.49842</text:p>
          </table:table-cell>
          <table:table-cell office:value-type="float" office:value="0.869527" calcext:value-type="float">
            <text:p>0.869527</text:p>
          </table:table-cell>
          <table:table-cell office:value-type="float" office:value="0.73025" calcext:value-type="float">
            <text:p>0.730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48423" calcext:value-type="float">
            <text:p>4.48423</text:p>
          </table:table-cell>
          <table:table-cell office:value-type="float" office:value="0.872697" calcext:value-type="float">
            <text:p>0.872697</text:p>
          </table:table-cell>
          <table:table-cell office:value-type="float" office:value="0.729352" calcext:value-type="float">
            <text:p>0.7293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47021" calcext:value-type="float">
            <text:p>4.47021</text:p>
          </table:table-cell>
          <table:table-cell office:value-type="float" office:value="0.875835" calcext:value-type="float">
            <text:p>0.875835</text:p>
          </table:table-cell>
          <table:table-cell office:value-type="float" office:value="0.728463" calcext:value-type="float">
            <text:p>0.7284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45639" calcext:value-type="float">
            <text:p>4.45639</text:p>
          </table:table-cell>
          <table:table-cell office:value-type="float" office:value="0.87894" calcext:value-type="float">
            <text:p>0.87894</text:p>
          </table:table-cell>
          <table:table-cell office:value-type="float" office:value="0.727584" calcext:value-type="float">
            <text:p>0.7275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44275" calcext:value-type="float">
            <text:p>4.44275</text:p>
          </table:table-cell>
          <table:table-cell office:value-type="float" office:value="0.882009" calcext:value-type="float">
            <text:p>0.882009</text:p>
          </table:table-cell>
          <table:table-cell office:value-type="float" office:value="0.726716" calcext:value-type="float">
            <text:p>0.7267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4293" calcext:value-type="float">
            <text:p>4.4293</text:p>
          </table:table-cell>
          <table:table-cell office:value-type="float" office:value="0.885042" calcext:value-type="float">
            <text:p>0.885042</text:p>
          </table:table-cell>
          <table:table-cell office:value-type="float" office:value="0.725859" calcext:value-type="float">
            <text:p>0.72585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41606" calcext:value-type="float">
            <text:p>4.41606</text:p>
          </table:table-cell>
          <table:table-cell office:value-type="float" office:value="0.888038" calcext:value-type="float">
            <text:p>0.888038</text:p>
          </table:table-cell>
          <table:table-cell office:value-type="float" office:value="0.725013" calcext:value-type="float">
            <text:p>0.72501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40301" calcext:value-type="float">
            <text:p>4.40301</text:p>
          </table:table-cell>
          <table:table-cell office:value-type="float" office:value="0.890995" calcext:value-type="float">
            <text:p>0.890995</text:p>
          </table:table-cell>
          <table:table-cell office:value-type="float" office:value="0.724179" calcext:value-type="float">
            <text:p>0.72417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39018" calcext:value-type="float">
            <text:p>4.39018</text:p>
          </table:table-cell>
          <table:table-cell office:value-type="float" office:value="0.893912" calcext:value-type="float">
            <text:p>0.893912</text:p>
          </table:table-cell>
          <table:table-cell office:value-type="float" office:value="0.723356" calcext:value-type="float">
            <text:p>0.72335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37755" calcext:value-type="float">
            <text:p>4.37755</text:p>
          </table:table-cell>
          <table:table-cell office:value-type="float" office:value="0.896787" calcext:value-type="float">
            <text:p>0.896787</text:p>
          </table:table-cell>
          <table:table-cell office:value-type="float" office:value="0.722546" calcext:value-type="float">
            <text:p>0.72254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36515" calcext:value-type="float">
            <text:p>4.36515</text:p>
          </table:table-cell>
          <table:table-cell office:value-type="float" office:value="0.89962" calcext:value-type="float">
            <text:p>0.89962</text:p>
          </table:table-cell>
          <table:table-cell office:value-type="float" office:value="0.721749" calcext:value-type="float">
            <text:p>0.72174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35296" calcext:value-type="float">
            <text:p>4.35296</text:p>
          </table:table-cell>
          <table:table-cell office:value-type="float" office:value="0.902408" calcext:value-type="float">
            <text:p>0.902408</text:p>
          </table:table-cell>
          <table:table-cell office:value-type="float" office:value="0.720964" calcext:value-type="float">
            <text:p>0.7209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34099" calcext:value-type="float">
            <text:p>4.34099</text:p>
          </table:table-cell>
          <table:table-cell office:value-type="float" office:value="0.905151" calcext:value-type="float">
            <text:p>0.905151</text:p>
          </table:table-cell>
          <table:table-cell office:value-type="float" office:value="0.720193" calcext:value-type="float">
            <text:p>0.72019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32926" calcext:value-type="float">
            <text:p>4.32926</text:p>
          </table:table-cell>
          <table:table-cell office:value-type="float" office:value="0.907848" calcext:value-type="float">
            <text:p>0.907848</text:p>
          </table:table-cell>
          <table:table-cell office:value-type="float" office:value="0.719436" calcext:value-type="float">
            <text:p>0.7194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31776" calcext:value-type="float">
            <text:p>4.31776</text:p>
          </table:table-cell>
          <table:table-cell office:value-type="float" office:value="0.910496" calcext:value-type="float">
            <text:p>0.910496</text:p>
          </table:table-cell>
          <table:table-cell office:value-type="float" office:value="0.718693" calcext:value-type="float">
            <text:p>0.71869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3065" calcext:value-type="float">
            <text:p>4.3065</text:p>
          </table:table-cell>
          <table:table-cell office:value-type="float" office:value="0.913095" calcext:value-type="float">
            <text:p>0.913095</text:p>
          </table:table-cell>
          <table:table-cell office:value-type="float" office:value="0.717964" calcext:value-type="float">
            <text:p>0.71796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29548" calcext:value-type="float">
            <text:p>4.29548</text:p>
          </table:table-cell>
          <table:table-cell office:value-type="float" office:value="0.915643" calcext:value-type="float">
            <text:p>0.915643</text:p>
          </table:table-cell>
          <table:table-cell office:value-type="float" office:value="0.717251" calcext:value-type="float">
            <text:p>0.71725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28471" calcext:value-type="float">
            <text:p>4.28471</text:p>
          </table:table-cell>
          <table:table-cell office:value-type="float" office:value="0.918139" calcext:value-type="float">
            <text:p>0.918139</text:p>
          </table:table-cell>
          <table:table-cell office:value-type="float" office:value="0.716552" calcext:value-type="float">
            <text:p>0.7165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27419" calcext:value-type="float">
            <text:p>4.27419</text:p>
          </table:table-cell>
          <table:table-cell office:value-type="float" office:value="0.920582" calcext:value-type="float">
            <text:p>0.920582</text:p>
          </table:table-cell>
          <table:table-cell office:value-type="float" office:value="0.715869" calcext:value-type="float">
            <text:p>0.71586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26393" calcext:value-type="float">
            <text:p>4.26393</text:p>
          </table:table-cell>
          <table:table-cell office:value-type="float" office:value="0.92297" calcext:value-type="float">
            <text:p>0.92297</text:p>
          </table:table-cell>
          <table:table-cell office:value-type="float" office:value="0.715202" calcext:value-type="float">
            <text:p>0.71520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25392" calcext:value-type="float">
            <text:p>4.25392</text:p>
          </table:table-cell>
          <table:table-cell office:value-type="float" office:value="0.925302" calcext:value-type="float">
            <text:p>0.925302</text:p>
          </table:table-cell>
          <table:table-cell office:value-type="float" office:value="0.714551" calcext:value-type="float">
            <text:p>0.71455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24418" calcext:value-type="float">
            <text:p>4.24418</text:p>
          </table:table-cell>
          <table:table-cell office:value-type="float" office:value="0.927577" calcext:value-type="float">
            <text:p>0.927577</text:p>
          </table:table-cell>
          <table:table-cell office:value-type="float" office:value="0.713917" calcext:value-type="float">
            <text:p>0.7139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2347" calcext:value-type="float">
            <text:p>4.2347</text:p>
          </table:table-cell>
          <table:table-cell office:value-type="float" office:value="0.929794" calcext:value-type="float">
            <text:p>0.929794</text:p>
          </table:table-cell>
          <table:table-cell office:value-type="float" office:value="0.713299" calcext:value-type="float">
            <text:p>0.71329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22549" calcext:value-type="float">
            <text:p>4.22549</text:p>
          </table:table-cell>
          <table:table-cell office:value-type="float" office:value="0.931952" calcext:value-type="float">
            <text:p>0.931952</text:p>
          </table:table-cell>
          <table:table-cell office:value-type="float" office:value="0.712699" calcext:value-type="float">
            <text:p>0.71269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21655" calcext:value-type="float">
            <text:p>4.21655</text:p>
          </table:table-cell>
          <table:table-cell office:value-type="float" office:value="0.934049" calcext:value-type="float">
            <text:p>0.934049</text:p>
          </table:table-cell>
          <table:table-cell office:value-type="float" office:value="0.712116" calcext:value-type="float">
            <text:p>0.7121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20789" calcext:value-type="float">
            <text:p>4.20789</text:p>
          </table:table-cell>
          <table:table-cell office:value-type="float" office:value="0.936086" calcext:value-type="float">
            <text:p>0.936086</text:p>
          </table:table-cell>
          <table:table-cell office:value-type="float" office:value="0.711551" calcext:value-type="float">
            <text:p>0.7115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995" calcext:value-type="float">
            <text:p>4.1995</text:p>
          </table:table-cell>
          <table:table-cell office:value-type="float" office:value="0.93806" calcext:value-type="float">
            <text:p>0.93806</text:p>
          </table:table-cell>
          <table:table-cell office:value-type="float" office:value="0.711004" calcext:value-type="float">
            <text:p>0.7110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19139" calcext:value-type="float">
            <text:p>4.19139</text:p>
          </table:table-cell>
          <table:table-cell office:value-type="float" office:value="0.939971" calcext:value-type="float">
            <text:p>0.939971</text:p>
          </table:table-cell>
          <table:table-cell office:value-type="float" office:value="0.710474" calcext:value-type="float">
            <text:p>0.71047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18356" calcext:value-type="float">
            <text:p>4.18356</text:p>
          </table:table-cell>
          <table:table-cell office:value-type="float" office:value="0.941819" calcext:value-type="float">
            <text:p>0.941819</text:p>
          </table:table-cell>
          <table:table-cell office:value-type="float" office:value="0.709964" calcext:value-type="float">
            <text:p>0.7099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17601" calcext:value-type="float">
            <text:p>4.17601</text:p>
          </table:table-cell>
          <table:table-cell office:value-type="float" office:value="0.943604" calcext:value-type="float">
            <text:p>0.943604</text:p>
          </table:table-cell>
          <table:table-cell office:value-type="float" office:value="0.709471" calcext:value-type="float">
            <text:p>0.70947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16874" calcext:value-type="float">
            <text:p>4.16874</text:p>
          </table:table-cell>
          <table:table-cell office:value-type="float" office:value="0.945323" calcext:value-type="float">
            <text:p>0.945323</text:p>
          </table:table-cell>
          <table:table-cell office:value-type="float" office:value="0.708997" calcext:value-type="float">
            <text:p>0.70899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16175" calcext:value-type="float">
            <text:p>4.16175</text:p>
          </table:table-cell>
          <table:table-cell office:value-type="float" office:value="0.946978" calcext:value-type="float">
            <text:p>0.946978</text:p>
          </table:table-cell>
          <table:table-cell office:value-type="float" office:value="0.708541" calcext:value-type="float">
            <text:p>0.70854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15504" calcext:value-type="float">
            <text:p>4.15504</text:p>
          </table:table-cell>
          <table:table-cell office:value-type="float" office:value="0.948569" calcext:value-type="float">
            <text:p>0.948569</text:p>
          </table:table-cell>
          <table:table-cell office:value-type="float" office:value="0.708104" calcext:value-type="float">
            <text:p>0.70810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14861" calcext:value-type="float">
            <text:p>4.14861</text:p>
          </table:table-cell>
          <table:table-cell office:value-type="float" office:value="0.950094" calcext:value-type="float">
            <text:p>0.950094</text:p>
          </table:table-cell>
          <table:table-cell office:value-type="float" office:value="0.707686" calcext:value-type="float">
            <text:p>0.70768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14246" calcext:value-type="float">
            <text:p>4.14246</text:p>
          </table:table-cell>
          <table:table-cell office:value-type="float" office:value="0.951555" calcext:value-type="float">
            <text:p>0.951555</text:p>
          </table:table-cell>
          <table:table-cell office:value-type="float" office:value="0.707287" calcext:value-type="float">
            <text:p>0.70728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13659" calcext:value-type="float">
            <text:p>4.13659</text:p>
          </table:table-cell>
          <table:table-cell office:value-type="float" office:value="0.952951" calcext:value-type="float">
            <text:p>0.952951</text:p>
          </table:table-cell>
          <table:table-cell office:value-type="float" office:value="0.706905" calcext:value-type="float">
            <text:p>0.7069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13098" calcext:value-type="float">
            <text:p>4.13098</text:p>
          </table:table-cell>
          <table:table-cell office:value-type="float" office:value="0.954282" calcext:value-type="float">
            <text:p>0.954282</text:p>
          </table:table-cell>
          <table:table-cell office:value-type="float" office:value="0.706543" calcext:value-type="float">
            <text:p>0.7065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12565" calcext:value-type="float">
            <text:p>4.12565</text:p>
          </table:table-cell>
          <table:table-cell office:value-type="float" office:value="0.955551" calcext:value-type="float">
            <text:p>0.955551</text:p>
          </table:table-cell>
          <table:table-cell office:value-type="float" office:value="0.706198" calcext:value-type="float">
            <text:p>0.70619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12058" calcext:value-type="float">
            <text:p>4.12058</text:p>
          </table:table-cell>
          <table:table-cell office:value-type="float" office:value="0.956756" calcext:value-type="float">
            <text:p>0.956756</text:p>
          </table:table-cell>
          <table:table-cell office:value-type="float" office:value="0.705872" calcext:value-type="float">
            <text:p>0.7058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11577" calcext:value-type="float">
            <text:p>4.11577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705563" calcext:value-type="float">
            <text:p>0.70556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11122" calcext:value-type="float">
            <text:p>4.11122</text:p>
          </table:table-cell>
          <table:table-cell office:value-type="float" office:value="0.958982" calcext:value-type="float">
            <text:p>0.958982</text:p>
          </table:table-cell>
          <table:table-cell office:value-type="float" office:value="0.705272" calcext:value-type="float">
            <text:p>0.70527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10692" calcext:value-type="float">
            <text:p>4.10692</text:p>
          </table:table-cell>
          <table:table-cell office:value-type="float" office:value="0.960005" calcext:value-type="float">
            <text:p>0.960005</text:p>
          </table:table-cell>
          <table:table-cell office:value-type="float" office:value="0.704998" calcext:value-type="float">
            <text:p>0.70499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10287" calcext:value-type="float">
            <text:p>4.10287</text:p>
          </table:table-cell>
          <table:table-cell office:value-type="float" office:value="0.960968" calcext:value-type="float">
            <text:p>0.960968</text:p>
          </table:table-cell>
          <table:table-cell office:value-type="float" office:value="0.704741" calcext:value-type="float">
            <text:p>0.70474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0.961875" calcext:value-type="float">
            <text:p>0.961875</text:p>
          </table:table-cell>
          <table:table-cell office:value-type="float" office:value="0.7045" calcext:value-type="float">
            <text:p>0.70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09547" calcext:value-type="float">
            <text:p>4.09547</text:p>
          </table:table-cell>
          <table:table-cell office:value-type="float" office:value="0.962726" calcext:value-type="float">
            <text:p>0.962726</text:p>
          </table:table-cell>
          <table:table-cell office:value-type="float" office:value="0.704276" calcext:value-type="float">
            <text:p>0.70427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09211" calcext:value-type="float">
            <text:p>4.09211</text:p>
          </table:table-cell>
          <table:table-cell office:value-type="float" office:value="0.963522" calcext:value-type="float">
            <text:p>0.963522</text:p>
          </table:table-cell>
          <table:table-cell office:value-type="float" office:value="0.704067" calcext:value-type="float">
            <text:p>0.70406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08897" calcext:value-type="float">
            <text:p>4.08897</text:p>
          </table:table-cell>
          <table:table-cell office:value-type="float" office:value="0.964266" calcext:value-type="float">
            <text:p>0.964266</text:p>
          </table:table-cell>
          <table:table-cell office:value-type="float" office:value="0.703873" calcext:value-type="float">
            <text:p>0.70387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08603" calcext:value-type="float">
            <text:p>4.08603</text:p>
          </table:table-cell>
          <table:table-cell office:value-type="float" office:value="0.964959" calcext:value-type="float">
            <text:p>0.964959</text:p>
          </table:table-cell>
          <table:table-cell office:value-type="float" office:value="0.703693" calcext:value-type="float">
            <text:p>0.70369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0833" calcext:value-type="float">
            <text:p>4.0833</text:p>
          </table:table-cell>
          <table:table-cell office:value-type="float" office:value="0.965604" calcext:value-type="float">
            <text:p>0.965604</text:p>
          </table:table-cell>
          <table:table-cell office:value-type="float" office:value="0.703528" calcext:value-type="float">
            <text:p>0.7035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08076" calcext:value-type="float">
            <text:p>4.08076</text:p>
          </table:table-cell>
          <table:table-cell office:value-type="float" office:value="0.966202" calcext:value-type="float">
            <text:p>0.966202</text:p>
          </table:table-cell>
          <table:table-cell office:value-type="float" office:value="0.703376" calcext:value-type="float">
            <text:p>0.70337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0784" calcext:value-type="float">
            <text:p>4.0784</text:p>
          </table:table-cell>
          <table:table-cell office:value-type="float" office:value="0.966754" calcext:value-type="float">
            <text:p>0.966754</text:p>
          </table:table-cell>
          <table:table-cell office:value-type="float" office:value="0.703237" calcext:value-type="float">
            <text:p>0.7032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07621" calcext:value-type="float">
            <text:p>4.07621</text:p>
          </table:table-cell>
          <table:table-cell office:value-type="float" office:value="0.967265" calcext:value-type="float">
            <text:p>0.967265</text:p>
          </table:table-cell>
          <table:table-cell office:value-type="float" office:value="0.703111" calcext:value-type="float">
            <text:p>0.7031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0742" calcext:value-type="float">
            <text:p>4.0742</text:p>
          </table:table-cell>
          <table:table-cell office:value-type="float" office:value="0.967734" calcext:value-type="float">
            <text:p>0.967734</text:p>
          </table:table-cell>
          <table:table-cell office:value-type="float" office:value="0.702996" calcext:value-type="float">
            <text:p>0.70299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07234" calcext:value-type="float">
            <text:p>4.07234</text:p>
          </table:table-cell>
          <table:table-cell office:value-type="float" office:value="0.968165" calcext:value-type="float">
            <text:p>0.968165</text:p>
          </table:table-cell>
          <table:table-cell office:value-type="float" office:value="0.702892" calcext:value-type="float">
            <text:p>0.7028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07062" calcext:value-type="float">
            <text:p>4.07062</text:p>
          </table:table-cell>
          <table:table-cell office:value-type="float" office:value="0.968559" calcext:value-type="float">
            <text:p>0.968559</text:p>
          </table:table-cell>
          <table:table-cell office:value-type="float" office:value="0.7028" calcext:value-type="float">
            <text:p>0.70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06905" calcext:value-type="float">
            <text:p>4.06905</text:p>
          </table:table-cell>
          <table:table-cell office:value-type="float" office:value="0.968919" calcext:value-type="float">
            <text:p>0.968919</text:p>
          </table:table-cell>
          <table:table-cell office:value-type="float" office:value="0.702717" calcext:value-type="float">
            <text:p>0.7027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06761" calcext:value-type="float">
            <text:p>4.06761</text:p>
          </table:table-cell>
          <table:table-cell office:value-type="float" office:value="0.969248" calcext:value-type="float">
            <text:p>0.969248</text:p>
          </table:table-cell>
          <table:table-cell office:value-type="float" office:value="0.702643" calcext:value-type="float">
            <text:p>0.70264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06628" calcext:value-type="float">
            <text:p>4.06628</text:p>
          </table:table-cell>
          <table:table-cell office:value-type="float" office:value="0.969545" calcext:value-type="float">
            <text:p>0.969545</text:p>
          </table:table-cell>
          <table:table-cell office:value-type="float" office:value="0.702578" calcext:value-type="float">
            <text:p>0.70257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06508" calcext:value-type="float">
            <text:p>4.06508</text:p>
          </table:table-cell>
          <table:table-cell office:value-type="float" office:value="0.969815" calcext:value-type="float">
            <text:p>0.969815</text:p>
          </table:table-cell>
          <table:table-cell office:value-type="float" office:value="0.702522" calcext:value-type="float">
            <text:p>0.70252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06397" calcext:value-type="float">
            <text:p>4.06397</text:p>
          </table:table-cell>
          <table:table-cell office:value-type="float" office:value="0.970058" calcext:value-type="float">
            <text:p>0.970058</text:p>
          </table:table-cell>
          <table:table-cell office:value-type="float" office:value="0.702473" calcext:value-type="float">
            <text:p>0.70247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06297" calcext:value-type="float">
            <text:p>4.06297</text:p>
          </table:table-cell>
          <table:table-cell office:value-type="float" office:value="0.970277" calcext:value-type="float">
            <text:p>0.970277</text:p>
          </table:table-cell>
          <table:table-cell office:value-type="float" office:value="0.702432" calcext:value-type="float">
            <text:p>0.70243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06205" calcext:value-type="float">
            <text:p>4.06205</text:p>
          </table:table-cell>
          <table:table-cell office:value-type="float" office:value="0.970474" calcext:value-type="float">
            <text:p>0.970474</text:p>
          </table:table-cell>
          <table:table-cell office:value-type="float" office:value="0.702397" calcext:value-type="float">
            <text:p>0.70239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06122" calcext:value-type="float">
            <text:p>4.06122</text:p>
          </table:table-cell>
          <table:table-cell office:value-type="float" office:value="0.97065" calcext:value-type="float">
            <text:p>0.97065</text:p>
          </table:table-cell>
          <table:table-cell office:value-type="float" office:value="0.702368" calcext:value-type="float">
            <text:p>0.70236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06046" calcext:value-type="float">
            <text:p>4.06046</text:p>
          </table:table-cell>
          <table:table-cell office:value-type="float" office:value="0.970807" calcext:value-type="float">
            <text:p>0.970807</text:p>
          </table:table-cell>
          <table:table-cell office:value-type="float" office:value="0.702345" calcext:value-type="float">
            <text:p>0.7023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05977" calcext:value-type="float">
            <text:p>4.05977</text:p>
          </table:table-cell>
          <table:table-cell office:value-type="float" office:value="0.970947" calcext:value-type="float">
            <text:p>0.970947</text:p>
          </table:table-cell>
          <table:table-cell office:value-type="float" office:value="0.702327" calcext:value-type="float">
            <text:p>0.70232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05914" calcext:value-type="float">
            <text:p>4.05914</text:p>
          </table:table-cell>
          <table:table-cell office:value-type="float" office:value="0.971071" calcext:value-type="float">
            <text:p>0.971071</text:p>
          </table:table-cell>
          <table:table-cell office:value-type="float" office:value="0.702315" calcext:value-type="float">
            <text:p>0.7023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05857" calcext:value-type="float">
            <text:p>4.05857</text:p>
          </table:table-cell>
          <table:table-cell office:value-type="float" office:value="0.97118" calcext:value-type="float">
            <text:p>0.97118</text:p>
          </table:table-cell>
          <table:table-cell office:value-type="float" office:value="0.702306" calcext:value-type="float">
            <text:p>0.70230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05806" calcext:value-type="float">
            <text:p>4.05806</text:p>
          </table:table-cell>
          <table:table-cell office:value-type="float" office:value="0.971276" calcext:value-type="float">
            <text:p>0.971276</text:p>
          </table:table-cell>
          <table:table-cell office:value-type="float" office:value="0.702302" calcext:value-type="float">
            <text:p>0.70230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05759" calcext:value-type="float">
            <text:p>4.05759</text:p>
          </table:table-cell>
          <table:table-cell office:value-type="float" office:value="0.97136" calcext:value-type="float">
            <text:p>0.97136</text:p>
          </table:table-cell>
          <table:table-cell office:value-type="float" office:value="0.702301" calcext:value-type="float">
            <text:p>0.7023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05716" calcext:value-type="float">
            <text:p>4.05716</text:p>
          </table:table-cell>
          <table:table-cell office:value-type="float" office:value="0.971434" calcext:value-type="float">
            <text:p>0.971434</text:p>
          </table:table-cell>
          <table:table-cell office:value-type="float" office:value="0.702303" calcext:value-type="float">
            <text:p>0.70230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05676" calcext:value-type="float">
            <text:p>4.05676</text:p>
          </table:table-cell>
          <table:table-cell office:value-type="float" office:value="0.971498" calcext:value-type="float">
            <text:p>0.971498</text:p>
          </table:table-cell>
          <table:table-cell office:value-type="float" office:value="0.702309" calcext:value-type="float">
            <text:p>0.7023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0564" calcext:value-type="float">
            <text:p>4.0564</text:p>
          </table:table-cell>
          <table:table-cell office:value-type="float" office:value="0.971553" calcext:value-type="float">
            <text:p>0.971553</text:p>
          </table:table-cell>
          <table:table-cell office:value-type="float" office:value="0.702317" calcext:value-type="float">
            <text:p>0.7023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05607" calcext:value-type="float">
            <text:p>4.05607</text:p>
          </table:table-cell>
          <table:table-cell office:value-type="float" office:value="0.971601" calcext:value-type="float">
            <text:p>0.971601</text:p>
          </table:table-cell>
          <table:table-cell office:value-type="float" office:value="0.702328" calcext:value-type="float">
            <text:p>0.7023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05576" calcext:value-type="float">
            <text:p>4.05576</text:p>
          </table:table-cell>
          <table:table-cell office:value-type="float" office:value="0.971642" calcext:value-type="float">
            <text:p>0.971642</text:p>
          </table:table-cell>
          <table:table-cell office:value-type="float" office:value="0.702341" calcext:value-type="float">
            <text:p>0.70234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05548" calcext:value-type="float">
            <text:p>4.05548</text:p>
          </table:table-cell>
          <table:table-cell office:value-type="float" office:value="0.971677" calcext:value-type="float">
            <text:p>0.971677</text:p>
          </table:table-cell>
          <table:table-cell office:value-type="float" office:value="0.702357" calcext:value-type="float">
            <text:p>0.70235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05521" calcext:value-type="float">
            <text:p>4.05521</text:p>
          </table:table-cell>
          <table:table-cell office:value-type="float" office:value="0.971707" calcext:value-type="float">
            <text:p>0.971707</text:p>
          </table:table-cell>
          <table:table-cell office:value-type="float" office:value="0.702374" calcext:value-type="float">
            <text:p>0.7023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05496" calcext:value-type="float">
            <text:p>4.05496</text:p>
          </table:table-cell>
          <table:table-cell office:value-type="float" office:value="0.971732" calcext:value-type="float">
            <text:p>0.971732</text:p>
          </table:table-cell>
          <table:table-cell office:value-type="float" office:value="0.702392" calcext:value-type="float">
            <text:p>0.70239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05473" calcext:value-type="float">
            <text:p>4.05473</text:p>
          </table:table-cell>
          <table:table-cell office:value-type="float" office:value="0.971753" calcext:value-type="float">
            <text:p>0.971753</text:p>
          </table:table-cell>
          <table:table-cell office:value-type="float" office:value="0.702412" calcext:value-type="float">
            <text:p>0.70241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05451" calcext:value-type="float">
            <text:p>4.05451</text:p>
          </table:table-cell>
          <table:table-cell office:value-type="float" office:value="0.971771" calcext:value-type="float">
            <text:p>0.971771</text:p>
          </table:table-cell>
          <table:table-cell office:value-type="float" office:value="0.702434" calcext:value-type="float">
            <text:p>0.70243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05429" calcext:value-type="float">
            <text:p>4.05429</text:p>
          </table:table-cell>
          <table:table-cell office:value-type="float" office:value="0.971785" calcext:value-type="float">
            <text:p>0.971785</text:p>
          </table:table-cell>
          <table:table-cell office:value-type="float" office:value="0.702457" calcext:value-type="float">
            <text:p>0.7024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05409" calcext:value-type="float">
            <text:p>4.05409</text:p>
          </table:table-cell>
          <table:table-cell office:value-type="float" office:value="0.971797" calcext:value-type="float">
            <text:p>0.971797</text:p>
          </table:table-cell>
          <table:table-cell office:value-type="float" office:value="0.702481" calcext:value-type="float">
            <text:p>0.70248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05389" calcext:value-type="float">
            <text:p>4.05389</text:p>
          </table:table-cell>
          <table:table-cell office:value-type="float" office:value="0.971807" calcext:value-type="float">
            <text:p>0.971807</text:p>
          </table:table-cell>
          <table:table-cell office:value-type="float" office:value="0.702507" calcext:value-type="float">
            <text:p>0.70250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0537" calcext:value-type="float">
            <text:p>4.0537</text:p>
          </table:table-cell>
          <table:table-cell office:value-type="float" office:value="0.971815" calcext:value-type="float">
            <text:p>0.971815</text:p>
          </table:table-cell>
          <table:table-cell office:value-type="float" office:value="0.702533" calcext:value-type="float">
            <text:p>0.70253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05351" calcext:value-type="float">
            <text:p>4.05351</text:p>
          </table:table-cell>
          <table:table-cell office:value-type="float" office:value="0.971821" calcext:value-type="float">
            <text:p>0.971821</text:p>
          </table:table-cell>
          <table:table-cell office:value-type="float" office:value="0.70256" calcext:value-type="float">
            <text:p>0.7025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05333" calcext:value-type="float">
            <text:p>4.05333</text:p>
          </table:table-cell>
          <table:table-cell office:value-type="float" office:value="0.971825" calcext:value-type="float">
            <text:p>0.971825</text:p>
          </table:table-cell>
          <table:table-cell office:value-type="float" office:value="0.702588" calcext:value-type="float">
            <text:p>0.70258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05314" calcext:value-type="float">
            <text:p>4.05314</text:p>
          </table:table-cell>
          <table:table-cell office:value-type="float" office:value="0.971828" calcext:value-type="float">
            <text:p>0.971828</text:p>
          </table:table-cell>
          <table:table-cell office:value-type="float" office:value="0.702617" calcext:value-type="float">
            <text:p>0.7026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05296" calcext:value-type="float">
            <text:p>4.05296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0.702647" calcext:value-type="float">
            <text:p>0.70264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05278" calcext:value-type="float">
            <text:p>4.05278</text:p>
          </table:table-cell>
          <table:table-cell office:value-type="float" office:value="0.971832" calcext:value-type="float">
            <text:p>0.971832</text:p>
          </table:table-cell>
          <table:table-cell office:value-type="float" office:value="0.702677" calcext:value-type="float">
            <text:p>0.70267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0526" calcext:value-type="float">
            <text:p>4.0526</text:p>
          </table:table-cell>
          <table:table-cell office:value-type="float" office:value="0.971833" calcext:value-type="float">
            <text:p>0.971833</text:p>
          </table:table-cell>
          <table:table-cell office:value-type="float" office:value="0.702708" calcext:value-type="float">
            <text:p>0.70270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05242" calcext:value-type="float">
            <text:p>4.05242</text:p>
          </table:table-cell>
          <table:table-cell office:value-type="float" office:value="0.971833" calcext:value-type="float">
            <text:p>0.971833</text:p>
          </table:table-cell>
          <table:table-cell office:value-type="float" office:value="0.70274" calcext:value-type="float">
            <text:p>0.702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05224" calcext:value-type="float">
            <text:p>4.05224</text:p>
          </table:table-cell>
          <table:table-cell office:value-type="float" office:value="0.971832" calcext:value-type="float">
            <text:p>0.971832</text:p>
          </table:table-cell>
          <table:table-cell office:value-type="float" office:value="0.702772" calcext:value-type="float">
            <text:p>0.70277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05206" calcext:value-type="float">
            <text:p>4.05206</text:p>
          </table:table-cell>
          <table:table-cell office:value-type="float" office:value="0.971832" calcext:value-type="float">
            <text:p>0.971832</text:p>
          </table:table-cell>
          <table:table-cell office:value-type="float" office:value="0.702805" calcext:value-type="float">
            <text:p>0.70280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05187" calcext:value-type="float">
            <text:p>4.05187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0.702838" calcext:value-type="float">
            <text:p>0.70283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05169" calcext:value-type="float">
            <text:p>4.05169</text:p>
          </table:table-cell>
          <table:table-cell office:value-type="float" office:value="0.971829" calcext:value-type="float">
            <text:p>0.971829</text:p>
          </table:table-cell>
          <table:table-cell office:value-type="float" office:value="0.702873" calcext:value-type="float">
            <text:p>0.70287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0515" calcext:value-type="float">
            <text:p>4.0515</text:p>
          </table:table-cell>
          <table:table-cell office:value-type="float" office:value="0.971828" calcext:value-type="float">
            <text:p>0.971828</text:p>
          </table:table-cell>
          <table:table-cell office:value-type="float" office:value="0.702907" calcext:value-type="float">
            <text:p>0.70290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05131" calcext:value-type="float">
            <text:p>4.05131</text:p>
          </table:table-cell>
          <table:table-cell office:value-type="float" office:value="0.971826" calcext:value-type="float">
            <text:p>0.971826</text:p>
          </table:table-cell>
          <table:table-cell office:value-type="float" office:value="0.702943" calcext:value-type="float">
            <text:p>0.70294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05111" calcext:value-type="float">
            <text:p>4.05111</text:p>
          </table:table-cell>
          <table:table-cell office:value-type="float" office:value="0.971824" calcext:value-type="float">
            <text:p>0.971824</text:p>
          </table:table-cell>
          <table:table-cell office:value-type="float" office:value="0.702979" calcext:value-type="float">
            <text:p>0.70297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05091" calcext:value-type="float">
            <text:p>4.05091</text:p>
          </table:table-cell>
          <table:table-cell office:value-type="float" office:value="0.971822" calcext:value-type="float">
            <text:p>0.971822</text:p>
          </table:table-cell>
          <table:table-cell office:value-type="float" office:value="0.703016" calcext:value-type="float">
            <text:p>0.7030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05071" calcext:value-type="float">
            <text:p>4.05071</text:p>
          </table:table-cell>
          <table:table-cell office:value-type="float" office:value="0.971821" calcext:value-type="float">
            <text:p>0.971821</text:p>
          </table:table-cell>
          <table:table-cell office:value-type="float" office:value="0.703053" calcext:value-type="float">
            <text:p>0.7030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0505" calcext:value-type="float">
            <text:p>4.0505</text:p>
          </table:table-cell>
          <table:table-cell office:value-type="float" office:value="0.971819" calcext:value-type="float">
            <text:p>0.971819</text:p>
          </table:table-cell>
          <table:table-cell office:value-type="float" office:value="0.703091" calcext:value-type="float">
            <text:p>0.70309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0503" calcext:value-type="float">
            <text:p>4.0503</text:p>
          </table:table-cell>
          <table:table-cell office:value-type="float" office:value="0.971817" calcext:value-type="float">
            <text:p>0.971817</text:p>
          </table:table-cell>
          <table:table-cell office:value-type="float" office:value="0.703129" calcext:value-type="float">
            <text:p>0.70312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05008" calcext:value-type="float">
            <text:p>4.05008</text:p>
          </table:table-cell>
          <table:table-cell office:value-type="float" office:value="0.971815" calcext:value-type="float">
            <text:p>0.971815</text:p>
          </table:table-cell>
          <table:table-cell office:value-type="float" office:value="0.703169" calcext:value-type="float">
            <text:p>0.70316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04986" calcext:value-type="float">
            <text:p>4.04986</text:p>
          </table:table-cell>
          <table:table-cell office:value-type="float" office:value="0.971814" calcext:value-type="float">
            <text:p>0.971814</text:p>
          </table:table-cell>
          <table:table-cell office:value-type="float" office:value="0.703209" calcext:value-type="float">
            <text:p>0.70320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04964" calcext:value-type="float">
            <text:p>4.04964</text:p>
          </table:table-cell>
          <table:table-cell office:value-type="float" office:value="0.971812" calcext:value-type="float">
            <text:p>0.971812</text:p>
          </table:table-cell>
          <table:table-cell office:value-type="float" office:value="0.703249" calcext:value-type="float">
            <text:p>0.70324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04942" calcext:value-type="float">
            <text:p>4.04942</text:p>
          </table:table-cell>
          <table:table-cell office:value-type="float" office:value="0.971811" calcext:value-type="float">
            <text:p>0.971811</text:p>
          </table:table-cell>
          <table:table-cell office:value-type="float" office:value="0.703291" calcext:value-type="float">
            <text:p>0.70329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04918" calcext:value-type="float">
            <text:p>4.04918</text:p>
          </table:table-cell>
          <table:table-cell office:value-type="float" office:value="0.971809" calcext:value-type="float">
            <text:p>0.971809</text:p>
          </table:table-cell>
          <table:table-cell office:value-type="float" office:value="0.703333" calcext:value-type="float">
            <text:p>0.7033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04895" calcext:value-type="float">
            <text:p>4.04895</text:p>
          </table:table-cell>
          <table:table-cell office:value-type="float" office:value="0.971807" calcext:value-type="float">
            <text:p>0.971807</text:p>
          </table:table-cell>
          <table:table-cell office:value-type="float" office:value="0.703376" calcext:value-type="float">
            <text:p>0.70337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04871" calcext:value-type="float">
            <text:p>4.04871</text:p>
          </table:table-cell>
          <table:table-cell office:value-type="float" office:value="0.971806" calcext:value-type="float">
            <text:p>0.971806</text:p>
          </table:table-cell>
          <table:table-cell office:value-type="float" office:value="0.70342" calcext:value-type="float">
            <text:p>0.7034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04846" calcext:value-type="float">
            <text:p>4.04846</text:p>
          </table:table-cell>
          <table:table-cell office:value-type="float" office:value="0.971805" calcext:value-type="float">
            <text:p>0.971805</text:p>
          </table:table-cell>
          <table:table-cell office:value-type="float" office:value="0.703465" calcext:value-type="float">
            <text:p>0.7034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04821" calcext:value-type="float">
            <text:p>4.04821</text:p>
          </table:table-cell>
          <table:table-cell office:value-type="float" office:value="0.971803" calcext:value-type="float">
            <text:p>0.971803</text:p>
          </table:table-cell>
          <table:table-cell office:value-type="float" office:value="0.70351" calcext:value-type="float">
            <text:p>0.7035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04795" calcext:value-type="float">
            <text:p>4.04795</text:p>
          </table:table-cell>
          <table:table-cell office:value-type="float" office:value="0.971802" calcext:value-type="float">
            <text:p>0.971802</text:p>
          </table:table-cell>
          <table:table-cell office:value-type="float" office:value="0.703557" calcext:value-type="float">
            <text:p>0.70355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04769" calcext:value-type="float">
            <text:p>4.04769</text:p>
          </table:table-cell>
          <table:table-cell office:value-type="float" office:value="0.971801" calcext:value-type="float">
            <text:p>0.971801</text:p>
          </table:table-cell>
          <table:table-cell office:value-type="float" office:value="0.703604" calcext:value-type="float">
            <text:p>0.70360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04742" calcext:value-type="float">
            <text:p>4.04742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703653" calcext:value-type="float">
            <text:p>0.70365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04714" calcext:value-type="float">
            <text:p>4.04714</text:p>
          </table:table-cell>
          <table:table-cell office:value-type="float" office:value="0.971799" calcext:value-type="float">
            <text:p>0.971799</text:p>
          </table:table-cell>
          <table:table-cell office:value-type="float" office:value="0.703702" calcext:value-type="float">
            <text:p>0.7037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04686" calcext:value-type="float">
            <text:p>4.04686</text:p>
          </table:table-cell>
          <table:table-cell office:value-type="float" office:value="0.971799" calcext:value-type="float">
            <text:p>0.971799</text:p>
          </table:table-cell>
          <table:table-cell office:value-type="float" office:value="0.703753" calcext:value-type="float">
            <text:p>0.70375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04657" calcext:value-type="float">
            <text:p>4.04657</text:p>
          </table:table-cell>
          <table:table-cell office:value-type="float" office:value="0.971798" calcext:value-type="float">
            <text:p>0.971798</text:p>
          </table:table-cell>
          <table:table-cell office:value-type="float" office:value="0.703805" calcext:value-type="float">
            <text:p>0.70380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04628" calcext:value-type="float">
            <text:p>4.04628</text:p>
          </table:table-cell>
          <table:table-cell office:value-type="float" office:value="0.971797" calcext:value-type="float">
            <text:p>0.971797</text:p>
          </table:table-cell>
          <table:table-cell office:value-type="float" office:value="0.703858" calcext:value-type="float">
            <text:p>0.70385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04597" calcext:value-type="float">
            <text:p>4.04597</text:p>
          </table:table-cell>
          <table:table-cell office:value-type="float" office:value="0.971796" calcext:value-type="float">
            <text:p>0.971796</text:p>
          </table:table-cell>
          <table:table-cell office:value-type="float" office:value="0.703912" calcext:value-type="float">
            <text:p>0.7039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04566" calcext:value-type="float">
            <text:p>4.04566</text:p>
          </table:table-cell>
          <table:table-cell office:value-type="float" office:value="0.971796" calcext:value-type="float">
            <text:p>0.971796</text:p>
          </table:table-cell>
          <table:table-cell office:value-type="float" office:value="0.703967" calcext:value-type="float">
            <text:p>0.70396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04535" calcext:value-type="float">
            <text:p>4.04535</text:p>
          </table:table-cell>
          <table:table-cell office:value-type="float" office:value="0.971795" calcext:value-type="float">
            <text:p>0.971795</text:p>
          </table:table-cell>
          <table:table-cell office:value-type="float" office:value="0.704023" calcext:value-type="float">
            <text:p>0.7040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04502" calcext:value-type="float">
            <text:p>4.04502</text:p>
          </table:table-cell>
          <table:table-cell office:value-type="float" office:value="0.971795" calcext:value-type="float">
            <text:p>0.971795</text:p>
          </table:table-cell>
          <table:table-cell office:value-type="float" office:value="0.704081" calcext:value-type="float">
            <text:p>0.70408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04469" calcext:value-type="float">
            <text:p>4.04469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14" calcext:value-type="float">
            <text:p>0.704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04435" calcext:value-type="float">
            <text:p>4.04435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201" calcext:value-type="float">
            <text:p>0.7042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044" calcext:value-type="float">
            <text:p>4.044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263" calcext:value-type="float">
            <text:p>0.70426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04364" calcext:value-type="float">
            <text:p>4.04364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327" calcext:value-type="float">
            <text:p>0.70432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04327" calcext:value-type="float">
            <text:p>4.04327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392" calcext:value-type="float">
            <text:p>0.70439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04289" calcext:value-type="float">
            <text:p>4.04289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46" calcext:value-type="float">
            <text:p>0.7044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0425" calcext:value-type="float">
            <text:p>4.0425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529" calcext:value-type="float">
            <text:p>0.70452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0421" calcext:value-type="float">
            <text:p>4.0421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6" calcext:value-type="float">
            <text:p>0.704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04168" calcext:value-type="float">
            <text:p>4.04168</text:p>
          </table:table-cell>
          <table:table-cell office:value-type="float" office:value="0.971794" calcext:value-type="float">
            <text:p>0.971794</text:p>
          </table:table-cell>
          <table:table-cell office:value-type="float" office:value="0.704674" calcext:value-type="float">
            <text:p>0.70467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04125" calcext:value-type="float">
            <text:p>4.04125</text:p>
          </table:table-cell>
          <table:table-cell office:value-type="float" office:value="0.971795" calcext:value-type="float">
            <text:p>0.971795</text:p>
          </table:table-cell>
          <table:table-cell office:value-type="float" office:value="0.70475" calcext:value-type="float">
            <text:p>0.7047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04081" calcext:value-type="float">
            <text:p>4.04081</text:p>
          </table:table-cell>
          <table:table-cell office:value-type="float" office:value="0.971795" calcext:value-type="float">
            <text:p>0.971795</text:p>
          </table:table-cell>
          <table:table-cell office:value-type="float" office:value="0.704828" calcext:value-type="float">
            <text:p>0.70482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04035" calcext:value-type="float">
            <text:p>4.04035</text:p>
          </table:table-cell>
          <table:table-cell office:value-type="float" office:value="0.971796" calcext:value-type="float">
            <text:p>0.971796</text:p>
          </table:table-cell>
          <table:table-cell office:value-type="float" office:value="0.704909" calcext:value-type="float">
            <text:p>0.70490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03988" calcext:value-type="float">
            <text:p>4.03988</text:p>
          </table:table-cell>
          <table:table-cell office:value-type="float" office:value="0.971796" calcext:value-type="float">
            <text:p>0.971796</text:p>
          </table:table-cell>
          <table:table-cell office:value-type="float" office:value="0.704992" calcext:value-type="float">
            <text:p>0.70499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03939" calcext:value-type="float">
            <text:p>4.03939</text:p>
          </table:table-cell>
          <table:table-cell office:value-type="float" office:value="0.971797" calcext:value-type="float">
            <text:p>0.971797</text:p>
          </table:table-cell>
          <table:table-cell office:value-type="float" office:value="0.705079" calcext:value-type="float">
            <text:p>0.70507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03888" calcext:value-type="float">
            <text:p>4.03888</text:p>
          </table:table-cell>
          <table:table-cell office:value-type="float" office:value="0.971798" calcext:value-type="float">
            <text:p>0.971798</text:p>
          </table:table-cell>
          <table:table-cell office:value-type="float" office:value="0.705168" calcext:value-type="float">
            <text:p>0.70516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03835" calcext:value-type="float">
            <text:p>4.03835</text:p>
          </table:table-cell>
          <table:table-cell office:value-type="float" office:value="0.971799" calcext:value-type="float">
            <text:p>0.971799</text:p>
          </table:table-cell>
          <table:table-cell office:value-type="float" office:value="0.705262" calcext:value-type="float">
            <text:p>0.70526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0378" calcext:value-type="float">
            <text:p>4.0378</text:p>
          </table:table-cell>
          <table:table-cell office:value-type="float" office:value="0.971801" calcext:value-type="float">
            <text:p>0.971801</text:p>
          </table:table-cell>
          <table:table-cell office:value-type="float" office:value="0.705359" calcext:value-type="float">
            <text:p>0.70535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03722" calcext:value-type="float">
            <text:p>4.03722</text:p>
          </table:table-cell>
          <table:table-cell office:value-type="float" office:value="0.971802" calcext:value-type="float">
            <text:p>0.971802</text:p>
          </table:table-cell>
          <table:table-cell office:value-type="float" office:value="0.70546" calcext:value-type="float">
            <text:p>0.7054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03662" calcext:value-type="float">
            <text:p>4.03662</text:p>
          </table:table-cell>
          <table:table-cell office:value-type="float" office:value="0.971804" calcext:value-type="float">
            <text:p>0.971804</text:p>
          </table:table-cell>
          <table:table-cell office:value-type="float" office:value="0.705567" calcext:value-type="float">
            <text:p>0.70556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03599" calcext:value-type="float">
            <text:p>4.03599</text:p>
          </table:table-cell>
          <table:table-cell office:value-type="float" office:value="0.971806" calcext:value-type="float">
            <text:p>0.971806</text:p>
          </table:table-cell>
          <table:table-cell office:value-type="float" office:value="0.705678" calcext:value-type="float">
            <text:p>0.70567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03533" calcext:value-type="float">
            <text:p>4.03533</text:p>
          </table:table-cell>
          <table:table-cell office:value-type="float" office:value="0.971809" calcext:value-type="float">
            <text:p>0.971809</text:p>
          </table:table-cell>
          <table:table-cell office:value-type="float" office:value="0.705794" calcext:value-type="float">
            <text:p>0.70579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03463" calcext:value-type="float">
            <text:p>4.03463</text:p>
          </table:table-cell>
          <table:table-cell office:value-type="float" office:value="0.971811" calcext:value-type="float">
            <text:p>0.971811</text:p>
          </table:table-cell>
          <table:table-cell office:value-type="float" office:value="0.705917" calcext:value-type="float">
            <text:p>0.7059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0339" calcext:value-type="float">
            <text:p>4.0339</text:p>
          </table:table-cell>
          <table:table-cell office:value-type="float" office:value="0.971814" calcext:value-type="float">
            <text:p>0.971814</text:p>
          </table:table-cell>
          <table:table-cell office:value-type="float" office:value="0.706046" calcext:value-type="float">
            <text:p>0.70604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03312" calcext:value-type="float">
            <text:p>4.03312</text:p>
          </table:table-cell>
          <table:table-cell office:value-type="float" office:value="0.971818" calcext:value-type="float">
            <text:p>0.971818</text:p>
          </table:table-cell>
          <table:table-cell office:value-type="float" office:value="0.706183" calcext:value-type="float">
            <text:p>0.70618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03229" calcext:value-type="float">
            <text:p>4.03229</text:p>
          </table:table-cell>
          <table:table-cell office:value-type="float" office:value="0.971822" calcext:value-type="float">
            <text:p>0.971822</text:p>
          </table:table-cell>
          <table:table-cell office:value-type="float" office:value="0.706328" calcext:value-type="float">
            <text:p>0.70632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03141" calcext:value-type="float">
            <text:p>4.03141</text:p>
          </table:table-cell>
          <table:table-cell office:value-type="float" office:value="0.971826" calcext:value-type="float">
            <text:p>0.971826</text:p>
          </table:table-cell>
          <table:table-cell office:value-type="float" office:value="0.706483" calcext:value-type="float">
            <text:p>0.70648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03048" calcext:value-type="float">
            <text:p>4.03048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0.706648" calcext:value-type="float">
            <text:p>0.70664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02947" calcext:value-type="float">
            <text:p>4.02947</text:p>
          </table:table-cell>
          <table:table-cell office:value-type="float" office:value="0.971837" calcext:value-type="float">
            <text:p>0.971837</text:p>
          </table:table-cell>
          <table:table-cell office:value-type="float" office:value="0.706825" calcext:value-type="float">
            <text:p>0.70682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02839" calcext:value-type="float">
            <text:p>4.02839</text:p>
          </table:table-cell>
          <table:table-cell office:value-type="float" office:value="0.971843" calcext:value-type="float">
            <text:p>0.971843</text:p>
          </table:table-cell>
          <table:table-cell office:value-type="float" office:value="0.707015" calcext:value-type="float">
            <text:p>0.7070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02723" calcext:value-type="float">
            <text:p>4.02723</text:p>
          </table:table-cell>
          <table:table-cell office:value-type="float" office:value="0.971851" calcext:value-type="float">
            <text:p>0.971851</text:p>
          </table:table-cell>
          <table:table-cell office:value-type="float" office:value="0.70722" calcext:value-type="float">
            <text:p>0.707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02597" calcext:value-type="float">
            <text:p>4.02597</text:p>
          </table:table-cell>
          <table:table-cell office:value-type="float" office:value="0.971859" calcext:value-type="float">
            <text:p>0.971859</text:p>
          </table:table-cell>
          <table:table-cell office:value-type="float" office:value="0.707441" calcext:value-type="float">
            <text:p>0.70744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02461" calcext:value-type="float">
            <text:p>4.02461</text:p>
          </table:table-cell>
          <table:table-cell office:value-type="float" office:value="0.971869" calcext:value-type="float">
            <text:p>0.971869</text:p>
          </table:table-cell>
          <table:table-cell office:value-type="float" office:value="0.707681" calcext:value-type="float">
            <text:p>0.70768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02314" calcext:value-type="float">
            <text:p>4.02314</text:p>
          </table:table-cell>
          <table:table-cell office:value-type="float" office:value="0.971879" calcext:value-type="float">
            <text:p>0.971879</text:p>
          </table:table-cell>
          <table:table-cell office:value-type="float" office:value="0.707942" calcext:value-type="float">
            <text:p>0.7079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02153" calcext:value-type="float">
            <text:p>4.02153</text:p>
          </table:table-cell>
          <table:table-cell office:value-type="float" office:value="0.971891" calcext:value-type="float">
            <text:p>0.971891</text:p>
          </table:table-cell>
          <table:table-cell office:value-type="float" office:value="0.708226" calcext:value-type="float">
            <text:p>0.70822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01977" calcext:value-type="float">
            <text:p>4.01977</text:p>
          </table:table-cell>
          <table:table-cell office:value-type="float" office:value="0.971905" calcext:value-type="float">
            <text:p>0.971905</text:p>
          </table:table-cell>
          <table:table-cell office:value-type="float" office:value="0.708536" calcext:value-type="float">
            <text:p>0.70853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01785" calcext:value-type="float">
            <text:p>4.01785</text:p>
          </table:table-cell>
          <table:table-cell office:value-type="float" office:value="0.97192" calcext:value-type="float">
            <text:p>0.97192</text:p>
          </table:table-cell>
          <table:table-cell office:value-type="float" office:value="0.708876" calcext:value-type="float">
            <text:p>0.70887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01574" calcext:value-type="float">
            <text:p>4.01574</text:p>
          </table:table-cell>
          <table:table-cell office:value-type="float" office:value="0.971937" calcext:value-type="float">
            <text:p>0.971937</text:p>
          </table:table-cell>
          <table:table-cell office:value-type="float" office:value="0.709249" calcext:value-type="float">
            <text:p>0.70924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01343" calcext:value-type="float">
            <text:p>4.01343</text:p>
          </table:table-cell>
          <table:table-cell office:value-type="float" office:value="0.971956" calcext:value-type="float">
            <text:p>0.971956</text:p>
          </table:table-cell>
          <table:table-cell office:value-type="float" office:value="0.709658" calcext:value-type="float">
            <text:p>0.70965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01089" calcext:value-type="float">
            <text:p>4.01089</text:p>
          </table:table-cell>
          <table:table-cell office:value-type="float" office:value="0.971977" calcext:value-type="float">
            <text:p>0.971977</text:p>
          </table:table-cell>
          <table:table-cell office:value-type="float" office:value="0.710109" calcext:value-type="float">
            <text:p>0.71010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00809" calcext:value-type="float">
            <text:p>4.00809</text:p>
          </table:table-cell>
          <table:table-cell office:value-type="float" office:value="0.972001" calcext:value-type="float">
            <text:p>0.972001</text:p>
          </table:table-cell>
          <table:table-cell office:value-type="float" office:value="0.710606" calcext:value-type="float">
            <text:p>0.71060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00501" calcext:value-type="float">
            <text:p>4.00501</text:p>
          </table:table-cell>
          <table:table-cell office:value-type="float" office:value="0.972028" calcext:value-type="float">
            <text:p>0.972028</text:p>
          </table:table-cell>
          <table:table-cell office:value-type="float" office:value="0.711153" calcext:value-type="float">
            <text:p>0.71115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00161" calcext:value-type="float">
            <text:p>4.00161</text:p>
          </table:table-cell>
          <table:table-cell office:value-type="float" office:value="0.972058" calcext:value-type="float">
            <text:p>0.972058</text:p>
          </table:table-cell>
          <table:table-cell office:value-type="float" office:value="0.711758" calcext:value-type="float">
            <text:p>0.71175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99787" calcext:value-type="float">
            <text:p>3.99787</text:p>
          </table:table-cell>
          <table:table-cell office:value-type="float" office:value="0.97209" calcext:value-type="float">
            <text:p>0.97209</text:p>
          </table:table-cell>
          <table:table-cell office:value-type="float" office:value="0.712426" calcext:value-type="float">
            <text:p>0.7124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99374" calcext:value-type="float">
            <text:p>3.99374</text:p>
          </table:table-cell>
          <table:table-cell office:value-type="float" office:value="0.972127" calcext:value-type="float">
            <text:p>0.972127</text:p>
          </table:table-cell>
          <table:table-cell office:value-type="float" office:value="0.713164" calcext:value-type="float">
            <text:p>0.7131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98918" calcext:value-type="float">
            <text:p>3.98918</text:p>
          </table:table-cell>
          <table:table-cell office:value-type="float" office:value="0.972167" calcext:value-type="float">
            <text:p>0.972167</text:p>
          </table:table-cell>
          <table:table-cell office:value-type="float" office:value="0.713979" calcext:value-type="float">
            <text:p>0.71397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98417" calcext:value-type="float">
            <text:p>3.98417</text:p>
          </table:table-cell>
          <table:table-cell office:value-type="float" office:value="0.972211" calcext:value-type="float">
            <text:p>0.972211</text:p>
          </table:table-cell>
          <table:table-cell office:value-type="float" office:value="0.714879" calcext:value-type="float">
            <text:p>0.71487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97864" calcext:value-type="float">
            <text:p>3.97864</text:p>
          </table:table-cell>
          <table:table-cell office:value-type="float" office:value="0.972259" calcext:value-type="float">
            <text:p>0.972259</text:p>
          </table:table-cell>
          <table:table-cell office:value-type="float" office:value="0.715872" calcext:value-type="float">
            <text:p>0.7158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97257" calcext:value-type="float">
            <text:p>3.97257</text:p>
          </table:table-cell>
          <table:table-cell office:value-type="float" office:value="0.972312" calcext:value-type="float">
            <text:p>0.972312</text:p>
          </table:table-cell>
          <table:table-cell office:value-type="float" office:value="0.716969" calcext:value-type="float">
            <text:p>0.71696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96589" calcext:value-type="float">
            <text:p>3.96589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718177" calcext:value-type="float">
            <text:p>0.71817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95856" calcext:value-type="float">
            <text:p>3.95856</text:p>
          </table:table-cell>
          <table:table-cell office:value-type="float" office:value="0.972432" calcext:value-type="float">
            <text:p>0.972432</text:p>
          </table:table-cell>
          <table:table-cell office:value-type="float" office:value="0.719508" calcext:value-type="float">
            <text:p>0.71950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95053" calcext:value-type="float">
            <text:p>3.95053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720972" calcext:value-type="float">
            <text:p>0.72097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94174" calcext:value-type="float">
            <text:p>3.94174</text:p>
          </table:table-cell>
          <table:table-cell office:value-type="float" office:value="0.972574" calcext:value-type="float">
            <text:p>0.972574</text:p>
          </table:table-cell>
          <table:table-cell office:value-type="float" office:value="0.722581" calcext:value-type="float">
            <text:p>0.72258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93214" calcext:value-type="float">
            <text:p>3.93214</text:p>
          </table:table-cell>
          <table:table-cell office:value-type="float" office:value="0.972654" calcext:value-type="float">
            <text:p>0.972654</text:p>
          </table:table-cell>
          <table:table-cell office:value-type="float" office:value="0.724345" calcext:value-type="float">
            <text:p>0.72434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92168" calcext:value-type="float">
            <text:p>3.92168</text:p>
          </table:table-cell>
          <table:table-cell office:value-type="float" office:value="0.972739" calcext:value-type="float">
            <text:p>0.972739</text:p>
          </table:table-cell>
          <table:table-cell office:value-type="float" office:value="0.726279" calcext:value-type="float">
            <text:p>0.72627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9103" calcext:value-type="float">
            <text:p>3.9103</text:p>
          </table:table-cell>
          <table:table-cell office:value-type="float" office:value="0.97283" calcext:value-type="float">
            <text:p>0.97283</text:p>
          </table:table-cell>
          <table:table-cell office:value-type="float" office:value="0.728394" calcext:value-type="float">
            <text:p>0.72839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89795" calcext:value-type="float">
            <text:p>3.89795</text:p>
          </table:table-cell>
          <table:table-cell office:value-type="float" office:value="0.972928" calcext:value-type="float">
            <text:p>0.972928</text:p>
          </table:table-cell>
          <table:table-cell office:value-type="float" office:value="0.730704" calcext:value-type="float">
            <text:p>0.73070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88457" calcext:value-type="float">
            <text:p>3.88457</text:p>
          </table:table-cell>
          <table:table-cell office:value-type="float" office:value="0.973032" calcext:value-type="float">
            <text:p>0.973032</text:p>
          </table:table-cell>
          <table:table-cell office:value-type="float" office:value="0.733222" calcext:value-type="float">
            <text:p>0.73322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87011" calcext:value-type="float">
            <text:p>3.87011</text:p>
          </table:table-cell>
          <table:table-cell office:value-type="float" office:value="0.973142" calcext:value-type="float">
            <text:p>0.973142</text:p>
          </table:table-cell>
          <table:table-cell office:value-type="float" office:value="0.735961" calcext:value-type="float">
            <text:p>0.73596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85454" calcext:value-type="float">
            <text:p>3.85454</text:p>
          </table:table-cell>
          <table:table-cell office:value-type="float" office:value="0.973258" calcext:value-type="float">
            <text:p>0.973258</text:p>
          </table:table-cell>
          <table:table-cell office:value-type="float" office:value="0.738937" calcext:value-type="float">
            <text:p>0.73893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83779" calcext:value-type="float">
            <text:p>3.83779</text:p>
          </table:table-cell>
          <table:table-cell office:value-type="float" office:value="0.973381" calcext:value-type="float">
            <text:p>0.973381</text:p>
          </table:table-cell>
          <table:table-cell office:value-type="float" office:value="0.742163" calcext:value-type="float">
            <text:p>0.74216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81984" calcext:value-type="float">
            <text:p>3.81984</text:p>
          </table:table-cell>
          <table:table-cell office:value-type="float" office:value="0.97351" calcext:value-type="float">
            <text:p>0.97351</text:p>
          </table:table-cell>
          <table:table-cell office:value-type="float" office:value="0.745652" calcext:value-type="float">
            <text:p>0.74565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80064" calcext:value-type="float">
            <text:p>3.80064</text:p>
          </table:table-cell>
          <table:table-cell office:value-type="float" office:value="0.973644" calcext:value-type="float">
            <text:p>0.973644</text:p>
          </table:table-cell>
          <table:table-cell office:value-type="float" office:value="0.74942" calcext:value-type="float">
            <text:p>0.7494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78017" calcext:value-type="float">
            <text:p>3.78017</text:p>
          </table:table-cell>
          <table:table-cell office:value-type="float" office:value="0.973784" calcext:value-type="float">
            <text:p>0.973784</text:p>
          </table:table-cell>
          <table:table-cell office:value-type="float" office:value="0.753479" calcext:value-type="float">
            <text:p>0.75347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75841" calcext:value-type="float">
            <text:p>3.75841</text:p>
          </table:table-cell>
          <table:table-cell office:value-type="float" office:value="0.97393" calcext:value-type="float">
            <text:p>0.97393</text:p>
          </table:table-cell>
          <table:table-cell office:value-type="float" office:value="0.757844" calcext:value-type="float">
            <text:p>0.75784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73533" calcext:value-type="float">
            <text:p>3.73533</text:p>
          </table:table-cell>
          <table:table-cell office:value-type="float" office:value="0.97408" calcext:value-type="float">
            <text:p>0.97408</text:p>
          </table:table-cell>
          <table:table-cell office:value-type="float" office:value="0.762527" calcext:value-type="float">
            <text:p>0.76252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71093" calcext:value-type="float">
            <text:p>3.71093</text:p>
          </table:table-cell>
          <table:table-cell office:value-type="float" office:value="0.974235" calcext:value-type="float">
            <text:p>0.974235</text:p>
          </table:table-cell>
          <table:table-cell office:value-type="float" office:value="0.767541" calcext:value-type="float">
            <text:p>0.76754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68521" calcext:value-type="float">
            <text:p>3.68521</text:p>
          </table:table-cell>
          <table:table-cell office:value-type="float" office:value="0.974394" calcext:value-type="float">
            <text:p>0.974394</text:p>
          </table:table-cell>
          <table:table-cell office:value-type="float" office:value="0.772899" calcext:value-type="float">
            <text:p>0.77289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65818" calcext:value-type="float">
            <text:p>3.65818</text:p>
          </table:table-cell>
          <table:table-cell office:value-type="float" office:value="0.974556" calcext:value-type="float">
            <text:p>0.974556</text:p>
          </table:table-cell>
          <table:table-cell office:value-type="float" office:value="0.77861" calcext:value-type="float">
            <text:p>0.7786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62986" calcext:value-type="float">
            <text:p>3.62986</text:p>
          </table:table-cell>
          <table:table-cell office:value-type="float" office:value="0.974721" calcext:value-type="float">
            <text:p>0.974721</text:p>
          </table:table-cell>
          <table:table-cell office:value-type="float" office:value="0.784686" calcext:value-type="float">
            <text:p>0.78468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60027" calcext:value-type="float">
            <text:p>3.60027</text:p>
          </table:table-cell>
          <table:table-cell office:value-type="float" office:value="0.974888" calcext:value-type="float">
            <text:p>0.974888</text:p>
          </table:table-cell>
          <table:table-cell office:value-type="float" office:value="0.791135" calcext:value-type="float">
            <text:p>0.79113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56945" calcext:value-type="float">
            <text:p>3.56945</text:p>
          </table:table-cell>
          <table:table-cell office:value-type="float" office:value="0.975057" calcext:value-type="float">
            <text:p>0.975057</text:p>
          </table:table-cell>
          <table:table-cell office:value-type="float" office:value="0.797966" calcext:value-type="float">
            <text:p>0.79796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53745" calcext:value-type="float">
            <text:p>3.53745</text:p>
          </table:table-cell>
          <table:table-cell office:value-type="float" office:value="0.975226" calcext:value-type="float">
            <text:p>0.975226</text:p>
          </table:table-cell>
          <table:table-cell office:value-type="float" office:value="0.805185" calcext:value-type="float">
            <text:p>0.80518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50432" calcext:value-type="float">
            <text:p>3.50432</text:p>
          </table:table-cell>
          <table:table-cell office:value-type="float" office:value="0.975395" calcext:value-type="float">
            <text:p>0.975395</text:p>
          </table:table-cell>
          <table:table-cell office:value-type="float" office:value="0.812797" calcext:value-type="float">
            <text:p>0.81279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47013" calcext:value-type="float">
            <text:p>3.47013</text:p>
          </table:table-cell>
          <table:table-cell office:value-type="float" office:value="0.975563" calcext:value-type="float">
            <text:p>0.975563</text:p>
          </table:table-cell>
          <table:table-cell office:value-type="float" office:value="0.820806" calcext:value-type="float">
            <text:p>0.82080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43494" calcext:value-type="float">
            <text:p>3.43494</text:p>
          </table:table-cell>
          <table:table-cell office:value-type="float" office:value="0.975728" calcext:value-type="float">
            <text:p>0.975728</text:p>
          </table:table-cell>
          <table:table-cell office:value-type="float" office:value="0.829214" calcext:value-type="float">
            <text:p>0.82921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39885" calcext:value-type="float">
            <text:p>3.39885</text:p>
          </table:table-cell>
          <table:table-cell office:value-type="float" office:value="0.975891" calcext:value-type="float">
            <text:p>0.975891</text:p>
          </table:table-cell>
          <table:table-cell office:value-type="float" office:value="0.838021" calcext:value-type="float">
            <text:p>0.83802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36192" calcext:value-type="float">
            <text:p>3.36192</text:p>
          </table:table-cell>
          <table:table-cell office:value-type="float" office:value="0.97605" calcext:value-type="float">
            <text:p>0.97605</text:p>
          </table:table-cell>
          <table:table-cell office:value-type="float" office:value="0.847224" calcext:value-type="float">
            <text:p>0.84722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32426" calcext:value-type="float">
            <text:p>3.32426</text:p>
          </table:table-cell>
          <table:table-cell office:value-type="float" office:value="0.976204" calcext:value-type="float">
            <text:p>0.976204</text:p>
          </table:table-cell>
          <table:table-cell office:value-type="float" office:value="0.856822" calcext:value-type="float">
            <text:p>0.85682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28597" calcext:value-type="float">
            <text:p>3.28597</text:p>
          </table:table-cell>
          <table:table-cell office:value-type="float" office:value="0.976353" calcext:value-type="float">
            <text:p>0.976353</text:p>
          </table:table-cell>
          <table:table-cell office:value-type="float" office:value="0.866806" calcext:value-type="float">
            <text:p>0.86680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24714" calcext:value-type="float">
            <text:p>3.24714</text:p>
          </table:table-cell>
          <table:table-cell office:value-type="float" office:value="0.976494" calcext:value-type="float">
            <text:p>0.976494</text:p>
          </table:table-cell>
          <table:table-cell office:value-type="float" office:value="0.87717" calcext:value-type="float">
            <text:p>0.8771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20788" calcext:value-type="float">
            <text:p>3.20788</text:p>
          </table:table-cell>
          <table:table-cell office:value-type="float" office:value="0.976629" calcext:value-type="float">
            <text:p>0.976629</text:p>
          </table:table-cell>
          <table:table-cell office:value-type="float" office:value="0.887903" calcext:value-type="float">
            <text:p>0.88790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16831" calcext:value-type="float">
            <text:p>3.16831</text:p>
          </table:table-cell>
          <table:table-cell office:value-type="float" office:value="0.976754" calcext:value-type="float">
            <text:p>0.976754</text:p>
          </table:table-cell>
          <table:table-cell office:value-type="float" office:value="0.898993" calcext:value-type="float">
            <text:p>0.89899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12852" calcext:value-type="float">
            <text:p>3.12852</text:p>
          </table:table-cell>
          <table:table-cell office:value-type="float" office:value="0.97687" calcext:value-type="float">
            <text:p>0.97687</text:p>
          </table:table-cell>
          <table:table-cell office:value-type="float" office:value="0.910425" calcext:value-type="float">
            <text:p>0.9104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08863" calcext:value-type="float">
            <text:p>3.08863</text:p>
          </table:table-cell>
          <table:table-cell office:value-type="float" office:value="0.976977" calcext:value-type="float">
            <text:p>0.976977</text:p>
          </table:table-cell>
          <table:table-cell office:value-type="float" office:value="0.922182" calcext:value-type="float">
            <text:p>0.92218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04874" calcext:value-type="float">
            <text:p>3.04874</text:p>
          </table:table-cell>
          <table:table-cell office:value-type="float" office:value="0.977072" calcext:value-type="float">
            <text:p>0.977072</text:p>
          </table:table-cell>
          <table:table-cell office:value-type="float" office:value="0.934245" calcext:value-type="float">
            <text:p>0.93424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00897" calcext:value-type="float">
            <text:p>3.00897</text:p>
          </table:table-cell>
          <table:table-cell office:value-type="float" office:value="0.977156" calcext:value-type="float">
            <text:p>0.977156</text:p>
          </table:table-cell>
          <table:table-cell office:value-type="float" office:value="0.946592" calcext:value-type="float">
            <text:p>0.94659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96941" calcext:value-type="float">
            <text:p>2.96941</text:p>
          </table:table-cell>
          <table:table-cell office:value-type="float" office:value="0.977227" calcext:value-type="float">
            <text:p>0.977227</text:p>
          </table:table-cell>
          <table:table-cell office:value-type="float" office:value="0.959201" calcext:value-type="float">
            <text:p>0.95920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93017" calcext:value-type="float">
            <text:p>2.93017</text:p>
          </table:table-cell>
          <table:table-cell office:value-type="float" office:value="0.977286" calcext:value-type="float">
            <text:p>0.977286</text:p>
          </table:table-cell>
          <table:table-cell office:value-type="float" office:value="0.972045" calcext:value-type="float">
            <text:p>0.97204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89134" calcext:value-type="float">
            <text:p>2.89134</text:p>
          </table:table-cell>
          <table:table-cell office:value-type="float" office:value="0.977332" calcext:value-type="float">
            <text:p>0.977332</text:p>
          </table:table-cell>
          <table:table-cell office:value-type="float" office:value="0.985097" calcext:value-type="float">
            <text:p>0.9850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85302" calcext:value-type="float">
            <text:p>2.85302</text:p>
          </table:table-cell>
          <table:table-cell office:value-type="float" office:value="0.977364" calcext:value-type="float">
            <text:p>0.977364</text:p>
          </table:table-cell>
          <table:table-cell office:value-type="float" office:value="0.998329" calcext:value-type="float">
            <text:p>0.99832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81528" calcext:value-type="float">
            <text:p>2.81528</text:p>
          </table:table-cell>
          <table:table-cell office:value-type="float" office:value="0.977382" calcext:value-type="float">
            <text:p>0.977382</text:p>
          </table:table-cell>
          <table:table-cell office:value-type="float" office:value="1.01171" calcext:value-type="float">
            <text:p>1.0117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77821" calcext:value-type="float">
            <text:p>2.77821</text:p>
          </table:table-cell>
          <table:table-cell office:value-type="float" office:value="0.977387" calcext:value-type="float">
            <text:p>0.977387</text:p>
          </table:table-cell>
          <table:table-cell office:value-type="float" office:value="1.02521" calcext:value-type="float">
            <text:p>1.025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74188" calcext:value-type="float">
            <text:p>2.74188</text:p>
          </table:table-cell>
          <table:table-cell office:value-type="float" office:value="0.977378" calcext:value-type="float">
            <text:p>0.977378</text:p>
          </table:table-cell>
          <table:table-cell office:value-type="float" office:value="1.03879" calcext:value-type="float">
            <text:p>1.038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70636" calcext:value-type="float">
            <text:p>2.70636</text:p>
          </table:table-cell>
          <table:table-cell office:value-type="float" office:value="0.977355" calcext:value-type="float">
            <text:p>0.977355</text:p>
          </table:table-cell>
          <table:table-cell office:value-type="float" office:value="1.05242" calcext:value-type="float">
            <text:p>1.0524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67171" calcext:value-type="float">
            <text:p>2.67171</text:p>
          </table:table-cell>
          <table:table-cell office:value-type="float" office:value="0.977318" calcext:value-type="float">
            <text:p>0.977318</text:p>
          </table:table-cell>
          <table:table-cell office:value-type="float" office:value="1.06607" calcext:value-type="float">
            <text:p>1.0660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63799" calcext:value-type="float">
            <text:p>2.63799</text:p>
          </table:table-cell>
          <table:table-cell office:value-type="float" office:value="0.977268" calcext:value-type="float">
            <text:p>0.977268</text:p>
          </table:table-cell>
          <table:table-cell office:value-type="float" office:value="1.07969" calcext:value-type="float">
            <text:p>1.0796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60523" calcext:value-type="float">
            <text:p>2.60523</text:p>
          </table:table-cell>
          <table:table-cell office:value-type="float" office:value="0.977204" calcext:value-type="float">
            <text:p>0.977204</text:p>
          </table:table-cell>
          <table:table-cell office:value-type="float" office:value="1.09327" calcext:value-type="float">
            <text:p>1.0932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57349" calcext:value-type="float">
            <text:p>2.57349</text:p>
          </table:table-cell>
          <table:table-cell office:value-type="float" office:value="0.977128" calcext:value-type="float">
            <text:p>0.977128</text:p>
          </table:table-cell>
          <table:table-cell office:value-type="float" office:value="1.10675" calcext:value-type="float">
            <text:p>1.1067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54278" calcext:value-type="float">
            <text:p>2.54278</text:p>
          </table:table-cell>
          <table:table-cell office:value-type="float" office:value="0.97704" calcext:value-type="float">
            <text:p>0.97704</text:p>
          </table:table-cell>
          <table:table-cell office:value-type="float" office:value="1.12011" calcext:value-type="float">
            <text:p>1.1201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51315" calcext:value-type="float">
            <text:p>2.51315</text:p>
          </table:table-cell>
          <table:table-cell office:value-type="float" office:value="0.97694" calcext:value-type="float">
            <text:p>0.97694</text:p>
          </table:table-cell>
          <table:table-cell office:value-type="float" office:value="1.13332" calcext:value-type="float">
            <text:p>1.1333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48461" calcext:value-type="float">
            <text:p>2.48461</text:p>
          </table:table-cell>
          <table:table-cell office:value-type="float" office:value="0.97683" calcext:value-type="float">
            <text:p>0.97683</text:p>
          </table:table-cell>
          <table:table-cell office:value-type="float" office:value="1.14634" calcext:value-type="float">
            <text:p>1.1463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45718" calcext:value-type="float">
            <text:p>2.45718</text:p>
          </table:table-cell>
          <table:table-cell office:value-type="float" office:value="0.97671" calcext:value-type="float">
            <text:p>0.97671</text:p>
          </table:table-cell>
          <table:table-cell office:value-type="float" office:value="1.15913" calcext:value-type="float">
            <text:p>1.159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43086" calcext:value-type="float">
            <text:p>2.43086</text:p>
          </table:table-cell>
          <table:table-cell office:value-type="float" office:value="0.976581" calcext:value-type="float">
            <text:p>0.976581</text:p>
          </table:table-cell>
          <table:table-cell office:value-type="float" office:value="1.17168" calcext:value-type="float">
            <text:p>1.1716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40566" calcext:value-type="float">
            <text:p>2.40566</text:p>
          </table:table-cell>
          <table:table-cell office:value-type="float" office:value="0.976443" calcext:value-type="float">
            <text:p>0.976443</text:p>
          </table:table-cell>
          <table:table-cell office:value-type="float" office:value="1.18395" calcext:value-type="float">
            <text:p>1.1839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8159" calcext:value-type="float">
            <text:p>2.38159</text:p>
          </table:table-cell>
          <table:table-cell office:value-type="float" office:value="0.976297" calcext:value-type="float">
            <text:p>0.976297</text:p>
          </table:table-cell>
          <table:table-cell office:value-type="float" office:value="1.19592" calcext:value-type="float">
            <text:p>1.1959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5862" calcext:value-type="float">
            <text:p>2.35862</text:p>
          </table:table-cell>
          <table:table-cell office:value-type="float" office:value="0.976146" calcext:value-type="float">
            <text:p>0.976146</text:p>
          </table:table-cell>
          <table:table-cell office:value-type="float" office:value="1.20756" calcext:value-type="float">
            <text:p>1.2075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3676" calcext:value-type="float">
            <text:p>2.33676</text:p>
          </table:table-cell>
          <table:table-cell office:value-type="float" office:value="0.975989" calcext:value-type="float">
            <text:p>0.975989</text:p>
          </table:table-cell>
          <table:table-cell office:value-type="float" office:value="1.21886" calcext:value-type="float">
            <text:p>1.2188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1599" calcext:value-type="float">
            <text:p>2.31599</text:p>
          </table:table-cell>
          <table:table-cell office:value-type="float" office:value="0.975827" calcext:value-type="float">
            <text:p>0.975827</text:p>
          </table:table-cell>
          <table:table-cell office:value-type="float" office:value="1.22979" calcext:value-type="float">
            <text:p>1.2297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2963" calcext:value-type="float">
            <text:p>2.2963</text:p>
          </table:table-cell>
          <table:table-cell office:value-type="float" office:value="0.975662" calcext:value-type="float">
            <text:p>0.975662</text:p>
          </table:table-cell>
          <table:table-cell office:value-type="float" office:value="1.24034" calcext:value-type="float">
            <text:p>1.2403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27765" calcext:value-type="float">
            <text:p>2.27765</text:p>
          </table:table-cell>
          <table:table-cell office:value-type="float" office:value="0.975494" calcext:value-type="float">
            <text:p>0.975494</text:p>
          </table:table-cell>
          <table:table-cell office:value-type="float" office:value="1.25049" calcext:value-type="float">
            <text:p>1.2504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26004" calcext:value-type="float">
            <text:p>2.26004</text:p>
          </table:table-cell>
          <table:table-cell office:value-type="float" office:value="0.975325" calcext:value-type="float">
            <text:p>0.975325</text:p>
          </table:table-cell>
          <table:table-cell office:value-type="float" office:value="1.26024" calcext:value-type="float">
            <text:p>1.2602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24343" calcext:value-type="float">
            <text:p>2.24343</text:p>
          </table:table-cell>
          <table:table-cell office:value-type="float" office:value="0.975155" calcext:value-type="float">
            <text:p>0.975155</text:p>
          </table:table-cell>
          <table:table-cell office:value-type="float" office:value="1.26957" calcext:value-type="float">
            <text:p>1.2695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2278" calcext:value-type="float">
            <text:p>2.2278</text:p>
          </table:table-cell>
          <table:table-cell office:value-type="float" office:value="0.974985" calcext:value-type="float">
            <text:p>0.974985</text:p>
          </table:table-cell>
          <table:table-cell office:value-type="float" office:value="1.27848" calcext:value-type="float">
            <text:p>1.2784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21311" calcext:value-type="float">
            <text:p>2.21311</text:p>
          </table:table-cell>
          <table:table-cell office:value-type="float" office:value="0.974815" calcext:value-type="float">
            <text:p>0.974815</text:p>
          </table:table-cell>
          <table:table-cell office:value-type="float" office:value="1.28696" calcext:value-type="float">
            <text:p>1.2869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19934" calcext:value-type="float">
            <text:p>2.19934</text:p>
          </table:table-cell>
          <table:table-cell office:value-type="float" office:value="0.974648" calcext:value-type="float">
            <text:p>0.974648</text:p>
          </table:table-cell>
          <table:table-cell office:value-type="float" office:value="1.29502" calcext:value-type="float">
            <text:p>1.2950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18645" calcext:value-type="float">
            <text:p>2.18645</text:p>
          </table:table-cell>
          <table:table-cell office:value-type="float" office:value="0.974483" calcext:value-type="float">
            <text:p>0.974483</text:p>
          </table:table-cell>
          <table:table-cell office:value-type="float" office:value="1.30266" calcext:value-type="float">
            <text:p>1.3026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1744" calcext:value-type="float">
            <text:p>2.1744</text:p>
          </table:table-cell>
          <table:table-cell office:value-type="float" office:value="0.974321" calcext:value-type="float">
            <text:p>0.974321</text:p>
          </table:table-cell>
          <table:table-cell office:value-type="float" office:value="1.30988" calcext:value-type="float">
            <text:p>1.3098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16317" calcext:value-type="float">
            <text:p>2.16317</text:p>
          </table:table-cell>
          <table:table-cell office:value-type="float" office:value="0.974163" calcext:value-type="float">
            <text:p>0.974163</text:p>
          </table:table-cell>
          <table:table-cell office:value-type="float" office:value="1.31668" calcext:value-type="float">
            <text:p>1.3166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15272" calcext:value-type="float">
            <text:p>2.15272</text:p>
          </table:table-cell>
          <table:table-cell office:value-type="float" office:value="0.974009" calcext:value-type="float">
            <text:p>0.974009</text:p>
          </table:table-cell>
          <table:table-cell office:value-type="float" office:value="1.32307" calcext:value-type="float">
            <text:p>1.3230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14301" calcext:value-type="float">
            <text:p>2.14301</text:p>
          </table:table-cell>
          <table:table-cell office:value-type="float" office:value="0.97386" calcext:value-type="float">
            <text:p>0.97386</text:p>
          </table:table-cell>
          <table:table-cell office:value-type="float" office:value="1.32907" calcext:value-type="float">
            <text:p>1.329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13401" calcext:value-type="float">
            <text:p>2.13401</text:p>
          </table:table-cell>
          <table:table-cell office:value-type="float" office:value="0.973716" calcext:value-type="float">
            <text:p>0.973716</text:p>
          </table:table-cell>
          <table:table-cell office:value-type="float" office:value="1.33467" calcext:value-type="float">
            <text:p>1.3346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12568" calcext:value-type="float">
            <text:p>2.12568</text:p>
          </table:table-cell>
          <table:table-cell office:value-type="float" office:value="0.973577" calcext:value-type="float">
            <text:p>0.973577</text:p>
          </table:table-cell>
          <table:table-cell office:value-type="float" office:value="1.33991" calcext:value-type="float">
            <text:p>1.3399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11799" calcext:value-type="float">
            <text:p>2.11799</text:p>
          </table:table-cell>
          <table:table-cell office:value-type="float" office:value="0.973443" calcext:value-type="float">
            <text:p>0.973443</text:p>
          </table:table-cell>
          <table:table-cell office:value-type="float" office:value="1.34477" calcext:value-type="float">
            <text:p>1.3447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1109" calcext:value-type="float">
            <text:p>2.1109</text:p>
          </table:table-cell>
          <table:table-cell office:value-type="float" office:value="0.973316" calcext:value-type="float">
            <text:p>0.973316</text:p>
          </table:table-cell>
          <table:table-cell office:value-type="float" office:value="1.34929" calcext:value-type="float">
            <text:p>1.3492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10438" calcext:value-type="float">
            <text:p>2.10438</text:p>
          </table:table-cell>
          <table:table-cell office:value-type="float" office:value="0.973195" calcext:value-type="float">
            <text:p>0.973195</text:p>
          </table:table-cell>
          <table:table-cell office:value-type="float" office:value="1.35347" calcext:value-type="float">
            <text:p>1.3534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09839" calcext:value-type="float">
            <text:p>2.09839</text:p>
          </table:table-cell>
          <table:table-cell office:value-type="float" office:value="0.97308" calcext:value-type="float">
            <text:p>0.97308</text:p>
          </table:table-cell>
          <table:table-cell office:value-type="float" office:value="1.35734" calcext:value-type="float">
            <text:p>1.357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09291" calcext:value-type="float">
            <text:p>2.09291</text:p>
          </table:table-cell>
          <table:table-cell office:value-type="float" office:value="0.972971" calcext:value-type="float">
            <text:p>0.972971</text:p>
          </table:table-cell>
          <table:table-cell office:value-type="float" office:value="1.3609" calcext:value-type="float">
            <text:p>1.360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08789" calcext:value-type="float">
            <text:p>2.08789</text:p>
          </table:table-cell>
          <table:table-cell office:value-type="float" office:value="0.972868" calcext:value-type="float">
            <text:p>0.972868</text:p>
          </table:table-cell>
          <table:table-cell office:value-type="float" office:value="1.36417" calcext:value-type="float">
            <text:p>1.3641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08331" calcext:value-type="float">
            <text:p>2.08331</text:p>
          </table:table-cell>
          <table:table-cell office:value-type="float" office:value="0.972771" calcext:value-type="float">
            <text:p>0.972771</text:p>
          </table:table-cell>
          <table:table-cell office:value-type="float" office:value="1.36717" calcext:value-type="float">
            <text:p>1.367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07914" calcext:value-type="float">
            <text:p>2.07914</text:p>
          </table:table-cell>
          <table:table-cell office:value-type="float" office:value="0.972681" calcext:value-type="float">
            <text:p>0.972681</text:p>
          </table:table-cell>
          <table:table-cell office:value-type="float" office:value="1.36991" calcext:value-type="float">
            <text:p>1.3699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07536" calcext:value-type="float">
            <text:p>2.07536</text:p>
          </table:table-cell>
          <table:table-cell office:value-type="float" office:value="0.972596" calcext:value-type="float">
            <text:p>0.972596</text:p>
          </table:table-cell>
          <table:table-cell office:value-type="float" office:value="1.37241" calcext:value-type="float">
            <text:p>1.3724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07192" calcext:value-type="float">
            <text:p>2.07192</text:p>
          </table:table-cell>
          <table:table-cell office:value-type="float" office:value="0.972517" calcext:value-type="float">
            <text:p>0.972517</text:p>
          </table:table-cell>
          <table:table-cell office:value-type="float" office:value="1.37469" calcext:value-type="float">
            <text:p>1.3746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06881" calcext:value-type="float">
            <text:p>2.06881</text:p>
          </table:table-cell>
          <table:table-cell office:value-type="float" office:value="0.972444" calcext:value-type="float">
            <text:p>0.972444</text:p>
          </table:table-cell>
          <table:table-cell office:value-type="float" office:value="1.37676" calcext:value-type="float">
            <text:p>1.3767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066" calcext:value-type="float">
            <text:p>2.066</text:p>
          </table:table-cell>
          <table:table-cell office:value-type="float" office:value="0.972376" calcext:value-type="float">
            <text:p>0.972376</text:p>
          </table:table-cell>
          <table:table-cell office:value-type="float" office:value="1.37863" calcext:value-type="float">
            <text:p>1.3786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06348" calcext:value-type="float">
            <text:p>2.06348</text:p>
          </table:table-cell>
          <table:table-cell office:value-type="float" office:value="0.972313" calcext:value-type="float">
            <text:p>0.972313</text:p>
          </table:table-cell>
          <table:table-cell office:value-type="float" office:value="1.38032" calcext:value-type="float">
            <text:p>1.3803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0612" calcext:value-type="float">
            <text:p>2.0612</text:p>
          </table:table-cell>
          <table:table-cell office:value-type="float" office:value="0.972255" calcext:value-type="float">
            <text:p>0.972255</text:p>
          </table:table-cell>
          <table:table-cell office:value-type="float" office:value="1.38185" calcext:value-type="float">
            <text:p>1.3818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05916" calcext:value-type="float">
            <text:p>2.05916</text:p>
          </table:table-cell>
          <table:table-cell office:value-type="float" office:value="0.972202" calcext:value-type="float">
            <text:p>0.972202</text:p>
          </table:table-cell>
          <table:table-cell office:value-type="float" office:value="1.38322" calcext:value-type="float">
            <text:p>1.3832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05734" calcext:value-type="float">
            <text:p>2.05734</text:p>
          </table:table-cell>
          <table:table-cell office:value-type="float" office:value="0.972153" calcext:value-type="float">
            <text:p>0.972153</text:p>
          </table:table-cell>
          <table:table-cell office:value-type="float" office:value="1.38444" calcext:value-type="float">
            <text:p>1.384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05571" calcext:value-type="float">
            <text:p>2.05571</text:p>
          </table:table-cell>
          <table:table-cell office:value-type="float" office:value="0.972109" calcext:value-type="float">
            <text:p>0.972109</text:p>
          </table:table-cell>
          <table:table-cell office:value-type="float" office:value="1.38554" calcext:value-type="float">
            <text:p>1.3855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05425" calcext:value-type="float">
            <text:p>2.05425</text:p>
          </table:table-cell>
          <table:table-cell office:value-type="float" office:value="0.972068" calcext:value-type="float">
            <text:p>0.972068</text:p>
          </table:table-cell>
          <table:table-cell office:value-type="float" office:value="1.38653" calcext:value-type="float">
            <text:p>1.3865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05296" calcext:value-type="float">
            <text:p>2.05296</text:p>
          </table:table-cell>
          <table:table-cell office:value-type="float" office:value="0.972031" calcext:value-type="float">
            <text:p>0.972031</text:p>
          </table:table-cell>
          <table:table-cell office:value-type="float" office:value="1.3874" calcext:value-type="float">
            <text:p>1.387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05181" calcext:value-type="float">
            <text:p>2.05181</text:p>
          </table:table-cell>
          <table:table-cell office:value-type="float" office:value="0.971998" calcext:value-type="float">
            <text:p>0.971998</text:p>
          </table:table-cell>
          <table:table-cell office:value-type="float" office:value="1.38817" calcext:value-type="float">
            <text:p>1.3881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0508" calcext:value-type="float">
            <text:p>2.0508</text:p>
          </table:table-cell>
          <table:table-cell office:value-type="float" office:value="0.971968" calcext:value-type="float">
            <text:p>0.971968</text:p>
          </table:table-cell>
          <table:table-cell office:value-type="float" office:value="1.38886" calcext:value-type="float">
            <text:p>1.3888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04991" calcext:value-type="float">
            <text:p>2.04991</text:p>
          </table:table-cell>
          <table:table-cell office:value-type="float" office:value="0.971941" calcext:value-type="float">
            <text:p>0.971941</text:p>
          </table:table-cell>
          <table:table-cell office:value-type="float" office:value="1.38947" calcext:value-type="float">
            <text:p>1.389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04912" calcext:value-type="float">
            <text:p>2.04912</text:p>
          </table:table-cell>
          <table:table-cell office:value-type="float" office:value="0.971916" calcext:value-type="float">
            <text:p>0.971916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04843" calcext:value-type="float">
            <text:p>2.04843</text:p>
          </table:table-cell>
          <table:table-cell office:value-type="float" office:value="0.971895" calcext:value-type="float">
            <text:p>0.971895</text:p>
          </table:table-cell>
          <table:table-cell office:value-type="float" office:value="1.39047" calcext:value-type="float">
            <text:p>1.3904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04782" calcext:value-type="float">
            <text:p>2.04782</text:p>
          </table:table-cell>
          <table:table-cell office:value-type="float" office:value="0.971875" calcext:value-type="float">
            <text:p>0.971875</text:p>
          </table:table-cell>
          <table:table-cell office:value-type="float" office:value="1.39089" calcext:value-type="float">
            <text:p>1.3908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04729" calcext:value-type="float">
            <text:p>2.04729</text:p>
          </table:table-cell>
          <table:table-cell office:value-type="float" office:value="0.971858" calcext:value-type="float">
            <text:p>0.971858</text:p>
          </table:table-cell>
          <table:table-cell office:value-type="float" office:value="1.39125" calcext:value-type="float">
            <text:p>1.3912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04683" calcext:value-type="float">
            <text:p>2.04683</text:p>
          </table:table-cell>
          <table:table-cell office:value-type="float" office:value="0.971842" calcext:value-type="float">
            <text:p>0.971842</text:p>
          </table:table-cell>
          <table:table-cell office:value-type="float" office:value="1.39156" calcext:value-type="float">
            <text:p>1.3915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04643" calcext:value-type="float">
            <text:p>2.04643</text:p>
          </table:table-cell>
          <table:table-cell office:value-type="float" office:value="0.971829" calcext:value-type="float">
            <text:p>0.971829</text:p>
          </table:table-cell>
          <table:table-cell office:value-type="float" office:value="1.39184" calcext:value-type="float">
            <text:p>1.3918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04608" calcext:value-type="float">
            <text:p>2.04608</text:p>
          </table:table-cell>
          <table:table-cell office:value-type="float" office:value="0.971817" calcext:value-type="float">
            <text:p>0.971817</text:p>
          </table:table-cell>
          <table:table-cell office:value-type="float" office:value="1.39207" calcext:value-type="float">
            <text:p>1.3920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04578" calcext:value-type="float">
            <text:p>2.04578</text:p>
          </table:table-cell>
          <table:table-cell office:value-type="float" office:value="0.971806" calcext:value-type="float">
            <text:p>0.971806</text:p>
          </table:table-cell>
          <table:table-cell office:value-type="float" office:value="1.39228" calcext:value-type="float">
            <text:p>1.3922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04552" calcext:value-type="float">
            <text:p>2.04552</text:p>
          </table:table-cell>
          <table:table-cell office:value-type="float" office:value="0.971797" calcext:value-type="float">
            <text:p>0.971797</text:p>
          </table:table-cell>
          <table:table-cell office:value-type="float" office:value="1.39246" calcext:value-type="float">
            <text:p>1.3924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0453" calcext:value-type="float">
            <text:p>2.0453</text:p>
          </table:table-cell>
          <table:table-cell office:value-type="float" office:value="0.971789" calcext:value-type="float">
            <text:p>0.971789</text:p>
          </table:table-cell>
          <table:table-cell office:value-type="float" office:value="1.39261" calcext:value-type="float">
            <text:p>1.3926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04511" calcext:value-type="float">
            <text:p>2.04511</text:p>
          </table:table-cell>
          <table:table-cell office:value-type="float" office:value="0.971782" calcext:value-type="float">
            <text:p>0.971782</text:p>
          </table:table-cell>
          <table:table-cell office:value-type="float" office:value="1.39274" calcext:value-type="float">
            <text:p>1.3927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04495" calcext:value-type="float">
            <text:p>2.04495</text:p>
          </table:table-cell>
          <table:table-cell office:value-type="float" office:value="0.971776" calcext:value-type="float">
            <text:p>0.971776</text:p>
          </table:table-cell>
          <table:table-cell office:value-type="float" office:value="1.39285" calcext:value-type="float">
            <text:p>1.3928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04481" calcext:value-type="float">
            <text:p>2.04481</text:p>
          </table:table-cell>
          <table:table-cell office:value-type="float" office:value="0.971771" calcext:value-type="float">
            <text:p>0.971771</text:p>
          </table:table-cell>
          <table:table-cell office:value-type="float" office:value="1.39294" calcext:value-type="float">
            <text:p>1.3929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04469" calcext:value-type="float">
            <text:p>2.04469</text:p>
          </table:table-cell>
          <table:table-cell office:value-type="float" office:value="0.971766" calcext:value-type="float">
            <text:p>0.971766</text:p>
          </table:table-cell>
          <table:table-cell office:value-type="float" office:value="1.39302" calcext:value-type="float">
            <text:p>1.3930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04459" calcext:value-type="float">
            <text:p>2.04459</text:p>
          </table:table-cell>
          <table:table-cell office:value-type="float" office:value="0.971762" calcext:value-type="float">
            <text:p>0.971762</text:p>
          </table:table-cell>
          <table:table-cell office:value-type="float" office:value="1.39309" calcext:value-type="float">
            <text:p>1.3930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04451" calcext:value-type="float">
            <text:p>2.04451</text:p>
          </table:table-cell>
          <table:table-cell office:value-type="float" office:value="0.971759" calcext:value-type="float">
            <text:p>0.971759</text:p>
          </table:table-cell>
          <table:table-cell office:value-type="float" office:value="1.39315" calcext:value-type="float">
            <text:p>1.393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04444" calcext:value-type="float">
            <text:p>2.04444</text:p>
          </table:table-cell>
          <table:table-cell office:value-type="float" office:value="0.971756" calcext:value-type="float">
            <text:p>0.971756</text:p>
          </table:table-cell>
          <table:table-cell office:value-type="float" office:value="1.39319" calcext:value-type="float">
            <text:p>1.3931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4439" calcext:value-type="float">
            <text:p>2.04439</text:p>
          </table:table-cell>
          <table:table-cell office:value-type="float" office:value="0.971753" calcext:value-type="float">
            <text:p>0.971753</text:p>
          </table:table-cell>
          <table:table-cell office:value-type="float" office:value="1.39323" calcext:value-type="float">
            <text:p>1.393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04434" calcext:value-type="float">
            <text:p>2.04434</text:p>
          </table:table-cell>
          <table:table-cell office:value-type="float" office:value="0.971751" calcext:value-type="float">
            <text:p>0.971751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0443" calcext:value-type="float">
            <text:p>2.0443</text:p>
          </table:table-cell>
          <table:table-cell office:value-type="float" office:value="0.97175" calcext:value-type="float">
            <text:p>0.97175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04427" calcext:value-type="float">
            <text:p>2.04427</text:p>
          </table:table-cell>
          <table:table-cell office:value-type="float" office:value="0.971748" calcext:value-type="float">
            <text:p>0.971748</text:p>
          </table:table-cell>
          <table:table-cell office:value-type="float" office:value="1.39331" calcext:value-type="float">
            <text:p>1.3933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04425" calcext:value-type="float">
            <text:p>2.04425</text:p>
          </table:table-cell>
          <table:table-cell office:value-type="float" office:value="0.971747" calcext:value-type="float">
            <text:p>0.971747</text:p>
          </table:table-cell>
          <table:table-cell office:value-type="float" office:value="1.39333" calcext:value-type="float">
            <text:p>1.3933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04423" calcext:value-type="float">
            <text:p>2.04423</text:p>
          </table:table-cell>
          <table:table-cell office:value-type="float" office:value="0.971746" calcext:value-type="float">
            <text:p>0.971746</text:p>
          </table:table-cell>
          <table:table-cell office:value-type="float" office:value="1.39334" calcext:value-type="float">
            <text:p>1.3933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04422" calcext:value-type="float">
            <text:p>2.04422</text:p>
          </table:table-cell>
          <table:table-cell office:value-type="float" office:value="0.971746" calcext:value-type="float">
            <text:p>0.971746</text:p>
          </table:table-cell>
          <table:table-cell office:value-type="float" office:value="1.39335" calcext:value-type="float">
            <text:p>1.3933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04421" calcext:value-type="float">
            <text:p>2.04421</text:p>
          </table:table-cell>
          <table:table-cell office:value-type="float" office:value="0.971745" calcext:value-type="float">
            <text:p>0.971745</text:p>
          </table:table-cell>
          <table:table-cell office:value-type="float" office:value="1.39336" calcext:value-type="float">
            <text:p>1.3933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0442" calcext:value-type="float">
            <text:p>2.0442</text:p>
          </table:table-cell>
          <table:table-cell office:value-type="float" office:value="0.971745" calcext:value-type="float">
            <text:p>0.971745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0.971744" calcext:value-type="float">
            <text:p>0.971744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0.971744" calcext:value-type="float">
            <text:p>0.971744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0.971744" calcext:value-type="float">
            <text:p>0.971744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0.971744" calcext:value-type="float">
            <text:p>0.971744</text:p>
          </table:table-cell>
          <table:table-cell office:value-type="float" office:value="1.39338" calcext:value-type="float">
            <text:p>1.3933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0.971744" calcext:value-type="float">
            <text:p>0.971744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0.971744" calcext:value-type="float">
            <text:p>0.971744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0442" calcext:value-type="float">
            <text:p>2.0442</text:p>
          </table:table-cell>
          <table:table-cell office:value-type="float" office:value="0.971744" calcext:value-type="float">
            <text:p>0.971744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0442" calcext:value-type="float">
            <text:p>2.0442</text:p>
          </table:table-cell>
          <table:table-cell office:value-type="float" office:value="0.971745" calcext:value-type="float">
            <text:p>0.971745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0442" calcext:value-type="float">
            <text:p>2.0442</text:p>
          </table:table-cell>
          <table:table-cell office:value-type="float" office:value="0.971745" calcext:value-type="float">
            <text:p>0.971745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04421" calcext:value-type="float">
            <text:p>2.04421</text:p>
          </table:table-cell>
          <table:table-cell office:value-type="float" office:value="0.971745" calcext:value-type="float">
            <text:p>0.971745</text:p>
          </table:table-cell>
          <table:table-cell office:value-type="float" office:value="1.39337" calcext:value-type="float">
            <text:p>1.3933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04421" calcext:value-type="float">
            <text:p>2.04421</text:p>
          </table:table-cell>
          <table:table-cell office:value-type="float" office:value="0.971746" calcext:value-type="float">
            <text:p>0.971746</text:p>
          </table:table-cell>
          <table:table-cell office:value-type="float" office:value="1.39336" calcext:value-type="float">
            <text:p>1.3933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04422" calcext:value-type="float">
            <text:p>2.04422</text:p>
          </table:table-cell>
          <table:table-cell office:value-type="float" office:value="0.971746" calcext:value-type="float">
            <text:p>0.971746</text:p>
          </table:table-cell>
          <table:table-cell office:value-type="float" office:value="1.39336" calcext:value-type="float">
            <text:p>1.3933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04422" calcext:value-type="float">
            <text:p>2.04422</text:p>
          </table:table-cell>
          <table:table-cell office:value-type="float" office:value="0.971747" calcext:value-type="float">
            <text:p>0.971747</text:p>
          </table:table-cell>
          <table:table-cell office:value-type="float" office:value="1.39336" calcext:value-type="float">
            <text:p>1.3933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04423" calcext:value-type="float">
            <text:p>2.04423</text:p>
          </table:table-cell>
          <table:table-cell office:value-type="float" office:value="0.971747" calcext:value-type="float">
            <text:p>0.971747</text:p>
          </table:table-cell>
          <table:table-cell office:value-type="float" office:value="1.39336" calcext:value-type="float">
            <text:p>1.3933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04423" calcext:value-type="float">
            <text:p>2.04423</text:p>
          </table:table-cell>
          <table:table-cell office:value-type="float" office:value="0.971748" calcext:value-type="float">
            <text:p>0.971748</text:p>
          </table:table-cell>
          <table:table-cell office:value-type="float" office:value="1.39335" calcext:value-type="float">
            <text:p>1.3933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04424" calcext:value-type="float">
            <text:p>2.04424</text:p>
          </table:table-cell>
          <table:table-cell office:value-type="float" office:value="0.971748" calcext:value-type="float">
            <text:p>0.971748</text:p>
          </table:table-cell>
          <table:table-cell office:value-type="float" office:value="1.39335" calcext:value-type="float">
            <text:p>1.3933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04424" calcext:value-type="float">
            <text:p>2.04424</text:p>
          </table:table-cell>
          <table:table-cell office:value-type="float" office:value="0.971749" calcext:value-type="float">
            <text:p>0.971749</text:p>
          </table:table-cell>
          <table:table-cell office:value-type="float" office:value="1.39335" calcext:value-type="float">
            <text:p>1.3933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04425" calcext:value-type="float">
            <text:p>2.04425</text:p>
          </table:table-cell>
          <table:table-cell office:value-type="float" office:value="0.971749" calcext:value-type="float">
            <text:p>0.971749</text:p>
          </table:table-cell>
          <table:table-cell office:value-type="float" office:value="1.39335" calcext:value-type="float">
            <text:p>1.3933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04425" calcext:value-type="float">
            <text:p>2.04425</text:p>
          </table:table-cell>
          <table:table-cell office:value-type="float" office:value="0.97175" calcext:value-type="float">
            <text:p>0.97175</text:p>
          </table:table-cell>
          <table:table-cell office:value-type="float" office:value="1.39334" calcext:value-type="float">
            <text:p>1.3933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04426" calcext:value-type="float">
            <text:p>2.04426</text:p>
          </table:table-cell>
          <table:table-cell office:value-type="float" office:value="0.97175" calcext:value-type="float">
            <text:p>0.97175</text:p>
          </table:table-cell>
          <table:table-cell office:value-type="float" office:value="1.39334" calcext:value-type="float">
            <text:p>1.3933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04426" calcext:value-type="float">
            <text:p>2.04426</text:p>
          </table:table-cell>
          <table:table-cell office:value-type="float" office:value="0.971751" calcext:value-type="float">
            <text:p>0.971751</text:p>
          </table:table-cell>
          <table:table-cell office:value-type="float" office:value="1.39334" calcext:value-type="float">
            <text:p>1.3933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04427" calcext:value-type="float">
            <text:p>2.04427</text:p>
          </table:table-cell>
          <table:table-cell office:value-type="float" office:value="0.971751" calcext:value-type="float">
            <text:p>0.971751</text:p>
          </table:table-cell>
          <table:table-cell office:value-type="float" office:value="1.39334" calcext:value-type="float">
            <text:p>1.3933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04427" calcext:value-type="float">
            <text:p>2.04427</text:p>
          </table:table-cell>
          <table:table-cell office:value-type="float" office:value="0.971752" calcext:value-type="float">
            <text:p>0.971752</text:p>
          </table:table-cell>
          <table:table-cell office:value-type="float" office:value="1.39333" calcext:value-type="float">
            <text:p>1.393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04428" calcext:value-type="float">
            <text:p>2.04428</text:p>
          </table:table-cell>
          <table:table-cell office:value-type="float" office:value="0.971752" calcext:value-type="float">
            <text:p>0.971752</text:p>
          </table:table-cell>
          <table:table-cell office:value-type="float" office:value="1.39333" calcext:value-type="float">
            <text:p>1.393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04428" calcext:value-type="float">
            <text:p>2.04428</text:p>
          </table:table-cell>
          <table:table-cell office:value-type="float" office:value="0.971753" calcext:value-type="float">
            <text:p>0.971753</text:p>
          </table:table-cell>
          <table:table-cell office:value-type="float" office:value="1.39333" calcext:value-type="float">
            <text:p>1.3933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04429" calcext:value-type="float">
            <text:p>2.04429</text:p>
          </table:table-cell>
          <table:table-cell office:value-type="float" office:value="0.971753" calcext:value-type="float">
            <text:p>0.971753</text:p>
          </table:table-cell>
          <table:table-cell office:value-type="float" office:value="1.39333" calcext:value-type="float">
            <text:p>1.3933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04429" calcext:value-type="float">
            <text:p>2.04429</text:p>
          </table:table-cell>
          <table:table-cell office:value-type="float" office:value="0.971754" calcext:value-type="float">
            <text:p>0.971754</text:p>
          </table:table-cell>
          <table:table-cell office:value-type="float" office:value="1.39332" calcext:value-type="float">
            <text:p>1.3933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0443" calcext:value-type="float">
            <text:p>2.0443</text:p>
          </table:table-cell>
          <table:table-cell office:value-type="float" office:value="0.971754" calcext:value-type="float">
            <text:p>0.971754</text:p>
          </table:table-cell>
          <table:table-cell office:value-type="float" office:value="1.39332" calcext:value-type="float">
            <text:p>1.3933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0443" calcext:value-type="float">
            <text:p>2.0443</text:p>
          </table:table-cell>
          <table:table-cell office:value-type="float" office:value="0.971755" calcext:value-type="float">
            <text:p>0.971755</text:p>
          </table:table-cell>
          <table:table-cell office:value-type="float" office:value="1.39332" calcext:value-type="float">
            <text:p>1.3933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04431" calcext:value-type="float">
            <text:p>2.04431</text:p>
          </table:table-cell>
          <table:table-cell office:value-type="float" office:value="0.971755" calcext:value-type="float">
            <text:p>0.971755</text:p>
          </table:table-cell>
          <table:table-cell office:value-type="float" office:value="1.39332" calcext:value-type="float">
            <text:p>1.3933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04431" calcext:value-type="float">
            <text:p>2.04431</text:p>
          </table:table-cell>
          <table:table-cell office:value-type="float" office:value="0.971756" calcext:value-type="float">
            <text:p>0.971756</text:p>
          </table:table-cell>
          <table:table-cell office:value-type="float" office:value="1.39331" calcext:value-type="float">
            <text:p>1.3933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04431" calcext:value-type="float">
            <text:p>2.04431</text:p>
          </table:table-cell>
          <table:table-cell office:value-type="float" office:value="0.971757" calcext:value-type="float">
            <text:p>0.971757</text:p>
          </table:table-cell>
          <table:table-cell office:value-type="float" office:value="1.39331" calcext:value-type="float">
            <text:p>1.3933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04432" calcext:value-type="float">
            <text:p>2.04432</text:p>
          </table:table-cell>
          <table:table-cell office:value-type="float" office:value="0.971757" calcext:value-type="float">
            <text:p>0.971757</text:p>
          </table:table-cell>
          <table:table-cell office:value-type="float" office:value="1.39331" calcext:value-type="float">
            <text:p>1.3933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04432" calcext:value-type="float">
            <text:p>2.04432</text:p>
          </table:table-cell>
          <table:table-cell office:value-type="float" office:value="0.971758" calcext:value-type="float">
            <text:p>0.971758</text:p>
          </table:table-cell>
          <table:table-cell office:value-type="float" office:value="1.39331" calcext:value-type="float">
            <text:p>1.3933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04433" calcext:value-type="float">
            <text:p>2.04433</text:p>
          </table:table-cell>
          <table:table-cell office:value-type="float" office:value="0.971759" calcext:value-type="float">
            <text:p>0.971759</text:p>
          </table:table-cell>
          <table:table-cell office:value-type="float" office:value="1.39331" calcext:value-type="float">
            <text:p>1.3933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04433" calcext:value-type="float">
            <text:p>2.04433</text:p>
          </table:table-cell>
          <table:table-cell office:value-type="float" office:value="0.97176" calcext:value-type="float">
            <text:p>0.97176</text:p>
          </table:table-cell>
          <table:table-cell office:value-type="float" office:value="1.3933" calcext:value-type="float">
            <text:p>1.393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04434" calcext:value-type="float">
            <text:p>2.04434</text:p>
          </table:table-cell>
          <table:table-cell office:value-type="float" office:value="0.97176" calcext:value-type="float">
            <text:p>0.97176</text:p>
          </table:table-cell>
          <table:table-cell office:value-type="float" office:value="1.3933" calcext:value-type="float">
            <text:p>1.393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04434" calcext:value-type="float">
            <text:p>2.04434</text:p>
          </table:table-cell>
          <table:table-cell office:value-type="float" office:value="0.971761" calcext:value-type="float">
            <text:p>0.971761</text:p>
          </table:table-cell>
          <table:table-cell office:value-type="float" office:value="1.3933" calcext:value-type="float">
            <text:p>1.393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04435" calcext:value-type="float">
            <text:p>2.04435</text:p>
          </table:table-cell>
          <table:table-cell office:value-type="float" office:value="0.971762" calcext:value-type="float">
            <text:p>0.971762</text:p>
          </table:table-cell>
          <table:table-cell office:value-type="float" office:value="1.3933" calcext:value-type="float">
            <text:p>1.393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04435" calcext:value-type="float">
            <text:p>2.04435</text:p>
          </table:table-cell>
          <table:table-cell office:value-type="float" office:value="0.971762" calcext:value-type="float">
            <text:p>0.971762</text:p>
          </table:table-cell>
          <table:table-cell office:value-type="float" office:value="1.3933" calcext:value-type="float">
            <text:p>1.393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04435" calcext:value-type="float">
            <text:p>2.04435</text:p>
          </table:table-cell>
          <table:table-cell office:value-type="float" office:value="0.971763" calcext:value-type="float">
            <text:p>0.971763</text:p>
          </table:table-cell>
          <table:table-cell office:value-type="float" office:value="1.3933" calcext:value-type="float">
            <text:p>1.393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04436" calcext:value-type="float">
            <text:p>2.04436</text:p>
          </table:table-cell>
          <table:table-cell office:value-type="float" office:value="0.971764" calcext:value-type="float">
            <text:p>0.971764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04436" calcext:value-type="float">
            <text:p>2.04436</text:p>
          </table:table-cell>
          <table:table-cell office:value-type="float" office:value="0.971765" calcext:value-type="float">
            <text:p>0.971765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04437" calcext:value-type="float">
            <text:p>2.04437</text:p>
          </table:table-cell>
          <table:table-cell office:value-type="float" office:value="0.971766" calcext:value-type="float">
            <text:p>0.971766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04437" calcext:value-type="float">
            <text:p>2.04437</text:p>
          </table:table-cell>
          <table:table-cell office:value-type="float" office:value="0.971767" calcext:value-type="float">
            <text:p>0.971767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04437" calcext:value-type="float">
            <text:p>2.04437</text:p>
          </table:table-cell>
          <table:table-cell office:value-type="float" office:value="0.971768" calcext:value-type="float">
            <text:p>0.971768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0.971769" calcext:value-type="float">
            <text:p>0.971769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0.971771" calcext:value-type="float">
            <text:p>0.971771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04439" calcext:value-type="float">
            <text:p>2.04439</text:p>
          </table:table-cell>
          <table:table-cell office:value-type="float" office:value="0.971772" calcext:value-type="float">
            <text:p>0.971772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04439" calcext:value-type="float">
            <text:p>2.04439</text:p>
          </table:table-cell>
          <table:table-cell office:value-type="float" office:value="0.971773" calcext:value-type="float">
            <text:p>0.971773</text:p>
          </table:table-cell>
          <table:table-cell office:value-type="float" office:value="1.39329" calcext:value-type="float">
            <text:p>1.3932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04439" calcext:value-type="float">
            <text:p>2.04439</text:p>
          </table:table-cell>
          <table:table-cell office:value-type="float" office:value="0.971774" calcext:value-type="float">
            <text:p>0.971774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0444" calcext:value-type="float">
            <text:p>2.0444</text:p>
          </table:table-cell>
          <table:table-cell office:value-type="float" office:value="0.971776" calcext:value-type="float">
            <text:p>0.971776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0444" calcext:value-type="float">
            <text:p>2.0444</text:p>
          </table:table-cell>
          <table:table-cell office:value-type="float" office:value="0.971777" calcext:value-type="float">
            <text:p>0.971777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04441" calcext:value-type="float">
            <text:p>2.04441</text:p>
          </table:table-cell>
          <table:table-cell office:value-type="float" office:value="0.971778" calcext:value-type="float">
            <text:p>0.971778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04441" calcext:value-type="float">
            <text:p>2.04441</text:p>
          </table:table-cell>
          <table:table-cell office:value-type="float" office:value="0.971779" calcext:value-type="float">
            <text:p>0.971779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04441" calcext:value-type="float">
            <text:p>2.04441</text:p>
          </table:table-cell>
          <table:table-cell office:value-type="float" office:value="0.971781" calcext:value-type="float">
            <text:p>0.971781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04442" calcext:value-type="float">
            <text:p>2.04442</text:p>
          </table:table-cell>
          <table:table-cell office:value-type="float" office:value="0.971782" calcext:value-type="float">
            <text:p>0.971782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04442" calcext:value-type="float">
            <text:p>2.04442</text:p>
          </table:table-cell>
          <table:table-cell office:value-type="float" office:value="0.971783" calcext:value-type="float">
            <text:p>0.971783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04443" calcext:value-type="float">
            <text:p>2.04443</text:p>
          </table:table-cell>
          <table:table-cell office:value-type="float" office:value="0.971784" calcext:value-type="float">
            <text:p>0.971784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04443" calcext:value-type="float">
            <text:p>2.04443</text:p>
          </table:table-cell>
          <table:table-cell office:value-type="float" office:value="0.971786" calcext:value-type="float">
            <text:p>0.971786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04444" calcext:value-type="float">
            <text:p>2.04444</text:p>
          </table:table-cell>
          <table:table-cell office:value-type="float" office:value="0.971787" calcext:value-type="float">
            <text:p>0.971787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04444" calcext:value-type="float">
            <text:p>2.04444</text:p>
          </table:table-cell>
          <table:table-cell office:value-type="float" office:value="0.971788" calcext:value-type="float">
            <text:p>0.971788</text:p>
          </table:table-cell>
          <table:table-cell office:value-type="float" office:value="1.39328" calcext:value-type="float">
            <text:p>1.3932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04444" calcext:value-type="float">
            <text:p>2.04444</text:p>
          </table:table-cell>
          <table:table-cell office:value-type="float" office:value="0.97179" calcext:value-type="float">
            <text:p>0.97179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04445" calcext:value-type="float">
            <text:p>2.04445</text:p>
          </table:table-cell>
          <table:table-cell office:value-type="float" office:value="0.971791" calcext:value-type="float">
            <text:p>0.971791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04445" calcext:value-type="float">
            <text:p>2.04445</text:p>
          </table:table-cell>
          <table:table-cell office:value-type="float" office:value="0.971793" calcext:value-type="float">
            <text:p>0.971793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04446" calcext:value-type="float">
            <text:p>2.04446</text:p>
          </table:table-cell>
          <table:table-cell office:value-type="float" office:value="0.971795" calcext:value-type="float">
            <text:p>0.971795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04446" calcext:value-type="float">
            <text:p>2.04446</text:p>
          </table:table-cell>
          <table:table-cell office:value-type="float" office:value="0.971797" calcext:value-type="float">
            <text:p>0.971797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04447" calcext:value-type="float">
            <text:p>2.04447</text:p>
          </table:table-cell>
          <table:table-cell office:value-type="float" office:value="0.971799" calcext:value-type="float">
            <text:p>0.971799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04447" calcext:value-type="float">
            <text:p>2.04447</text:p>
          </table:table-cell>
          <table:table-cell office:value-type="float" office:value="0.971801" calcext:value-type="float">
            <text:p>0.971801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04448" calcext:value-type="float">
            <text:p>2.04448</text:p>
          </table:table-cell>
          <table:table-cell office:value-type="float" office:value="0.971803" calcext:value-type="float">
            <text:p>0.971803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04448" calcext:value-type="float">
            <text:p>2.04448</text:p>
          </table:table-cell>
          <table:table-cell office:value-type="float" office:value="0.971804" calcext:value-type="float">
            <text:p>0.971804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04448" calcext:value-type="float">
            <text:p>2.04448</text:p>
          </table:table-cell>
          <table:table-cell office:value-type="float" office:value="0.971806" calcext:value-type="float">
            <text:p>0.971806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04449" calcext:value-type="float">
            <text:p>2.04449</text:p>
          </table:table-cell>
          <table:table-cell office:value-type="float" office:value="0.971808" calcext:value-type="float">
            <text:p>0.971808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04449" calcext:value-type="float">
            <text:p>2.04449</text:p>
          </table:table-cell>
          <table:table-cell office:value-type="float" office:value="0.971809" calcext:value-type="float">
            <text:p>0.971809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04449" calcext:value-type="float">
            <text:p>2.04449</text:p>
          </table:table-cell>
          <table:table-cell office:value-type="float" office:value="0.97181" calcext:value-type="float">
            <text:p>0.97181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04449" calcext:value-type="float">
            <text:p>2.04449</text:p>
          </table:table-cell>
          <table:table-cell office:value-type="float" office:value="0.971809" calcext:value-type="float">
            <text:p>0.971809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04449" calcext:value-type="float">
            <text:p>2.04449</text:p>
          </table:table-cell>
          <table:table-cell office:value-type="float" office:value="0.971808" calcext:value-type="float">
            <text:p>0.971808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04449" calcext:value-type="float">
            <text:p>2.04449</text:p>
          </table:table-cell>
          <table:table-cell office:value-type="float" office:value="0.971805" calcext:value-type="float">
            <text:p>0.971805</text:p>
          </table:table-cell>
          <table:table-cell office:value-type="float" office:value="1.39327" calcext:value-type="float">
            <text:p>1.393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04448" calcext:value-type="float">
            <text:p>2.04448</text:p>
          </table:table-cell>
          <table:table-cell office:value-type="float" office:value="0.971799" calcext:value-type="float">
            <text:p>0.971799</text:p>
          </table:table-cell>
          <table:table-cell office:value-type="float" office:value="1.39326" calcext:value-type="float">
            <text:p>1.3932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04447" calcext:value-type="float">
            <text:p>2.04447</text:p>
          </table:table-cell>
          <table:table-cell office:value-type="float" office:value="0.971788" calcext:value-type="float">
            <text:p>0.971788</text:p>
          </table:table-cell>
          <table:table-cell office:value-type="float" office:value="1.39326" calcext:value-type="float">
            <text:p>1.3932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04445" calcext:value-type="float">
            <text:p>2.04445</text:p>
          </table:table-cell>
          <table:table-cell office:value-type="float" office:value="0.971772" calcext:value-type="float">
            <text:p>0.971772</text:p>
          </table:table-cell>
          <table:table-cell office:value-type="float" office:value="1.39325" calcext:value-type="float">
            <text:p>1.3932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04442" calcext:value-type="float">
            <text:p>2.04442</text:p>
          </table:table-cell>
          <table:table-cell office:value-type="float" office:value="0.971747" calcext:value-type="float">
            <text:p>0.971747</text:p>
          </table:table-cell>
          <table:table-cell office:value-type="float" office:value="1.39324" calcext:value-type="float">
            <text:p>1.3932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04436" calcext:value-type="float">
            <text:p>2.04436</text:p>
          </table:table-cell>
          <table:table-cell office:value-type="float" office:value="0.971708" calcext:value-type="float">
            <text:p>0.971708</text:p>
          </table:table-cell>
          <table:table-cell office:value-type="float" office:value="1.39322" calcext:value-type="float">
            <text:p>1.393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04428" calcext:value-type="float">
            <text:p>2.04428</text:p>
          </table:table-cell>
          <table:table-cell office:value-type="float" office:value="0.971648" calcext:value-type="float">
            <text:p>0.971648</text:p>
          </table:table-cell>
          <table:table-cell office:value-type="float" office:value="1.3932" calcext:value-type="float">
            <text:p>1.393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04416" calcext:value-type="float">
            <text:p>2.04416</text:p>
          </table:table-cell>
          <table:table-cell office:value-type="float" office:value="0.971558" calcext:value-type="float">
            <text:p>0.971558</text:p>
          </table:table-cell>
          <table:table-cell office:value-type="float" office:value="1.39316" calcext:value-type="float">
            <text:p>1.393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04397" calcext:value-type="float">
            <text:p>2.04397</text:p>
          </table:table-cell>
          <table:table-cell office:value-type="float" office:value="0.971423" calcext:value-type="float">
            <text:p>0.971423</text:p>
          </table:table-cell>
          <table:table-cell office:value-type="float" office:value="1.3931" calcext:value-type="float">
            <text:p>1.393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04369" calcext:value-type="float">
            <text:p>2.04369</text:p>
          </table:table-cell>
          <table:table-cell office:value-type="float" office:value="0.971221" calcext:value-type="float">
            <text:p>0.971221</text:p>
          </table:table-cell>
          <table:table-cell office:value-type="float" office:value="1.39302" calcext:value-type="float">
            <text:p>1.3930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04328" calcext:value-type="float">
            <text:p>2.04328</text:p>
          </table:table-cell>
          <table:table-cell office:value-type="float" office:value="0.970921" calcext:value-type="float">
            <text:p>0.970921</text:p>
          </table:table-cell>
          <table:table-cell office:value-type="float" office:value="1.3929" calcext:value-type="float">
            <text:p>1.392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04266" calcext:value-type="float">
            <text:p>2.04266</text:p>
          </table:table-cell>
          <table:table-cell office:value-type="float" office:value="0.970474" calcext:value-type="float">
            <text:p>0.970474</text:p>
          </table:table-cell>
          <table:table-cell office:value-type="float" office:value="1.39271" calcext:value-type="float">
            <text:p>1.3927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04174" calcext:value-type="float">
            <text:p>2.04174</text:p>
          </table:table-cell>
          <table:table-cell office:value-type="float" office:value="0.969812" calcext:value-type="float">
            <text:p>0.969812</text:p>
          </table:table-cell>
          <table:table-cell office:value-type="float" office:value="1.39244" calcext:value-type="float">
            <text:p>1.3924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0.968831" calcext:value-type="float">
            <text:p>0.968831</text:p>
          </table:table-cell>
          <table:table-cell office:value-type="float" office:value="1.39203" calcext:value-type="float">
            <text:p>1.3920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03838" calcext:value-type="float">
            <text:p>2.03838</text:p>
          </table:table-cell>
          <table:table-cell office:value-type="float" office:value="0.967378" calcext:value-type="float">
            <text:p>0.967378</text:p>
          </table:table-cell>
          <table:table-cell office:value-type="float" office:value="1.39144" calcext:value-type="float">
            <text:p>1.3914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03541" calcext:value-type="float">
            <text:p>2.03541</text:p>
          </table:table-cell>
          <table:table-cell office:value-type="float" office:value="0.965231" calcext:value-type="float">
            <text:p>0.965231</text:p>
          </table:table-cell>
          <table:table-cell office:value-type="float" office:value="1.39055" calcext:value-type="float">
            <text:p>1.3905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03104" calcext:value-type="float">
            <text:p>2.03104</text:p>
          </table:table-cell>
          <table:table-cell office:value-type="float" office:value="0.962065" calcext:value-type="float">
            <text:p>0.962065</text:p>
          </table:table-cell>
          <table:table-cell office:value-type="float" office:value="1.38925" calcext:value-type="float">
            <text:p>1.3892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02462" calcext:value-type="float">
            <text:p>2.02462</text:p>
          </table:table-cell>
          <table:table-cell office:value-type="float" office:value="0.957404" calcext:value-type="float">
            <text:p>0.957404</text:p>
          </table:table-cell>
          <table:table-cell office:value-type="float" office:value="1.38733" calcext:value-type="float">
            <text:p>1.3873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01525" calcext:value-type="float">
            <text:p>2.01525</text:p>
          </table:table-cell>
          <table:table-cell office:value-type="float" office:value="0.950568" calcext:value-type="float">
            <text:p>0.950568</text:p>
          </table:table-cell>
          <table:table-cell office:value-type="float" office:value="1.38452" calcext:value-type="float">
            <text:p>1.3845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00162" calcext:value-type="float">
            <text:p>2.00162</text:p>
          </table:table-cell>
          <table:table-cell office:value-type="float" office:value="0.94059" calcext:value-type="float">
            <text:p>0.94059</text:p>
          </table:table-cell>
          <table:table-cell office:value-type="float" office:value="1.38041" calcext:value-type="float">
            <text:p>1.3804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98202" calcext:value-type="float">
            <text:p>1.98202</text:p>
          </table:table-cell>
          <table:table-cell office:value-type="float" office:value="0.926124" calcext:value-type="float">
            <text:p>0.926124</text:p>
          </table:table-cell>
          <table:table-cell office:value-type="float" office:value="1.37446" calcext:value-type="float">
            <text:p>1.3744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95418" calcext:value-type="float">
            <text:p>1.95418</text:p>
          </table:table-cell>
          <table:table-cell office:value-type="float" office:value="0.905356" calcext:value-type="float">
            <text:p>0.905356</text:p>
          </table:table-cell>
          <table:table-cell office:value-type="float" office:value="1.36589" calcext:value-type="float">
            <text:p>1.3658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91537" calcext:value-type="float">
            <text:p>1.91537</text:p>
          </table:table-cell>
          <table:table-cell office:value-type="float" office:value="0.875958" calcext:value-type="float">
            <text:p>0.875958</text:p>
          </table:table-cell>
          <table:table-cell office:value-type="float" office:value="1.35376" calcext:value-type="float">
            <text:p>1.353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86264" calcext:value-type="float">
            <text:p>1.86264</text:p>
          </table:table-cell>
          <table:table-cell office:value-type="float" office:value="0.835154" calcext:value-type="float">
            <text:p>0.835154</text:p>
          </table:table-cell>
          <table:table-cell office:value-type="float" office:value="1.33687" calcext:value-type="float">
            <text:p>1.3368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79347" calcext:value-type="float">
            <text:p>1.79347</text:p>
          </table:table-cell>
          <table:table-cell office:value-type="float" office:value="0.780049" calcext:value-type="float">
            <text:p>0.780049</text:p>
          </table:table-cell>
          <table:table-cell office:value-type="float" office:value="1.31401" calcext:value-type="float">
            <text:p>1.3140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70683" calcext:value-type="float">
            <text:p>1.70683</text:p>
          </table:table-cell>
          <table:table-cell office:value-type="float" office:value="0.708344" calcext:value-type="float">
            <text:p>0.708344</text:p>
          </table:table-cell>
          <table:table-cell office:value-type="float" office:value="1.28417" calcext:value-type="float">
            <text:p>1.2841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6045" calcext:value-type="float">
            <text:p>1.6045</text:p>
          </table:table-cell>
          <table:table-cell office:value-type="float" office:value="0.619553" calcext:value-type="float">
            <text:p>0.619553</text:p>
          </table:table-cell>
          <table:table-cell office:value-type="float" office:value="1.2471" calcext:value-type="float">
            <text:p>1.247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9201" calcext:value-type="float">
            <text:p>1.49201</text:p>
          </table:table-cell>
          <table:table-cell office:value-type="float" office:value="0.516471" calcext:value-type="float">
            <text:p>0.516471</text:p>
          </table:table-cell>
          <table:table-cell office:value-type="float" office:value="1.20401" calcext:value-type="float">
            <text:p>1.2040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3783" calcext:value-type="float">
            <text:p>1.3783</text:p>
          </table:table-cell>
          <table:table-cell office:value-type="float" office:value="0.406135" calcext:value-type="float">
            <text:p>0.406135</text:p>
          </table:table-cell>
          <table:table-cell office:value-type="float" office:value="1.15804" calcext:value-type="float">
            <text:p>1.1580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27356" calcext:value-type="float">
            <text:p>1.27356</text:p>
          </table:table-cell>
          <table:table-cell office:value-type="float" office:value="0.299007" calcext:value-type="float">
            <text:p>0.299007</text:p>
          </table:table-cell>
          <table:table-cell office:value-type="float" office:value="1.11389" calcext:value-type="float">
            <text:p>1.1138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18607" calcext:value-type="float">
            <text:p>1.18607</text:p>
          </table:table-cell>
          <table:table-cell office:value-type="float" office:value="0.205737" calcext:value-type="float">
            <text:p>0.205737</text:p>
          </table:table-cell>
          <table:table-cell office:value-type="float" office:value="1.07627" calcext:value-type="float">
            <text:p>1.0762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11968" calcext:value-type="float">
            <text:p>1.11968</text:p>
          </table:table-cell>
          <table:table-cell office:value-type="float" office:value="0.133045" calcext:value-type="float">
            <text:p>0.133045</text:p>
          </table:table-cell>
          <table:table-cell office:value-type="float" office:value="1.04788" calcext:value-type="float">
            <text:p>1.0478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07349" calcext:value-type="float">
            <text:p>1.07349</text:p>
          </table:table-cell>
          <table:table-cell office:value-type="float" office:value="0.0817977" calcext:value-type="float">
            <text:p>0.0817977</text:p>
          </table:table-cell>
          <table:table-cell office:value-type="float" office:value="1.02861" calcext:value-type="float">
            <text:p>1.0286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04358" calcext:value-type="float">
            <text:p>1.04358</text:p>
          </table:table-cell>
          <table:table-cell office:value-type="float" office:value="0.0484698" calcext:value-type="float">
            <text:p>0.0484698</text:p>
          </table:table-cell>
          <table:table-cell office:value-type="float" office:value="1.01656" calcext:value-type="float">
            <text:p>1.0165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02523" calcext:value-type="float">
            <text:p>1.02523</text:p>
          </table:table-cell>
          <table:table-cell office:value-type="float" office:value="0.0280224" calcext:value-type="float">
            <text:p>0.0280224</text:p>
          </table:table-cell>
          <table:table-cell office:value-type="float" office:value="1.00941" calcext:value-type="float">
            <text:p>1.0094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01438" calcext:value-type="float">
            <text:p>1.01438</text:p>
          </table:table-cell>
          <table:table-cell office:value-type="float" office:value="0.0159529" calcext:value-type="float">
            <text:p>0.0159529</text:p>
          </table:table-cell>
          <table:table-cell office:value-type="float" office:value="1.00529" calcext:value-type="float">
            <text:p>1.0052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00812" calcext:value-type="float">
            <text:p>1.00812</text:p>
          </table:table-cell>
          <table:table-cell office:value-type="float" office:value="0.00899822" calcext:value-type="float">
            <text:p>0.00899822</text:p>
          </table:table-cell>
          <table:table-cell office:value-type="float" office:value="1.00296" calcext:value-type="float">
            <text:p>1.0029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00456" calcext:value-type="float">
            <text:p>1.00456</text:p>
          </table:table-cell>
          <table:table-cell office:value-type="float" office:value="0.00504808" calcext:value-type="float">
            <text:p>0.00504808</text:p>
          </table:table-cell>
          <table:table-cell office:value-type="float" office:value="1.00165" calcext:value-type="float">
            <text:p>1.0016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00255" calcext:value-type="float">
            <text:p>1.00255</text:p>
          </table:table-cell>
          <table:table-cell office:value-type="float" office:value="0.00282327" calcext:value-type="float">
            <text:p>0.00282327</text:p>
          </table:table-cell>
          <table:table-cell office:value-type="float" office:value="1.00092" calcext:value-type="float">
            <text:p>1.0009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00142" calcext:value-type="float">
            <text:p>1.00142</text:p>
          </table:table-cell>
          <table:table-cell office:value-type="float" office:value="0.00157621" calcext:value-type="float">
            <text:p>0.00157621</text:p>
          </table:table-cell>
          <table:table-cell office:value-type="float" office:value="1.00051" calcext:value-type="float">
            <text:p>1.0005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.000879079" calcext:value-type="float">
            <text:p>0.000879079</text:p>
          </table:table-cell>
          <table:table-cell office:value-type="float" office:value="1.00029" calcext:value-type="float">
            <text:p>1.0002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.000489972" calcext:value-type="float">
            <text:p>0.000489972</text:p>
          </table:table-cell>
          <table:table-cell office:value-type="float" office:value="1.00016" calcext:value-type="float">
            <text:p>1.000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000272982" calcext:value-type="float">
            <text:p>0.000272982</text:p>
          </table:table-cell>
          <table:table-cell office:value-type="float" office:value="1.00009" calcext:value-type="float">
            <text:p>1.0000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00014" calcext:value-type="float">
            <text:p>1.00014</text:p>
          </table:table-cell>
          <table:table-cell office:value-type="float" office:value="0.000152054" calcext:value-type="float">
            <text:p>0.000152054</text:p>
          </table:table-cell>
          <table:table-cell office:value-type="float" office:value="1.00005" calcext:value-type="float">
            <text:p>1.0000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0.0000846321" calcext:value-type="float">
            <text:p>8.46321E-005</text:p>
          </table:table-cell>
          <table:table-cell office:value-type="float" office:value="1.00003" calcext:value-type="float">
            <text:p>1.0000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00004" calcext:value-type="float">
            <text:p>1.00004</text:p>
          </table:table-cell>
          <table:table-cell office:value-type="float" office:value="0.0000470499" calcext:value-type="float">
            <text:p>4.70499E-005</text:p>
          </table:table-cell>
          <table:table-cell office:value-type="float" office:value="1.00002" calcext:value-type="float">
            <text:p>1.000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00002" calcext:value-type="float">
            <text:p>1.00002</text:p>
          </table:table-cell>
          <table:table-cell office:value-type="float" office:value="0.0000261301" calcext:value-type="float">
            <text:p>2.61301E-005</text:p>
          </table:table-cell>
          <table:table-cell office:value-type="float" office:value="1.00001" calcext:value-type="float">
            <text:p>1.0000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.0000144718" calcext:value-type="float">
            <text:p>1.44718E-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.00000797504" calcext:value-type="float">
            <text:p>0.000007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0.00000438688" calcext:value-type="float">
            <text:p>4.38688E-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0.00000238418" calcext:value-type="float">
            <text:p>2.38418E-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0.00000126362" calcext:value-type="float">
            <text:p>1.26362E-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0.000000607967" calcext:value-type="float">
            <text:p>0.000000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0.000000286102" calcext:value-type="float">
            <text:p>2.86102E-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0.000000119209" calcext:value-type="float">
            <text:p>1.19209E-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0.0000000357628" calcext:value-type="float">
            <text:p>3.57628E-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9T18:18:06.187932465</dc:date>
    <dc:creator>Manuel Diaz</dc:creator>
    <meta:editing-duration>PT10M2S</meta:editing-duration>
    <meta:editing-cycles>1</meta:editing-cycles>
    <meta:document-statistic meta:table-count="1" meta:cell-count="4003" meta:object-count="3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16cm" svg:y="0.316cm" chart:style-name="ch2">
          <text:p>SHLL solution of Sod's shock tube problem</text:p>
        </chart:title>
        <chart:subtitle svg:x="6.686cm" svg:y="1.275cm" chart:style-name="ch3">
          <text:p>Density Profile</text:p>
        </chart:subtitle>
        <chart:legend chart:legend-position="end" svg:x="15.139cm" svg:y="4.201cm" style:legend-expansion="high" chart:style-name="ch4"/>
        <chart:plot-area chart:style-name="ch5" table:cell-range-address="result.A1:result.B1001" chart:data-source-has-labels="row" svg:x="1.331cm" svg:y="2.138cm" svg:width="13.488cm" svg:height="5.701cm">
          <chartooo:coordinate-region svg:x="1.952cm" svg:y="2.337cm" svg:width="12.495cm" svg:height="4.855cm"/>
          <chart:axis chart:dimension="x" chart:name="primary-x" chart:style-name="ch6">
            <chart:title svg:x="7.674cm" svg:y="8.019cm" chart:style-name="ch7">
              <text:p>cells</text:p>
            </chart:title>
          </chart:axis>
          <chart:axis chart:dimension="y" chart:name="primary-y" chart:style-name="ch6">
            <chart:title svg:x="0.451cm" svg:y="6.408cm" chart:style-name="ch8">
              <text:p>normalized density</text:p>
            </chart:title>
            <chart:grid chart:style-name="ch9" chart:class="major"/>
          </chart:axis>
          <chart:series chart:style-name="ch10" chart:values-cell-range-address="result.B2:result.B1001" chart:label-cell-address="result.B1:result.B1" chart:class="chart:scatter">
            <chart:domain table:cell-range-address="result.A2:result.A1001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result.B1: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A2:result.A1001</svg:desc>
                </draw:g>
              </table:table-cell>
              <table:table-cell office:value-type="float" office:value="10">
                <text:p>10</text:p>
                <draw:g>
                  <svg:desc>result.B2:result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9.99999">
                <text:p>9.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9.99999">
                <text:p>9.9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9.99998">
                <text:p>9.9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9.99998">
                <text:p>9.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9.99997">
                <text:p>9.99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9.99996">
                <text:p>9.99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9.99995">
                <text:p>9.999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9.99994">
                <text:p>9.999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9.99993">
                <text:p>9.999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9.99991">
                <text:p>9.99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9.99989">
                <text:p>9.999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9.99987">
                <text:p>9.999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9.99985">
                <text:p>9.999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9.99982">
                <text:p>9.999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9.99978">
                <text:p>9.999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9.99974">
                <text:p>9.999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.99969">
                <text:p>9.999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.99964">
                <text:p>9.999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9.99957">
                <text:p>9.99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9.9995">
                <text:p>9.99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9.99941">
                <text:p>9.999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.99931">
                <text:p>9.999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.9992">
                <text:p>9.99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.99906">
                <text:p>9.999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.99891">
                <text:p>9.998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.99874">
                <text:p>9.998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.99854">
                <text:p>9.998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.99831">
                <text:p>9.998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.99805">
                <text:p>9.99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.99776">
                <text:p>9.997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.99742">
                <text:p>9.997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.99704">
                <text:p>9.997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.99661">
                <text:p>9.996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.99613">
                <text:p>9.996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.99559">
                <text:p>9.99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.99498">
                <text:p>9.994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.9943">
                <text:p>9.99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.99354">
                <text:p>9.993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.99269">
                <text:p>9.99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.99175">
                <text:p>9.991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.99071">
                <text:p>9.990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.98955">
                <text:p>9.989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.98828">
                <text:p>9.988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.98687">
                <text:p>9.986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.98532">
                <text:p>9.98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.98362">
                <text:p>9.983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.98176">
                <text:p>9.981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.97972">
                <text:p>9.97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.9775">
                <text:p>9.97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.97509">
                <text:p>9.975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.97247">
                <text:p>9.972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.96962">
                <text:p>9.969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9.96655">
                <text:p>9.966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9.96323">
                <text:p>9.963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.95965">
                <text:p>9.959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9.9558">
                <text:p>9.95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9.95168">
                <text:p>9.951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9.94726">
                <text:p>9.947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9.94254">
                <text:p>9.942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9.9375">
                <text:p>9.9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9.93213">
                <text:p>9.932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9.92643">
                <text:p>9.926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9.92037">
                <text:p>9.920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9.91396">
                <text:p>9.913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9.90719">
                <text:p>9.907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9.90003">
                <text:p>9.900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9.8925">
                <text:p>9.89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9.88457">
                <text:p>9.884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9.87625">
                <text:p>9.87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9.86752">
                <text:p>9.867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9.85839">
                <text:p>9.858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9.84884">
                <text:p>9.848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9.83887">
                <text:p>9.838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9.82849">
                <text:p>9.828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9.81768">
                <text:p>9.817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9.80645">
                <text:p>9.806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9.7948">
                <text:p>9.79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9.78273">
                <text:p>9.782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9.77023">
                <text:p>9.770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9.75731">
                <text:p>9.757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9.74397">
                <text:p>9.743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9.73021">
                <text:p>9.730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9.71604">
                <text:p>9.716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9.70147">
                <text:p>9.701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9.68648">
                <text:p>9.686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9.6711">
                <text:p>9.6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9.65533">
                <text:p>9.655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9.63916">
                <text:p>9.639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9.62261">
                <text:p>9.622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9.60569">
                <text:p>9.605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9.5884">
                <text:p>9.58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9.57075">
                <text:p>9.570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9.55275">
                <text:p>9.552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9.5344">
                <text:p>9.53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9.51572">
                <text:p>9.515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9.4967">
                <text:p>9.49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9.47737">
                <text:p>9.477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9.45772">
                <text:p>9.457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9.43776">
                <text:p>9.43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9.41752">
                <text:p>9.417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9.39698">
                <text:p>9.396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9.37617">
                <text:p>9.376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9.35508">
                <text:p>9.355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9.33374">
                <text:p>9.333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9.31214">
                <text:p>9.312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9.2903">
                <text:p>9.29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9.26822">
                <text:p>9.268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9.24592">
                <text:p>9.245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9.22339">
                <text:p>9.223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9.20065">
                <text:p>9.200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9.17772">
                <text:p>9.177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9.15458">
                <text:p>9.154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9.13126">
                <text:p>9.131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9.10776">
                <text:p>9.107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9.08408">
                <text:p>9.084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9.06024">
                <text:p>9.060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9.03624">
                <text:p>9.036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9.01208">
                <text:p>9.012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8.98779">
                <text:p>8.987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.96335">
                <text:p>8.963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8.93878">
                <text:p>8.938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8.91409">
                <text:p>8.914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8.88927">
                <text:p>8.88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8.86434">
                <text:p>8.864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8.83931">
                <text:p>8.839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8.81417">
                <text:p>8.814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8.78893">
                <text:p>8.788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8.76361">
                <text:p>8.763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8.73819">
                <text:p>8.738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8.7127">
                <text:p>8.7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8.68712">
                <text:p>8.687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8.66148">
                <text:p>8.661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8.63577">
                <text:p>8.635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8.60999">
                <text:p>8.609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8.58416">
                <text:p>8.584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8.55827">
                <text:p>8.558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8.53233">
                <text:p>8.532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8.50635">
                <text:p>8.506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8.48032">
                <text:p>8.480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8.45425">
                <text:p>8.454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8.42815">
                <text:p>8.428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8.40202">
                <text:p>8.402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8.37586">
                <text:p>8.375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8.34967">
                <text:p>8.349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8.32346">
                <text:p>8.323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8.29722">
                <text:p>8.297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8.27097">
                <text:p>8.270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8.21844">
                <text:p>8.218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8.19216">
                <text:p>8.192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8.16587">
                <text:p>8.165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8.13958">
                <text:p>8.139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8.11329">
                <text:p>8.113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8.08699">
                <text:p>8.086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8.06071">
                <text:p>8.060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8.03442">
                <text:p>8.034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8.00815">
                <text:p>8.008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7.98188">
                <text:p>7.981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7.95563">
                <text:p>7.955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7.92939">
                <text:p>7.929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7.90317">
                <text:p>7.903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7.87696">
                <text:p>7.876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7.85077">
                <text:p>7.850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7.8246">
                <text:p>7.82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7.79845">
                <text:p>7.798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7.77233">
                <text:p>7.772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7.74623">
                <text:p>7.746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7.72016">
                <text:p>7.72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7.69411">
                <text:p>7.694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7.6681">
                <text:p>7.66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7.64211">
                <text:p>7.642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7.61616">
                <text:p>7.616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7.59024">
                <text:p>7.590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7.56435">
                <text:p>7.564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7.5385">
                <text:p>7.53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7.51269">
                <text:p>7.512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7.48691">
                <text:p>7.486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7.46117">
                <text:p>7.461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7.43547">
                <text:p>7.43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7.40981">
                <text:p>7.409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7.38419">
                <text:p>7.384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7.35861">
                <text:p>7.358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7.33308">
                <text:p>7.33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7.30759">
                <text:p>7.307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7.28215">
                <text:p>7.282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7.25675">
                <text:p>7.256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7.23139">
                <text:p>7.231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7.20609">
                <text:p>7.206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7.18083">
                <text:p>7.18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7.15562">
                <text:p>7.155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7.13046">
                <text:p>7.130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7.10535">
                <text:p>7.105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7.08029">
                <text:p>7.080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7.05528">
                <text:p>7.05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7.03032">
                <text:p>7.030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7.00542">
                <text:p>7.005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6.98057">
                <text:p>6.980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6.95577">
                <text:p>6.955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6.93102">
                <text:p>6.931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6.90633">
                <text:p>6.906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6.8817">
                <text:p>6.88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6.85712">
                <text:p>6.857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6.83259">
                <text:p>6.832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6.80813">
                <text:p>6.808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6.78372">
                <text:p>6.783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6.75936">
                <text:p>6.759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6.73507">
                <text:p>6.735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6.71083">
                <text:p>6.710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6.68665">
                <text:p>6.686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6.66253">
                <text:p>6.662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6.63847">
                <text:p>6.638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6.61447">
                <text:p>6.614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6.59053">
                <text:p>6.590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6.56665">
                <text:p>6.566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6.54284">
                <text:p>6.542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6.51908">
                <text:p>6.519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6.49538">
                <text:p>6.49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6.47175">
                <text:p>6.471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6.44818">
                <text:p>6.448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6.42467">
                <text:p>6.42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6.40122">
                <text:p>6.401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6.37784">
                <text:p>6.377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6.35452">
                <text:p>6.354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6.33127">
                <text:p>6.331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6.30808">
                <text:p>6.308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6.28495">
                <text:p>6.284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6.26189">
                <text:p>6.261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6.2389">
                <text:p>6.23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6.21597">
                <text:p>6.215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.1931">
                <text:p>6.19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.17031">
                <text:p>6.170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6.14757">
                <text:p>6.147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.12491">
                <text:p>6.124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.10231">
                <text:p>6.102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.07978">
                <text:p>6.079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.05732">
                <text:p>6.057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.03492">
                <text:p>6.034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.0126">
                <text:p>6.01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5.99034">
                <text:p>5.990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5.96815">
                <text:p>5.968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5.94603">
                <text:p>5.946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5.92398">
                <text:p>5.923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.88009">
                <text:p>5.880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.85825">
                <text:p>5.858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5.83648">
                <text:p>5.836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5.81478">
                <text:p>5.814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5.79316">
                <text:p>5.793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5.7716">
                <text:p>5.77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.75012">
                <text:p>5.750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5.72871">
                <text:p>5.728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.70738">
                <text:p>5.707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.68611">
                <text:p>5.68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.66492">
                <text:p>5.664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5.64381">
                <text:p>5.643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5.62277">
                <text:p>5.622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.6018">
                <text:p>5.60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.58092">
                <text:p>5.580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5.5601">
                <text:p>5.56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.53936">
                <text:p>5.539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.5187">
                <text:p>5.51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5.49812">
                <text:p>5.498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5.47762">
                <text:p>5.477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5.45719">
                <text:p>5.457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5.43684">
                <text:p>5.436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5.41658">
                <text:p>5.416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.39639">
                <text:p>5.396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5.37628">
                <text:p>5.376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5.35626">
                <text:p>5.356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5.33632">
                <text:p>5.336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5.31646">
                <text:p>5.316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5.29668">
                <text:p>5.296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5.27699">
                <text:p>5.276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5.25739">
                <text:p>5.257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5.23786">
                <text:p>5.237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5.21843">
                <text:p>5.218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5.19909">
                <text:p>5.199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5.17983">
                <text:p>5.179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5.16066">
                <text:p>5.160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5.14158">
                <text:p>5.141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5.12259">
                <text:p>5.122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5.1037">
                <text:p>5.10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5.0849">
                <text:p>5.08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.0662">
                <text:p>5.06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5.04759">
                <text:p>5.047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5.02907">
                <text:p>5.029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5.01066">
                <text:p>5.010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.99234">
                <text:p>4.992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.97413">
                <text:p>4.974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.95602">
                <text:p>4.956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.93801">
                <text:p>4.938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4.9201">
                <text:p>4.92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.90231">
                <text:p>4.902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.88462">
                <text:p>4.884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.86705">
                <text:p>4.867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.84958">
                <text:p>4.84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4.83223">
                <text:p>4.832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4.79788">
                <text:p>4.797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.78089">
                <text:p>4.780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4.76401">
                <text:p>4.764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.74726">
                <text:p>4.747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.73064">
                <text:p>4.730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.71415">
                <text:p>4.714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.69779">
                <text:p>4.697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4.68156">
                <text:p>4.681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.66547">
                <text:p>4.665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4.64952">
                <text:p>4.649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4.63372">
                <text:p>4.633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.61805">
                <text:p>4.618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4.60254">
                <text:p>4.602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4.58719">
                <text:p>4.587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4.57198">
                <text:p>4.571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.55694">
                <text:p>4.556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4.54206">
                <text:p>4.542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4.52734">
                <text:p>4.527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4.51279">
                <text:p>4.512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4.49842">
                <text:p>4.498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4.48423">
                <text:p>4.484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4.47021">
                <text:p>4.470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4.45639">
                <text:p>4.456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4.44275">
                <text:p>4.442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4.4293">
                <text:p>4.42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4.41606">
                <text:p>4.416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4.40301">
                <text:p>4.403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4.39018">
                <text:p>4.390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4.37755">
                <text:p>4.377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4.36515">
                <text:p>4.365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4.35296">
                <text:p>4.352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4.34099">
                <text:p>4.340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4.32926">
                <text:p>4.329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4.31776">
                <text:p>4.317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4.3065">
                <text:p>4.30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4.29548">
                <text:p>4.295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4.28471">
                <text:p>4.284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4.27419">
                <text:p>4.274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4.26393">
                <text:p>4.263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4.25392">
                <text:p>4.253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4.24418">
                <text:p>4.244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4.2347">
                <text:p>4.23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4.22549">
                <text:p>4.225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4.21655">
                <text:p>4.216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4.20789">
                <text:p>4.207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4.1995">
                <text:p>4.19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4.19139">
                <text:p>4.191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4.18356">
                <text:p>4.183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4.17601">
                <text:p>4.176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4.16874">
                <text:p>4.168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4.16175">
                <text:p>4.161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4.15504">
                <text:p>4.155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4.14861">
                <text:p>4.148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4.14246">
                <text:p>4.142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4.13659">
                <text:p>4.136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4.13098">
                <text:p>4.130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4.12565">
                <text:p>4.125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4.12058">
                <text:p>4.120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4.11577">
                <text:p>4.115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4.11122">
                <text:p>4.111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4.10692">
                <text:p>4.106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4.10287">
                <text:p>4.102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4.09905">
                <text:p>4.099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4.09547">
                <text:p>4.095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4.09211">
                <text:p>4.092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4.08897">
                <text:p>4.088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4.08603">
                <text:p>4.086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4.0833">
                <text:p>4.08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4.08076">
                <text:p>4.080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4.0784">
                <text:p>4.07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4.07621">
                <text:p>4.076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4.0742">
                <text:p>4.07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4.07234">
                <text:p>4.072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4.07062">
                <text:p>4.0706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4.06905">
                <text:p>4.069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4.06761">
                <text:p>4.067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4.06628">
                <text:p>4.066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4.06508">
                <text:p>4.065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4.06397">
                <text:p>4.063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4.06297">
                <text:p>4.062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4.06205">
                <text:p>4.062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4.06122">
                <text:p>4.061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4.06046">
                <text:p>4.060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4.05977">
                <text:p>4.059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4.05914">
                <text:p>4.059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4.05857">
                <text:p>4.058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4.05806">
                <text:p>4.058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4.05759">
                <text:p>4.057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4.05716">
                <text:p>4.057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4.05676">
                <text:p>4.056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4.0564">
                <text:p>4.05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4.05607">
                <text:p>4.056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4.05576">
                <text:p>4.055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4.05548">
                <text:p>4.055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4.05521">
                <text:p>4.055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4.05496">
                <text:p>4.054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4.05473">
                <text:p>4.054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4.05451">
                <text:p>4.054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4.05429">
                <text:p>4.054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4.05409">
                <text:p>4.054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4.05389">
                <text:p>4.053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4.0537">
                <text:p>4.05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4.05351">
                <text:p>4.053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4.05333">
                <text:p>4.05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4.05314">
                <text:p>4.053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4.05296">
                <text:p>4.052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4.05278">
                <text:p>4.052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4.0526">
                <text:p>4.05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4.05242">
                <text:p>4.052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4.05224">
                <text:p>4.052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4.05206">
                <text:p>4.052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4.05187">
                <text:p>4.051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4.05169">
                <text:p>4.051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4.0515">
                <text:p>4.05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4.05131">
                <text:p>4.051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4.05111">
                <text:p>4.051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4.05091">
                <text:p>4.050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4.05071">
                <text:p>4.050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4.0505">
                <text:p>4.05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4.0503">
                <text:p>4.05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4.05008">
                <text:p>4.050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4.04986">
                <text:p>4.049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4.04964">
                <text:p>4.049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4.04942">
                <text:p>4.049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4.04918">
                <text:p>4.049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4.04895">
                <text:p>4.048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4.04871">
                <text:p>4.048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4.04846">
                <text:p>4.048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4.04821">
                <text:p>4.048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4.04795">
                <text:p>4.047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4.04769">
                <text:p>4.047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4.04742">
                <text:p>4.047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4.04714">
                <text:p>4.047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4.04686">
                <text:p>4.046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4.04657">
                <text:p>4.046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4.04628">
                <text:p>4.046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4.04597">
                <text:p>4.045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4.04566">
                <text:p>4.045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4.04535">
                <text:p>4.045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4.04502">
                <text:p>4.045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4.04469">
                <text:p>4.044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4.04435">
                <text:p>4.044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4.044">
                <text:p>4.0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4.04364">
                <text:p>4.043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4.04327">
                <text:p>4.043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4.04289">
                <text:p>4.042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4.0425">
                <text:p>4.04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4.0421">
                <text:p>4.04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4.04168">
                <text:p>4.041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4.04125">
                <text:p>4.041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4.04081">
                <text:p>4.040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4.04035">
                <text:p>4.040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4.03988">
                <text:p>4.039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4.03939">
                <text:p>4.039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4.03888">
                <text:p>4.038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4.03835">
                <text:p>4.038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4.0378">
                <text:p>4.03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4.03722">
                <text:p>4.037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4.03662">
                <text:p>4.036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4.03599">
                <text:p>4.035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4.03533">
                <text:p>4.035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4.03463">
                <text:p>4.034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4.0339">
                <text:p>4.03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4.03312">
                <text:p>4.033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4.03229">
                <text:p>4.032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4.03141">
                <text:p>4.031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4.03048">
                <text:p>4.030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4.02947">
                <text:p>4.029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4.02839">
                <text:p>4.028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4.02723">
                <text:p>4.027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4.02597">
                <text:p>4.025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4.02461">
                <text:p>4.024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4.02314">
                <text:p>4.023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4.02153">
                <text:p>4.021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4.01977">
                <text:p>4.019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4.01785">
                <text:p>4.017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4.01574">
                <text:p>4.015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4.01343">
                <text:p>4.013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4.01089">
                <text:p>4.010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4.00809">
                <text:p>4.008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4.00501">
                <text:p>4.005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4.00161">
                <text:p>4.001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3.99787">
                <text:p>3.997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3.99374">
                <text:p>3.993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3.98918">
                <text:p>3.989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3.98417">
                <text:p>3.984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3.97864">
                <text:p>3.978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3.97257">
                <text:p>3.9725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3.96589">
                <text:p>3.965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3.95856">
                <text:p>3.958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3.95053">
                <text:p>3.950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3.94174">
                <text:p>3.941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3.93214">
                <text:p>3.932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3.92168">
                <text:p>3.921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3.9103">
                <text:p>3.91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3.89795">
                <text:p>3.897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3.88457">
                <text:p>3.884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3.87011">
                <text:p>3.870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3.85454">
                <text:p>3.854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3.83779">
                <text:p>3.8377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3.81984">
                <text:p>3.819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3.80064">
                <text:p>3.800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3.78017">
                <text:p>3.780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3.75841">
                <text:p>3.758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3.73533">
                <text:p>3.735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3.71093">
                <text:p>3.7109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3.68521">
                <text:p>3.685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3.65818">
                <text:p>3.658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3.62986">
                <text:p>3.629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3.60027">
                <text:p>3.600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3.56945">
                <text:p>3.569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3.53745">
                <text:p>3.537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3.50432">
                <text:p>3.504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3.47013">
                <text:p>3.470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3.43494">
                <text:p>3.434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3.39885">
                <text:p>3.398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3.36192">
                <text:p>3.361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3.32426">
                <text:p>3.324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3.28597">
                <text:p>3.285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3.24714">
                <text:p>3.247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3.20788">
                <text:p>3.207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3.16831">
                <text:p>3.168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3.12852">
                <text:p>3.128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3.08863">
                <text:p>3.088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3.04874">
                <text:p>3.0487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3.00897">
                <text:p>3.008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.96941">
                <text:p>2.969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.93017">
                <text:p>2.930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.89134">
                <text:p>2.891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.85302">
                <text:p>2.85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.81528">
                <text:p>2.815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.77821">
                <text:p>2.778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.74188">
                <text:p>2.741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.70636">
                <text:p>2.706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.67171">
                <text:p>2.671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.63799">
                <text:p>2.637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.60523">
                <text:p>2.605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.57349">
                <text:p>2.573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.54278">
                <text:p>2.542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2.51315">
                <text:p>2.513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.48461">
                <text:p>2.484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.45718">
                <text:p>2.457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.43086">
                <text:p>2.430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.40566">
                <text:p>2.405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2.38159">
                <text:p>2.381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2.35862">
                <text:p>2.358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.33676">
                <text:p>2.336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.31599">
                <text:p>2.315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2.2963">
                <text:p>2.29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2.27765">
                <text:p>2.277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2.26004">
                <text:p>2.260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2.24343">
                <text:p>2.243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2.2278">
                <text:p>2.22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2.21311">
                <text:p>2.213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2.19934">
                <text:p>2.199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2.18645">
                <text:p>2.186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2.1744">
                <text:p>2.17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2.16317">
                <text:p>2.163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2.15272">
                <text:p>2.152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2.14301">
                <text:p>2.143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2.13401">
                <text:p>2.134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2.12568">
                <text:p>2.125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2.11799">
                <text:p>2.1179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2.1109">
                <text:p>2.11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2.10438">
                <text:p>2.104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2.09839">
                <text:p>2.098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2.09291">
                <text:p>2.092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2.08789">
                <text:p>2.087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2.08331">
                <text:p>2.083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2.07914">
                <text:p>2.079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.07536">
                <text:p>2.075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2.07192">
                <text:p>2.071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2.06881">
                <text:p>2.068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2.06348">
                <text:p>2.063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2.0612">
                <text:p>2.06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2.05916">
                <text:p>2.059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2.05734">
                <text:p>2.057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.05571">
                <text:p>2.055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.05425">
                <text:p>2.054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2.05296">
                <text:p>2.052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2.05181">
                <text:p>2.051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2.0508">
                <text:p>2.05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.04991">
                <text:p>2.049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2.04912">
                <text:p>2.049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2.04843">
                <text:p>2.048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2.04782">
                <text:p>2.047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2.04729">
                <text:p>2.047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2.04683">
                <text:p>2.046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.04643">
                <text:p>2.046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2.04608">
                <text:p>2.046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2.04578">
                <text:p>2.045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.04552">
                <text:p>2.045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2.0453">
                <text:p>2.04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2.04511">
                <text:p>2.045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2.04495">
                <text:p>2.044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.04481">
                <text:p>2.044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.04469">
                <text:p>2.044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.04459">
                <text:p>2.044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2.04451">
                <text:p>2.044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2.04444">
                <text:p>2.044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.04439">
                <text:p>2.044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2.04434">
                <text:p>2.044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2.0443">
                <text:p>2.04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2.04427">
                <text:p>2.044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.04425">
                <text:p>2.044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2.04423">
                <text:p>2.044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.04422">
                <text:p>2.044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2.04421">
                <text:p>2.044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2.0442">
                <text:p>2.04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2.04419">
                <text:p>2.044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2.04419">
                <text:p>2.044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2.04419">
                <text:p>2.044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2.04419">
                <text:p>2.044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2.04419">
                <text:p>2.044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2.04419">
                <text:p>2.044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2.0442">
                <text:p>2.044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2.0442">
                <text:p>2.04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2.0442">
                <text:p>2.04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2.04421">
                <text:p>2.044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2.04421">
                <text:p>2.044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2.04422">
                <text:p>2.044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2.04422">
                <text:p>2.044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2.04423">
                <text:p>2.044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.04423">
                <text:p>2.044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2.04424">
                <text:p>2.044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2.04424">
                <text:p>2.044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2.04425">
                <text:p>2.044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2.04425">
                <text:p>2.044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2.04426">
                <text:p>2.044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2.04426">
                <text:p>2.044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2.04427">
                <text:p>2.044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2.04427">
                <text:p>2.044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2.04428">
                <text:p>2.044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2.04428">
                <text:p>2.044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2.04429">
                <text:p>2.044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2.04429">
                <text:p>2.044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2.0443">
                <text:p>2.04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2.0443">
                <text:p>2.04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2.04431">
                <text:p>2.044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2.04431">
                <text:p>2.044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2.04431">
                <text:p>2.0443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2.04432">
                <text:p>2.044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2.04432">
                <text:p>2.044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2.04433">
                <text:p>2.044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2.04433">
                <text:p>2.044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2.04434">
                <text:p>2.044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2.04434">
                <text:p>2.044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2.04435">
                <text:p>2.044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2.04435">
                <text:p>2.044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2.04435">
                <text:p>2.0443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2.04436">
                <text:p>2.044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2.04436">
                <text:p>2.044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2.04437">
                <text:p>2.0443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2.04437">
                <text:p>2.044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2.04437">
                <text:p>2.044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2.04438">
                <text:p>2.044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2.04438">
                <text:p>2.044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2.04439">
                <text:p>2.044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2.04439">
                <text:p>2.044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2.04439">
                <text:p>2.044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2.0444">
                <text:p>2.04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2.0444">
                <text:p>2.044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2.04441">
                <text:p>2.044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2.04441">
                <text:p>2.044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2.04441">
                <text:p>2.044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2.04442">
                <text:p>2.044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2.04442">
                <text:p>2.044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2.04443">
                <text:p>2.044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2.04443">
                <text:p>2.044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2.04444">
                <text:p>2.044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2.04444">
                <text:p>2.044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2.04444">
                <text:p>2.044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2.04445">
                <text:p>2.044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2.04445">
                <text:p>2.0444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2.04446">
                <text:p>2.044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2.04446">
                <text:p>2.044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2.04447">
                <text:p>2.044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2.04447">
                <text:p>2.044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2.04448">
                <text:p>2.044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2.04448">
                <text:p>2.044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2.04448">
                <text:p>2.044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2.04449">
                <text:p>2.044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2.04449">
                <text:p>2.044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2.04449">
                <text:p>2.044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2.04449">
                <text:p>2.044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2.04449">
                <text:p>2.044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2.04449">
                <text:p>2.044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2.04448">
                <text:p>2.044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2.04447">
                <text:p>2.044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2.04445">
                <text:p>2.044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2.04442">
                <text:p>2.0444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2.04436">
                <text:p>2.044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2.04428">
                <text:p>2.044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2.04416">
                <text:p>2.044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2.04397">
                <text:p>2.0439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2.04369">
                <text:p>2.043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2.04328">
                <text:p>2.043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2.04266">
                <text:p>2.042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2.04174">
                <text:p>2.041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2.04039">
                <text:p>2.040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2.03838">
                <text:p>2.038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2.03541">
                <text:p>2.035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2.03104">
                <text:p>2.031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2.02462">
                <text:p>2.024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2.01525">
                <text:p>2.015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2.00162">
                <text:p>2.001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.98202">
                <text:p>1.9820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.95418">
                <text:p>1.954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.91537">
                <text:p>1.9153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.86264">
                <text:p>1.862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.79347">
                <text:p>1.793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.70683">
                <text:p>1.7068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.6045">
                <text:p>1.60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.49201">
                <text:p>1.492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.3783">
                <text:p>1.37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.27356">
                <text:p>1.273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.18607">
                <text:p>1.186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.11968">
                <text:p>1.119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.07349">
                <text:p>1.073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.04358">
                <text:p>1.043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.02523">
                <text:p>1.025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.01438">
                <text:p>1.014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.00812">
                <text:p>1.008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.00456">
                <text:p>1.004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.00255">
                <text:p>1.002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.00142">
                <text:p>1.0014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.00079">
                <text:p>1.000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.00044">
                <text:p>1.000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.00025">
                <text:p>1.000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.00014">
                <text:p>1.000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.00008">
                <text:p>1.000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.00004">
                <text:p>1.000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.00002">
                <text:p>1.000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.00001">
                <text:p>1.000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.00001">
                <text:p>1.000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16cm" svg:y="0.316cm" chart:style-name="ch2">
          <text:p>SHLL solution of Sod's shock tube problem</text:p>
        </chart:title>
        <chart:subtitle svg:x="6.25cm" svg:y="1.275cm" chart:style-name="ch3">
          <text:p>Temperature Profile</text:p>
        </chart:subtitle>
        <chart:legend chart:legend-position="end" svg:x="15.139cm" svg:y="4.201cm" style:legend-expansion="high" chart:style-name="ch4"/>
        <chart:plot-area chart:style-name="ch5" table:cell-range-address="result.A2:result.A1001 result.D1:result.D1001" chart:data-source-has-labels="row" svg:x="1.331cm" svg:y="2.138cm" svg:width="13.488cm" svg:height="5.701cm">
          <chartooo:coordinate-region svg:x="2.058cm" svg:y="2.337cm" svg:width="12.389cm" svg:height="4.855cm"/>
          <chart:axis chart:dimension="x" chart:name="primary-x" chart:style-name="ch6">
            <chart:title svg:x="7.674cm" svg:y="8.019cm" chart:style-name="ch7">
              <text:p>cells</text:p>
            </chart:title>
          </chart:axis>
          <chart:axis chart:dimension="y" chart:name="primary-y" chart:style-name="ch6">
            <chart:title svg:x="0.451cm" svg:y="6.818cm" chart:style-name="ch8">
              <text:p>Normalized Temperature</text:p>
            </chart:title>
            <chart:grid chart:style-name="ch9" chart:class="major"/>
          </chart:axis>
          <chart:series chart:style-name="ch10" chart:values-cell-range-address="result.D2:result.D1001" chart:label-cell-address="result.D1:result.D1" chart:class="chart:scatter">
            <chart:domain table:cell-range-address="result.A2:result.A1001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result.D1:resul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A2:result.A1001</svg:desc>
                </draw:g>
              </table:table-cell>
              <table:table-cell office:value-type="float" office:value="1">
                <text:p>1</text:p>
                <draw:g>
                  <svg:desc>result.D2:result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999992">
                <text:p>0.9999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999981">
                <text:p>0.9999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999974">
                <text:p>0.9999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999969">
                <text:p>0.9999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999964">
                <text:p>0.999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999958">
                <text:p>0.999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999951">
                <text:p>0.9999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999944">
                <text:p>0.9999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999935">
                <text:p>0.9999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999925">
                <text:p>0.9999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999913">
                <text:p>0.999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999885">
                <text:p>0.9998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999868">
                <text:p>0.9998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999849">
                <text:p>0.9998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999828">
                <text:p>0.9998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999804">
                <text:p>0.999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999778">
                <text:p>0.9997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999748">
                <text:p>0.9997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999715">
                <text:p>0.9997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999678">
                <text:p>0.9996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999637">
                <text:p>0.9996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999592">
                <text:p>0.9995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999542">
                <text:p>0.9995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999486">
                <text:p>0.9994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999425">
                <text:p>0.9994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999359">
                <text:p>0.9993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999285">
                <text:p>0.9992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999206">
                <text:p>0.999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999118">
                <text:p>0.9991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999023">
                <text:p>0.9990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99892">
                <text:p>0.998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998808">
                <text:p>0.9988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998687">
                <text:p>0.9986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998556">
                <text:p>0.9985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998415">
                <text:p>0.9984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998263">
                <text:p>0.9982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9981">
                <text:p>0.9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997925">
                <text:p>0.9979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997738">
                <text:p>0.9977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997539">
                <text:p>0.9975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997326">
                <text:p>0.9973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99686">
                <text:p>0.996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996606">
                <text:p>0.9966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996337">
                <text:p>0.9963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996053">
                <text:p>0.9960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995754">
                <text:p>0.9957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995438">
                <text:p>0.9954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995107">
                <text:p>0.995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99476">
                <text:p>0.994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994395">
                <text:p>0.9943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994015">
                <text:p>0.9940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993617">
                <text:p>0.9936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993202">
                <text:p>0.993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99277">
                <text:p>0.992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992321">
                <text:p>0.9923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991854">
                <text:p>0.9918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99137">
                <text:p>0.991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990869">
                <text:p>0.9908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99035">
                <text:p>0.990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989814">
                <text:p>0.9898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989261">
                <text:p>0.9892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988691">
                <text:p>0.9886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988103">
                <text:p>0.9881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987499">
                <text:p>0.9874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986878">
                <text:p>0.986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98624">
                <text:p>0.986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985586">
                <text:p>0.9855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984916">
                <text:p>0.984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98423">
                <text:p>0.984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983528">
                <text:p>0.9835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98281">
                <text:p>0.982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982078">
                <text:p>0.9820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98133">
                <text:p>0.981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980568">
                <text:p>0.9805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979791">
                <text:p>0.9797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979001">
                <text:p>0.979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78196">
                <text:p>0.9781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77379">
                <text:p>0.9773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976547">
                <text:p>0.9765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75704">
                <text:p>0.9757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974847">
                <text:p>0.9748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973979">
                <text:p>0.9739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973098">
                <text:p>0.9730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972206">
                <text:p>0.9722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971302">
                <text:p>0.9713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970387">
                <text:p>0.9703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969462">
                <text:p>0.9694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968526">
                <text:p>0.9685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96758">
                <text:p>0.96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966624">
                <text:p>0.9666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965658">
                <text:p>0.9656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964683">
                <text:p>0.9646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963699">
                <text:p>0.9636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962706">
                <text:p>0.962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961705">
                <text:p>0.961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960695">
                <text:p>0.9606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959678">
                <text:p>0.9596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958653">
                <text:p>0.9586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95762">
                <text:p>0.957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95658">
                <text:p>0.956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955533">
                <text:p>0.9555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954479">
                <text:p>0.9544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953419">
                <text:p>0.9534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952352">
                <text:p>0.9523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951279">
                <text:p>0.9512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949115">
                <text:p>0.949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948025">
                <text:p>0.948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94693">
                <text:p>0.946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945829">
                <text:p>0.9458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944723">
                <text:p>0.9447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943612">
                <text:p>0.9436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942497">
                <text:p>0.9424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941377">
                <text:p>0.9413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940253">
                <text:p>0.9402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939125">
                <text:p>0.939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937993">
                <text:p>0.9379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936856">
                <text:p>0.9368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935716">
                <text:p>0.9357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934572">
                <text:p>0.9345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933425">
                <text:p>0.9334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932274">
                <text:p>0.9322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93112">
                <text:p>0.93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929963">
                <text:p>0.929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928804">
                <text:p>0.9288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927641">
                <text:p>0.9276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926475">
                <text:p>0.9264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925307">
                <text:p>0.9253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924136">
                <text:p>0.9241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922963">
                <text:p>0.922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921787">
                <text:p>0.9217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920609">
                <text:p>0.9206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919429">
                <text:p>0.9194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918246">
                <text:p>0.9182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917062">
                <text:p>0.9170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915876">
                <text:p>0.9158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914688">
                <text:p>0.9146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913498">
                <text:p>0.9134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912306">
                <text:p>0.9123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911113">
                <text:p>0.9111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909918">
                <text:p>0.9099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908722">
                <text:p>0.9087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907524">
                <text:p>0.907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906325">
                <text:p>0.9063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905125">
                <text:p>0.905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903923">
                <text:p>0.9039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902721">
                <text:p>0.9027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901517">
                <text:p>0.9015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900312">
                <text:p>0.9003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899107">
                <text:p>0.8991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896692">
                <text:p>0.8966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895484">
                <text:p>0.8954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894275">
                <text:p>0.8942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893065">
                <text:p>0.8930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891854">
                <text:p>0.8918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890643">
                <text:p>0.8906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889431">
                <text:p>0.8894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888218">
                <text:p>0.8882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887005">
                <text:p>0.8870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885792">
                <text:p>0.8857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884578">
                <text:p>0.8845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883364">
                <text:p>0.8833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88215">
                <text:p>0.882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880935">
                <text:p>0.8809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87972">
                <text:p>0.879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878504">
                <text:p>0.8785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877289">
                <text:p>0.8772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876073">
                <text:p>0.8760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874857">
                <text:p>0.8748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873641">
                <text:p>0.8736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872425">
                <text:p>0.8724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871209">
                <text:p>0.8712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869993">
                <text:p>0.8699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868777">
                <text:p>0.8687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867561">
                <text:p>0.8675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866345">
                <text:p>0.8663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865129">
                <text:p>0.865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863913">
                <text:p>0.8639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862698">
                <text:p>0.8626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861482">
                <text:p>0.8614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860267">
                <text:p>0.8602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859053">
                <text:p>0.8590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857838">
                <text:p>0.857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856624">
                <text:p>0.8566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85541">
                <text:p>0.855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854196">
                <text:p>0.8541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852983">
                <text:p>0.8529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85177">
                <text:p>0.851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850558">
                <text:p>0.8505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849346">
                <text:p>0.8493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848135">
                <text:p>0.8481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846924">
                <text:p>0.8469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845713">
                <text:p>0.8457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844503">
                <text:p>0.8445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843294">
                <text:p>0.8432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842085">
                <text:p>0.8420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840877">
                <text:p>0.8408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83967">
                <text:p>0.839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838463">
                <text:p>0.8384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837257">
                <text:p>0.8372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836052">
                <text:p>0.8360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834847">
                <text:p>0.8348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833643">
                <text:p>0.8336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83244">
                <text:p>0.832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831238">
                <text:p>0.8312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830036">
                <text:p>0.8300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828835">
                <text:p>0.8288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827636">
                <text:p>0.8276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826437">
                <text:p>0.8264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825239">
                <text:p>0.8252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824041">
                <text:p>0.8240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822845">
                <text:p>0.8228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82165">
                <text:p>0.821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820456">
                <text:p>0.8204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819263">
                <text:p>0.819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818071">
                <text:p>0.8180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81688">
                <text:p>0.816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81569">
                <text:p>0.815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814501">
                <text:p>0.8145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813314">
                <text:p>0.8133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812128">
                <text:p>0.8121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810942">
                <text:p>0.8109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809758">
                <text:p>0.8097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808576">
                <text:p>0.8085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807395">
                <text:p>0.8073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806215">
                <text:p>0.8062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805036">
                <text:p>0.8050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803859">
                <text:p>0.8038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802683">
                <text:p>0.8026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801509">
                <text:p>0.8015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800336">
                <text:p>0.8003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799164">
                <text:p>0.7991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797994">
                <text:p>0.7979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796826">
                <text:p>0.7968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79566">
                <text:p>0.795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794495">
                <text:p>0.7944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793331">
                <text:p>0.7933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79217">
                <text:p>0.792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79101">
                <text:p>0.791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789852">
                <text:p>0.7898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788697">
                <text:p>0.7886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787542">
                <text:p>0.7875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786391">
                <text:p>0.7863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78524">
                <text:p>0.785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784092">
                <text:p>0.7840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782947">
                <text:p>0.7829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781803">
                <text:p>0.7818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780661">
                <text:p>0.7806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779522">
                <text:p>0.7795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778385">
                <text:p>0.7783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777251">
                <text:p>0.7772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776119">
                <text:p>0.7761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774989">
                <text:p>0.7749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773862">
                <text:p>0.7738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772738">
                <text:p>0.7727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771616">
                <text:p>0.7716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770497">
                <text:p>0.7704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769381">
                <text:p>0.7693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768268">
                <text:p>0.7682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767158">
                <text:p>0.7671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766051">
                <text:p>0.7660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764947">
                <text:p>0.7649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763847">
                <text:p>0.7638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76275">
                <text:p>0.762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761656">
                <text:p>0.7616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760566">
                <text:p>0.7605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75948">
                <text:p>0.759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758398">
                <text:p>0.7583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757319">
                <text:p>0.7573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756245">
                <text:p>0.7562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755174">
                <text:p>0.7551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754108">
                <text:p>0.7541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753047">
                <text:p>0.7530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75199">
                <text:p>0.751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750937">
                <text:p>0.7509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74989">
                <text:p>0.749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748847">
                <text:p>0.7488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74781">
                <text:p>0.747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746778">
                <text:p>0.7467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745752">
                <text:p>0.7457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744731">
                <text:p>0.7447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743716">
                <text:p>0.7437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742708">
                <text:p>0.7427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741705">
                <text:p>0.7417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740709">
                <text:p>0.7407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73972">
                <text:p>0.739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738738">
                <text:p>0.7387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737763">
                <text:p>0.737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736795">
                <text:p>0.7367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735835">
                <text:p>0.7358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734883">
                <text:p>0.7348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733939">
                <text:p>0.7339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733003">
                <text:p>0.7330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732077">
                <text:p>0.7320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731159">
                <text:p>0.7311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73025">
                <text:p>0.730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729352">
                <text:p>0.7293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728463">
                <text:p>0.7284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727584">
                <text:p>0.7275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726716">
                <text:p>0.7267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725859">
                <text:p>0.7258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725013">
                <text:p>0.7250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724179">
                <text:p>0.7241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723356">
                <text:p>0.7233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722546">
                <text:p>0.7225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721749">
                <text:p>0.7217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720964">
                <text:p>0.7209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720193">
                <text:p>0.7201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719436">
                <text:p>0.7194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718693">
                <text:p>0.7186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717964">
                <text:p>0.7179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717251">
                <text:p>0.7172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716552">
                <text:p>0.7165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715869">
                <text:p>0.7158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715202">
                <text:p>0.7152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714551">
                <text:p>0.7145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713917">
                <text:p>0.7139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713299">
                <text:p>0.7132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712699">
                <text:p>0.7126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712116">
                <text:p>0.7121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711551">
                <text:p>0.7115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711004">
                <text:p>0.7110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710474">
                <text:p>0.7104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709964">
                <text:p>0.7099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709471">
                <text:p>0.7094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708997">
                <text:p>0.7089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708541">
                <text:p>0.7085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708104">
                <text:p>0.7081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707686">
                <text:p>0.7076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707287">
                <text:p>0.7072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706905">
                <text:p>0.7069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706543">
                <text:p>0.7065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706198">
                <text:p>0.7061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705872">
                <text:p>0.705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705563">
                <text:p>0.7055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705272">
                <text:p>0.7052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704998">
                <text:p>0.7049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704741">
                <text:p>0.7047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7045">
                <text:p>0.70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704276">
                <text:p>0.7042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704067">
                <text:p>0.7040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703873">
                <text:p>0.7038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703693">
                <text:p>0.7036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703528">
                <text:p>0.7035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703376">
                <text:p>0.7033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703237">
                <text:p>0.7032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703111">
                <text:p>0.7031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702996">
                <text:p>0.7029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702892">
                <text:p>0.7028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7028">
                <text:p>0.70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702717">
                <text:p>0.7027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702643">
                <text:p>0.7026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702578">
                <text:p>0.7025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702522">
                <text:p>0.7025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702473">
                <text:p>0.7024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702432">
                <text:p>0.7024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702397">
                <text:p>0.7023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702368">
                <text:p>0.7023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702345">
                <text:p>0.7023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702327">
                <text:p>0.7023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702315">
                <text:p>0.7023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702306">
                <text:p>0.7023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702302">
                <text:p>0.7023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702301">
                <text:p>0.7023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702303">
                <text:p>0.7023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702309">
                <text:p>0.7023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702317">
                <text:p>0.7023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702328">
                <text:p>0.7023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702341">
                <text:p>0.7023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702357">
                <text:p>0.7023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702374">
                <text:p>0.7023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702392">
                <text:p>0.7023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702412">
                <text:p>0.7024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702434">
                <text:p>0.7024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702457">
                <text:p>0.7024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702481">
                <text:p>0.70248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702507">
                <text:p>0.7025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702533">
                <text:p>0.7025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70256">
                <text:p>0.702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702588">
                <text:p>0.7025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702617">
                <text:p>0.7026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702647">
                <text:p>0.7026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702677">
                <text:p>0.7026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702708">
                <text:p>0.7027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70274">
                <text:p>0.702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702772">
                <text:p>0.7027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702805">
                <text:p>0.7028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702838">
                <text:p>0.702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702873">
                <text:p>0.7028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702907">
                <text:p>0.7029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702943">
                <text:p>0.7029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702979">
                <text:p>0.7029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703016">
                <text:p>0.7030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703053">
                <text:p>0.7030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703091">
                <text:p>0.7030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703129">
                <text:p>0.7031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703169">
                <text:p>0.7031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703209">
                <text:p>0.7032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703249">
                <text:p>0.7032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703291">
                <text:p>0.7032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703333">
                <text:p>0.70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703376">
                <text:p>0.7033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70342">
                <text:p>0.703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703465">
                <text:p>0.7034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70351">
                <text:p>0.703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703557">
                <text:p>0.7035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703604">
                <text:p>0.7036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703653">
                <text:p>0.7036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703702">
                <text:p>0.7037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703753">
                <text:p>0.7037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703805">
                <text:p>0.7038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703858">
                <text:p>0.7038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703912">
                <text:p>0.7039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703967">
                <text:p>0.7039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704023">
                <text:p>0.7040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704081">
                <text:p>0.704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70414">
                <text:p>0.704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704201">
                <text:p>0.7042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704263">
                <text:p>0.7042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704327">
                <text:p>0.7043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704392">
                <text:p>0.7043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70446">
                <text:p>0.704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704529">
                <text:p>0.7045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704674">
                <text:p>0.7046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70475">
                <text:p>0.704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704828">
                <text:p>0.7048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704909">
                <text:p>0.7049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704992">
                <text:p>0.7049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705079">
                <text:p>0.7050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705168">
                <text:p>0.7051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705262">
                <text:p>0.7052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705359">
                <text:p>0.7053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70546">
                <text:p>0.705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705567">
                <text:p>0.7055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705678">
                <text:p>0.7056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705794">
                <text:p>0.7057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705917">
                <text:p>0.7059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706046">
                <text:p>0.7060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706183">
                <text:p>0.7061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706328">
                <text:p>0.7063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706483">
                <text:p>0.7064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706648">
                <text:p>0.7066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706825">
                <text:p>0.7068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707015">
                <text:p>0.7070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70722">
                <text:p>0.707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707441">
                <text:p>0.7074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707681">
                <text:p>0.7076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707942">
                <text:p>0.7079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708226">
                <text:p>0.7082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708536">
                <text:p>0.70853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708876">
                <text:p>0.7088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709249">
                <text:p>0.7092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709658">
                <text:p>0.7096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710109">
                <text:p>0.7101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710606">
                <text:p>0.7106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711153">
                <text:p>0.7111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711758">
                <text:p>0.7117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712426">
                <text:p>0.7124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713164">
                <text:p>0.7131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713979">
                <text:p>0.7139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714879">
                <text:p>0.7148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715872">
                <text:p>0.7158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716969">
                <text:p>0.7169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718177">
                <text:p>0.7181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719508">
                <text:p>0.7195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720972">
                <text:p>0.7209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722581">
                <text:p>0.7225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724345">
                <text:p>0.7243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726279">
                <text:p>0.7262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728394">
                <text:p>0.7283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730704">
                <text:p>0.7307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733222">
                <text:p>0.7332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735961">
                <text:p>0.7359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738937">
                <text:p>0.7389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742163">
                <text:p>0.7421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745652">
                <text:p>0.7456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74942">
                <text:p>0.749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753479">
                <text:p>0.7534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757844">
                <text:p>0.75784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762527">
                <text:p>0.7625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767541">
                <text:p>0.76754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772899">
                <text:p>0.7728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77861">
                <text:p>0.778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784686">
                <text:p>0.7846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791135">
                <text:p>0.7911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797966">
                <text:p>0.7979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805185">
                <text:p>0.8051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812797">
                <text:p>0.8127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820806">
                <text:p>0.8208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829214">
                <text:p>0.8292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838021">
                <text:p>0.8380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847224">
                <text:p>0.8472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856822">
                <text:p>0.8568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866806">
                <text:p>0.8668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87717">
                <text:p>0.877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887903">
                <text:p>0.8879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898993">
                <text:p>0.89899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910425">
                <text:p>0.9104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922182">
                <text:p>0.9221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934245">
                <text:p>0.9342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946592">
                <text:p>0.9465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959201">
                <text:p>0.9592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972045">
                <text:p>0.9720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985097">
                <text:p>0.9850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998329">
                <text:p>0.9983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.01171">
                <text:p>1.011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.02521">
                <text:p>1.025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.03879">
                <text:p>1.038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.05242">
                <text:p>1.052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.06607">
                <text:p>1.066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.07969">
                <text:p>1.079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.09327">
                <text:p>1.093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.10675">
                <text:p>1.106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.12011">
                <text:p>1.120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.13332">
                <text:p>1.133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.14634">
                <text:p>1.146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.15913">
                <text:p>1.159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.17168">
                <text:p>1.171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.18395">
                <text:p>1.183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.19592">
                <text:p>1.195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.20756">
                <text:p>1.207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.21886">
                <text:p>1.218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.22979">
                <text:p>1.229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.24034">
                <text:p>1.240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.25049">
                <text:p>1.250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.26024">
                <text:p>1.260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.26957">
                <text:p>1.269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.27848">
                <text:p>1.278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.28696">
                <text:p>1.28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.29502">
                <text:p>1.295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.30266">
                <text:p>1.302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.30988">
                <text:p>1.309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.31668">
                <text:p>1.3166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.32307">
                <text:p>1.323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.32907">
                <text:p>1.329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.33467">
                <text:p>1.334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.33991">
                <text:p>1.339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.34477">
                <text:p>1.344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.34929">
                <text:p>1.349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.35347">
                <text:p>1.353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.35734">
                <text:p>1.357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.3609">
                <text:p>1.36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.36417">
                <text:p>1.364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.36717">
                <text:p>1.367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.36991">
                <text:p>1.369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.37241">
                <text:p>1.372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.37469">
                <text:p>1.3746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.37676">
                <text:p>1.376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.37863">
                <text:p>1.378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.38032">
                <text:p>1.380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.38185">
                <text:p>1.381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.38322">
                <text:p>1.383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.38444">
                <text:p>1.384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.38554">
                <text:p>1.3855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.38653">
                <text:p>1.386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.3874">
                <text:p>1.38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.38817">
                <text:p>1.388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.38886">
                <text:p>1.388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.38947">
                <text:p>1.389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.39047">
                <text:p>1.390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.39089">
                <text:p>1.390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.39125">
                <text:p>1.39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.39156">
                <text:p>1.391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.39184">
                <text:p>1.391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.39207">
                <text:p>1.392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.39228">
                <text:p>1.392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.39246">
                <text:p>1.392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.39261">
                <text:p>1.392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.39274">
                <text:p>1.392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.39285">
                <text:p>1.392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.39294">
                <text:p>1.392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.39302">
                <text:p>1.393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.39309">
                <text:p>1.3930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.39315">
                <text:p>1.393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.39319">
                <text:p>1.393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.39323">
                <text:p>1.393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.39331">
                <text:p>1.393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.39333">
                <text:p>1.393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.39334">
                <text:p>1.393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.39335">
                <text:p>1.393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.39336">
                <text:p>1.393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.39338">
                <text:p>1.393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.39337">
                <text:p>1.393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.39336">
                <text:p>1.393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.39336">
                <text:p>1.393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.39336">
                <text:p>1.393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.39336">
                <text:p>1.393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.39335">
                <text:p>1.393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.39335">
                <text:p>1.393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.39335">
                <text:p>1.393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.39335">
                <text:p>1.393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.39334">
                <text:p>1.39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.39334">
                <text:p>1.393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.39334">
                <text:p>1.393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.39334">
                <text:p>1.393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.39333">
                <text:p>1.393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.39333">
                <text:p>1.393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.39333">
                <text:p>1.393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.39333">
                <text:p>1.393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.39332">
                <text:p>1.393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.39332">
                <text:p>1.393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39332">
                <text:p>1.393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.39332">
                <text:p>1.393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.39331">
                <text:p>1.393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.39331">
                <text:p>1.3933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.39331">
                <text:p>1.393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.39331">
                <text:p>1.3933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.39331">
                <text:p>1.393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.3933">
                <text:p>1.39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.3933">
                <text:p>1.39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.3933">
                <text:p>1.39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.3933">
                <text:p>1.39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.3933">
                <text:p>1.39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.3933">
                <text:p>1.39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.39329">
                <text:p>1.393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.39328">
                <text:p>1.393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.39327">
                <text:p>1.393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.39326">
                <text:p>1.3932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.39326">
                <text:p>1.393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.39325">
                <text:p>1.393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.39324">
                <text:p>1.393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.39322">
                <text:p>1.393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.3932">
                <text:p>1.39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.39316">
                <text:p>1.393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.3931">
                <text:p>1.39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.39302">
                <text:p>1.393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.3929">
                <text:p>1.39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.39271">
                <text:p>1.392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.39244">
                <text:p>1.392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.39203">
                <text:p>1.392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.39144">
                <text:p>1.391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.39055">
                <text:p>1.390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.38925">
                <text:p>1.389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.38733">
                <text:p>1.387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.38452">
                <text:p>1.384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.38041">
                <text:p>1.3804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.37446">
                <text:p>1.3744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.36589">
                <text:p>1.365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.35376">
                <text:p>1.353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.33687">
                <text:p>1.336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.31401">
                <text:p>1.314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.28417">
                <text:p>1.284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.2471">
                <text:p>1.24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.20401">
                <text:p>1.204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.15804">
                <text:p>1.158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.11389">
                <text:p>1.1138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.07627">
                <text:p>1.0762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.04788">
                <text:p>1.047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.02861">
                <text:p>1.028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.01656">
                <text:p>1.016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.00941">
                <text:p>1.009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.00529">
                <text:p>1.005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.00296">
                <text:p>1.002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.00165">
                <text:p>1.0016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.00092">
                <text:p>1.000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.00051">
                <text:p>1.0005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.00029">
                <text:p>1.000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.00016">
                <text:p>1.000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.00009">
                <text:p>1.0000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.00003">
                <text:p>1.000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.00002">
                <text:p>1.0000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.00001">
                <text:p>1.000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16cm" svg:y="0.316cm" chart:style-name="ch2">
          <text:p>SHLL solution of Sod's shock tube problem</text:p>
        </chart:title>
        <chart:subtitle svg:x="6.686cm" svg:y="1.275cm" chart:style-name="ch3">
          <text:p>Velocity Profile</text:p>
        </chart:subtitle>
        <chart:legend chart:legend-position="end" svg:x="15.06cm" svg:y="4.201cm" style:legend-expansion="high" chart:style-name="ch4"/>
        <chart:plot-area chart:style-name="ch5" table:cell-range-address="result.A2:result.A1001 result.C1:result.C1001" chart:data-source-has-labels="row" svg:x="1.331cm" svg:y="2.138cm" svg:width="13.409cm" svg:height="5.701cm">
          <chartooo:coordinate-region svg:x="2.058cm" svg:y="2.338cm" svg:width="12.31cm" svg:height="4.854cm"/>
          <chart:axis chart:dimension="x" chart:name="primary-x" chart:style-name="ch6">
            <chart:title svg:x="7.634cm" svg:y="8.019cm" chart:style-name="ch7">
              <text:p>cells</text:p>
            </chart:title>
          </chart:axis>
          <chart:axis chart:dimension="y" chart:name="primary-y" chart:style-name="ch6">
            <chart:title svg:x="0.451cm" svg:y="6.448cm" chart:style-name="ch8">
              <text:p>Normalized Velocity</text:p>
            </chart:title>
            <chart:grid chart:style-name="ch9" chart:class="major"/>
          </chart:axis>
          <chart:series chart:style-name="ch10" chart:values-cell-range-address="result.C2:result.C1001" chart:label-cell-address="result.C1:result.C1" chart:class="chart:scatter">
            <chart:domain table:cell-range-address="result.A2:result.A1001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</text:p>
                <draw:g>
                  <svg:desc>result.C1: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A2:result.A1001</svg:desc>
                </draw:g>
              </table:table-cell>
              <table:table-cell office:value-type="float" office:value="0">
                <text:p>0</text:p>
                <draw:g>
                  <svg:desc>result.C2:result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000000286102">
                <text:p>0.00000002861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000000953674">
                <text:p>0.00000009536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00000238419">
                <text:p>0.0000002384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00000400543">
                <text:p>0.0000004005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00000572205">
                <text:p>0.000000572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00000782013">
                <text:p>0.0000007820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000107765">
                <text:p>0.000001077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0000145912">
                <text:p>0.00000145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0000187874">
                <text:p>0.000001878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0000237465">
                <text:p>0.000002374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0000299454">
                <text:p>0.000002994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0000371934">
                <text:p>0.000003719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0000458719">
                <text:p>0.000004587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0000566485">
                <text:p>0.000005664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0000692372">
                <text:p>0.000006923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0000842101">
                <text:p>0.00000842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000101758">
                <text:p>0.00001017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000122644">
                <text:p>0.0000122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000147249">
                <text:p>0.0000147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000176623">
                <text:p>0.00001766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000210384">
                <text:p>0.0000210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000250631">
                <text:p>0.00002506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0029784">
                <text:p>0.0000297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00035268">
                <text:p>0.0000352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00041658">
                <text:p>0.0000416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000491163">
                <text:p>0.00004911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00577479">
                <text:p>0.00005774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000678007">
                <text:p>0.0000678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000794275">
                <text:p>0.00007942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000928572">
                <text:p>0.0000928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01083">
                <text:p>0.00010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00126013">
                <text:p>0.0001260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0014636">
                <text:p>0.0001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00169617">
                <text:p>0.0001696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00196175">
                <text:p>0.000196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00226427">
                <text:p>0.0002264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00260831">
                <text:p>0.0002608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0299855">
                <text:p>0.000299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00344035">
                <text:p>0.0003440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00393896">
                <text:p>0.000393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00450137">
                <text:p>0.0004501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00513361">
                <text:p>0.0005133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00584276">
                <text:p>0.000584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00663668">
                <text:p>0.0006636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00752382">
                <text:p>0.0007523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00851242">
                <text:p>0.0008512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00961209">
                <text:p>0.000961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0108329">
                <text:p>0.001083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0121844">
                <text:p>0.00121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0136777">
                <text:p>0.001367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0153248">
                <text:p>0.001532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0171369">
                <text:p>0.001713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0191264">
                <text:p>0.001912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0213065">
                <text:p>0.002130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02369">
                <text:p>0.0023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026291">
                <text:p>0.00262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0291232">
                <text:p>0.002912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0322005">
                <text:p>0.00322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0355372">
                <text:p>0.003553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0391482">
                <text:p>0.003914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0430477">
                <text:p>0.004304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0472511">
                <text:p>0.004725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0517724">
                <text:p>0.005177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0566268">
                <text:p>0.005662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0618287">
                <text:p>0.00618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0673925">
                <text:p>0.006739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073332">
                <text:p>0.00733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079661">
                <text:p>0.00796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0863921">
                <text:p>0.008639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0935389">
                <text:p>0.009353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101113">
                <text:p>0.01011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109126">
                <text:p>0.01091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117589">
                <text:p>0.01175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126512">
                <text:p>0.01265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135907">
                <text:p>0.01359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14578">
                <text:p>0.0145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15614">
                <text:p>0.015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166994">
                <text:p>0.01669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17835">
                <text:p>0.0178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190211">
                <text:p>0.01902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202585">
                <text:p>0.02025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215473">
                <text:p>0.02154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228879">
                <text:p>0.0228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242806">
                <text:p>0.02428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257254">
                <text:p>0.02572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272226">
                <text:p>0.0272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287719">
                <text:p>0.02877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03734">
                <text:p>0.03037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20269">
                <text:p>0.03202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37322">
                <text:p>0.03373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54889">
                <text:p>0.03548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372968">
                <text:p>0.03729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91553">
                <text:p>0.03915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410642">
                <text:p>0.04106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430226">
                <text:p>0.04302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450302">
                <text:p>0.04503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470863">
                <text:p>0.04708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491903">
                <text:p>0.04919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513415">
                <text:p>0.05134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535391">
                <text:p>0.05353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557824">
                <text:p>0.0557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580706">
                <text:p>0.05807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60403">
                <text:p>0.0604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627787">
                <text:p>0.06277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651968">
                <text:p>0.06519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676566">
                <text:p>0.06765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701572">
                <text:p>0.07015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726977">
                <text:p>0.07269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752772">
                <text:p>0.07527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77895">
                <text:p>0.0778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805501">
                <text:p>0.08055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832416">
                <text:p>0.08324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859687">
                <text:p>0.08596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887306">
                <text:p>0.08873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915263">
                <text:p>0.09152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943552">
                <text:p>0.09435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972162">
                <text:p>0.09721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00109">
                <text:p>0.1001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03032">
                <text:p>0.1030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05984">
                <text:p>0.1059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08966">
                <text:p>0.1089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11976">
                <text:p>0.1119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15014">
                <text:p>0.1150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18078">
                <text:p>0.1180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21168">
                <text:p>0.1211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24284">
                <text:p>0.1242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27424">
                <text:p>0.1274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30588">
                <text:p>0.1305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33776">
                <text:p>0.1337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36986">
                <text:p>0.1369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40217">
                <text:p>0.1402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43471">
                <text:p>0.1434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46745">
                <text:p>0.1467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50039">
                <text:p>0.1500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53353">
                <text:p>0.1533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56686">
                <text:p>0.1566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60037">
                <text:p>0.1600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63406">
                <text:p>0.1634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66793">
                <text:p>0.1667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70197">
                <text:p>0.1701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73617">
                <text:p>0.1736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77053">
                <text:p>0.1770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80505">
                <text:p>0.1805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83972">
                <text:p>0.1839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87453">
                <text:p>0.1874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90949">
                <text:p>0.190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94459">
                <text:p>0.1944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97982">
                <text:p>0.1979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01518">
                <text:p>0.2015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205067">
                <text:p>0.2050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208629">
                <text:p>0.2086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212202">
                <text:p>0.2122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215787">
                <text:p>0.2157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219384">
                <text:p>0.2193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222991">
                <text:p>0.2229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226609">
                <text:p>0.2266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230238">
                <text:p>0.2302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33876">
                <text:p>0.233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237525">
                <text:p>0.2375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241183">
                <text:p>0.2411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244851">
                <text:p>0.2448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248527">
                <text:p>0.2485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252212">
                <text:p>0.2522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255906">
                <text:p>0.2559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259608">
                <text:p>0.2596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263319">
                <text:p>0.2633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267037">
                <text:p>0.2670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270762">
                <text:p>0.2707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274496">
                <text:p>0.2744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278236">
                <text:p>0.2782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281984">
                <text:p>0.2819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285738">
                <text:p>0.2857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289499">
                <text:p>0.2894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293267">
                <text:p>0.2932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297041">
                <text:p>0.2970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300821">
                <text:p>0.3008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304607">
                <text:p>0.3046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308399">
                <text:p>0.3083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312196">
                <text:p>0.3121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315999">
                <text:p>0.3159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319808">
                <text:p>0.3198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323621">
                <text:p>0.3236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32744">
                <text:p>0.327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331263">
                <text:p>0.3312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335092">
                <text:p>0.3350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338925">
                <text:p>0.3389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342762">
                <text:p>0.3427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346604">
                <text:p>0.3466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350451">
                <text:p>0.3504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354301">
                <text:p>0.3543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358156">
                <text:p>0.3581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362014">
                <text:p>0.3620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365876">
                <text:p>0.3658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369742">
                <text:p>0.3697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373612">
                <text:p>0.3736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377485">
                <text:p>0.3774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381361">
                <text:p>0.3813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385241">
                <text:p>0.3852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389124">
                <text:p>0.3891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39301">
                <text:p>0.393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3969">
                <text:p>0.39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400792">
                <text:p>0.4007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404687">
                <text:p>0.4046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408584">
                <text:p>0.4085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412485">
                <text:p>0.4124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416388">
                <text:p>0.4163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420293">
                <text:p>0.4202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424201">
                <text:p>0.4242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428111">
                <text:p>0.4281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432023">
                <text:p>0.4320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435938">
                <text:p>0.4359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439855">
                <text:p>0.4398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443773">
                <text:p>0.4437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447694">
                <text:p>0.4476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451616">
                <text:p>0.4516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455541">
                <text:p>0.4555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459466">
                <text:p>0.4594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463394">
                <text:p>0.4633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467323">
                <text:p>0.4673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471254">
                <text:p>0.4712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475186">
                <text:p>0.4751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479119">
                <text:p>0.4791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483054">
                <text:p>0.4830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490926">
                <text:p>0.4909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494864">
                <text:p>0.4948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498803">
                <text:p>0.4988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502743">
                <text:p>0.5027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506684">
                <text:p>0.5066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510625">
                <text:p>0.510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514567">
                <text:p>0.5145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51851">
                <text:p>0.518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522453">
                <text:p>0.5224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526397">
                <text:p>0.5263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530341">
                <text:p>0.5303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534285">
                <text:p>0.5342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53823">
                <text:p>0.538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542175">
                <text:p>0.5421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546119">
                <text:p>0.5461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550064">
                <text:p>0.5500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554009">
                <text:p>0.5540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557954">
                <text:p>0.5579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561898">
                <text:p>0.5618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565843">
                <text:p>0.5658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569786">
                <text:p>0.5697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57373">
                <text:p>0.573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577672">
                <text:p>0.5776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581614">
                <text:p>0.5816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585556">
                <text:p>0.5855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589496">
                <text:p>0.5894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593436">
                <text:p>0.593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597374">
                <text:p>0.5973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601312">
                <text:p>0.6013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605248">
                <text:p>0.6052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609183">
                <text:p>0.6091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613117">
                <text:p>0.6131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617049">
                <text:p>0.6170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620979">
                <text:p>0.6209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624908">
                <text:p>0.6249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628835">
                <text:p>0.6288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63276">
                <text:p>0.632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636682">
                <text:p>0.6366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640603">
                <text:p>0.6406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644521">
                <text:p>0.6445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648437">
                <text:p>0.6484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65235">
                <text:p>0.652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656261">
                <text:p>0.6562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660168">
                <text:p>0.6601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664072">
                <text:p>0.6640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667974">
                <text:p>0.6679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671872">
                <text:p>0.6718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675766">
                <text:p>0.6757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679657">
                <text:p>0.6796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683544">
                <text:p>0.6835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687427">
                <text:p>0.6874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691305">
                <text:p>0.6913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69518">
                <text:p>0.695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699049">
                <text:p>0.6990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702914">
                <text:p>0.7029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706774">
                <text:p>0.7067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710629">
                <text:p>0.7106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714478">
                <text:p>0.7144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718321">
                <text:p>0.7183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722159">
                <text:p>0.7221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72599">
                <text:p>0.725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729815">
                <text:p>0.7298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733633">
                <text:p>0.7336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737444">
                <text:p>0.7374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741248">
                <text:p>0.7412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745044">
                <text:p>0.7450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748832">
                <text:p>0.7488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752612">
                <text:p>0.7526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756383">
                <text:p>0.7563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760146">
                <text:p>0.7601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763899">
                <text:p>0.7638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767642">
                <text:p>0.7676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771375">
                <text:p>0.771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775097">
                <text:p>0.7750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778808">
                <text:p>0.7788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782508">
                <text:p>0.7825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786196">
                <text:p>0.7861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789872">
                <text:p>0.7898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793534">
                <text:p>0.7935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797184">
                <text:p>0.7971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800819">
                <text:p>0.8008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804439">
                <text:p>0.8044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808045">
                <text:p>0.8080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811635">
                <text:p>0.8116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815208">
                <text:p>0.8152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818764">
                <text:p>0.8187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822303">
                <text:p>0.8223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825823">
                <text:p>0.8258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829323">
                <text:p>0.8293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832804">
                <text:p>0.832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836264">
                <text:p>0.8362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839703">
                <text:p>0.8397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843119">
                <text:p>0.8431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846512">
                <text:p>0.8465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84988">
                <text:p>0.849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853223">
                <text:p>0.8532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85654">
                <text:p>0.856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85983">
                <text:p>0.859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863092">
                <text:p>0.8630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866324">
                <text:p>0.8663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869527">
                <text:p>0.8695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872697">
                <text:p>0.8726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875835">
                <text:p>0.8758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87894">
                <text:p>0.878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882009">
                <text:p>0.8820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885042">
                <text:p>0.8850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888038">
                <text:p>0.8880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890995">
                <text:p>0.8909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893912">
                <text:p>0.8939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896787">
                <text:p>0.8967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89962">
                <text:p>0.899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902408">
                <text:p>0.9024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905151">
                <text:p>0.9051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907848">
                <text:p>0.9078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910496">
                <text:p>0.9104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913095">
                <text:p>0.9130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915643">
                <text:p>0.9156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918139">
                <text:p>0.9181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920582">
                <text:p>0.9205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92297">
                <text:p>0.922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925302">
                <text:p>0.9253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927577">
                <text:p>0.9275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929794">
                <text:p>0.9297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931952">
                <text:p>0.9319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934049">
                <text:p>0.9340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936086">
                <text:p>0.9360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93806">
                <text:p>0.938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939971">
                <text:p>0.9399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941819">
                <text:p>0.9418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943604">
                <text:p>0.9436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945323">
                <text:p>0.9453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946978">
                <text:p>0.9469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948569">
                <text:p>0.9485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950094">
                <text:p>0.9500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951555">
                <text:p>0.9515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952951">
                <text:p>0.9529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954282">
                <text:p>0.9542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955551">
                <text:p>0.9555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956756">
                <text:p>0.9567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9579">
                <text:p>0.95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958982">
                <text:p>0.9589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960005">
                <text:p>0.9600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960968">
                <text:p>0.9609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961875">
                <text:p>0.961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962726">
                <text:p>0.9627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963522">
                <text:p>0.9635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964266">
                <text:p>0.9642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964959">
                <text:p>0.9649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965604">
                <text:p>0.9656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966202">
                <text:p>0.9662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966754">
                <text:p>0.9667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967265">
                <text:p>0.9672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967734">
                <text:p>0.9677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968165">
                <text:p>0.9681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968559">
                <text:p>0.9685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968919">
                <text:p>0.9689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969248">
                <text:p>0.9692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969545">
                <text:p>0.9695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969815">
                <text:p>0.9698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970058">
                <text:p>0.9700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970277">
                <text:p>0.9702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970474">
                <text:p>0.9704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97065">
                <text:p>0.970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970807">
                <text:p>0.9708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970947">
                <text:p>0.9709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971071">
                <text:p>0.97107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97118">
                <text:p>0.971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971276">
                <text:p>0.9712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97136">
                <text:p>0.971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971434">
                <text:p>0.9714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971498">
                <text:p>0.9714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971553">
                <text:p>0.9715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971601">
                <text:p>0.9716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971642">
                <text:p>0.9716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971677">
                <text:p>0.9716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971707">
                <text:p>0.9717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971732">
                <text:p>0.9717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971753">
                <text:p>0.9717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971771">
                <text:p>0.9717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971785">
                <text:p>0.9717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971797">
                <text:p>0.9717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971807">
                <text:p>0.9718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971815">
                <text:p>0.9718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971821">
                <text:p>0.9718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971825">
                <text:p>0.9718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971828">
                <text:p>0.9718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971831">
                <text:p>0.9718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971832">
                <text:p>0.9718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971833">
                <text:p>0.9718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971833">
                <text:p>0.9718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971832">
                <text:p>0.9718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971832">
                <text:p>0.9718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971831">
                <text:p>0.9718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971829">
                <text:p>0.9718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971828">
                <text:p>0.9718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971826">
                <text:p>0.9718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971824">
                <text:p>0.9718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971822">
                <text:p>0.9718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971821">
                <text:p>0.9718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971819">
                <text:p>0.9718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971817">
                <text:p>0.9718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971815">
                <text:p>0.9718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971814">
                <text:p>0.9718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971812">
                <text:p>0.971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971811">
                <text:p>0.9718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971809">
                <text:p>0.9718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971807">
                <text:p>0.9718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971806">
                <text:p>0.9718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971805">
                <text:p>0.9718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971803">
                <text:p>0.9718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971802">
                <text:p>0.9718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971801">
                <text:p>0.9718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9718">
                <text:p>0.97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971799">
                <text:p>0.9717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971799">
                <text:p>0.9717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971798">
                <text:p>0.9717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971797">
                <text:p>0.9717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971796">
                <text:p>0.9717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971796">
                <text:p>0.9717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971795">
                <text:p>0.9717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971795">
                <text:p>0.9717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971794">
                <text:p>0.9717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971795">
                <text:p>0.9717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971795">
                <text:p>0.9717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971796">
                <text:p>0.9717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971796">
                <text:p>0.9717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971797">
                <text:p>0.9717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971798">
                <text:p>0.97179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971799">
                <text:p>0.9717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971801">
                <text:p>0.9718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971802">
                <text:p>0.9718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971804">
                <text:p>0.9718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971806">
                <text:p>0.9718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971809">
                <text:p>0.97180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971811">
                <text:p>0.9718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971814">
                <text:p>0.9718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971818">
                <text:p>0.9718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971822">
                <text:p>0.9718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971826">
                <text:p>0.9718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971831">
                <text:p>0.9718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971837">
                <text:p>0.9718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971843">
                <text:p>0.9718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971851">
                <text:p>0.9718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971859">
                <text:p>0.9718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971869">
                <text:p>0.9718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971879">
                <text:p>0.9718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971891">
                <text:p>0.9718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971905">
                <text:p>0.9719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97192">
                <text:p>0.971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971937">
                <text:p>0.9719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971956">
                <text:p>0.9719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971977">
                <text:p>0.9719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972001">
                <text:p>0.9720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972028">
                <text:p>0.9720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972058">
                <text:p>0.9720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97209">
                <text:p>0.972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972127">
                <text:p>0.9721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972167">
                <text:p>0.9721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972211">
                <text:p>0.9722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972259">
                <text:p>0.9722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972312">
                <text:p>0.9723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97237">
                <text:p>0.972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972432">
                <text:p>0.9724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9725">
                <text:p>0.97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972574">
                <text:p>0.9725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972654">
                <text:p>0.9726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972739">
                <text:p>0.9727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97283">
                <text:p>0.972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972928">
                <text:p>0.9729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973032">
                <text:p>0.9730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973142">
                <text:p>0.9731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973258">
                <text:p>0.9732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973381">
                <text:p>0.97338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97351">
                <text:p>0.973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973644">
                <text:p>0.9736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973784">
                <text:p>0.9737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97393">
                <text:p>0.973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97408">
                <text:p>0.974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974235">
                <text:p>0.9742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974394">
                <text:p>0.9743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974556">
                <text:p>0.9745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974721">
                <text:p>0.9747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974888">
                <text:p>0.9748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975057">
                <text:p>0.9750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975226">
                <text:p>0.9752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975395">
                <text:p>0.97539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975563">
                <text:p>0.9755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975728">
                <text:p>0.9757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975891">
                <text:p>0.9758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97605">
                <text:p>0.976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976204">
                <text:p>0.9762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976353">
                <text:p>0.9763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976494">
                <text:p>0.9764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976629">
                <text:p>0.9766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976754">
                <text:p>0.9767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97687">
                <text:p>0.976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976977">
                <text:p>0.9769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977072">
                <text:p>0.9770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977156">
                <text:p>0.9771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977227">
                <text:p>0.97722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977286">
                <text:p>0.9772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977332">
                <text:p>0.9773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977364">
                <text:p>0.9773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977382">
                <text:p>0.9773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977387">
                <text:p>0.9773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977378">
                <text:p>0.9773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977355">
                <text:p>0.9773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977318">
                <text:p>0.9773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977268">
                <text:p>0.9772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977204">
                <text:p>0.9772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977128">
                <text:p>0.9771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97683">
                <text:p>0.976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97671">
                <text:p>0.976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976581">
                <text:p>0.9765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976443">
                <text:p>0.9764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976297">
                <text:p>0.9762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976146">
                <text:p>0.9761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975989">
                <text:p>0.9759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975827">
                <text:p>0.9758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975662">
                <text:p>0.9756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975494">
                <text:p>0.9754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975325">
                <text:p>0.9753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975155">
                <text:p>0.9751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974985">
                <text:p>0.9749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974815">
                <text:p>0.9748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974648">
                <text:p>0.9746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974483">
                <text:p>0.9744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974321">
                <text:p>0.9743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974163">
                <text:p>0.97416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974009">
                <text:p>0.9740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97386">
                <text:p>0.973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973716">
                <text:p>0.9737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973577">
                <text:p>0.9735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973443">
                <text:p>0.9734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973316">
                <text:p>0.9733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973195">
                <text:p>0.9731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97308">
                <text:p>0.973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972971">
                <text:p>0.9729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972868">
                <text:p>0.9728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972771">
                <text:p>0.9727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972681">
                <text:p>0.9726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972596">
                <text:p>0.9725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972517">
                <text:p>0.9725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972444">
                <text:p>0.97244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972376">
                <text:p>0.9723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972313">
                <text:p>0.9723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972255">
                <text:p>0.9722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972202">
                <text:p>0.9722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972153">
                <text:p>0.9721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972109">
                <text:p>0.9721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972068">
                <text:p>0.9720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972031">
                <text:p>0.9720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971998">
                <text:p>0.9719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971968">
                <text:p>0.9719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971941">
                <text:p>0.9719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971916">
                <text:p>0.9719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971895">
                <text:p>0.9718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971875">
                <text:p>0.971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971858">
                <text:p>0.9718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971842">
                <text:p>0.9718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971829">
                <text:p>0.9718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971817">
                <text:p>0.9718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971806">
                <text:p>0.9718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971797">
                <text:p>0.9717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971789">
                <text:p>0.9717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971782">
                <text:p>0.9717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971776">
                <text:p>0.9717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971771">
                <text:p>0.9717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971766">
                <text:p>0.9717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971762">
                <text:p>0.9717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971759">
                <text:p>0.9717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971756">
                <text:p>0.9717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971753">
                <text:p>0.9717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971751">
                <text:p>0.9717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97175">
                <text:p>0.971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971748">
                <text:p>0.9717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971747">
                <text:p>0.9717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971745">
                <text:p>0.9717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971745">
                <text:p>0.9717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971744">
                <text:p>0.9717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971744">
                <text:p>0.97174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971744">
                <text:p>0.9717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971744">
                <text:p>0.9717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971744">
                <text:p>0.9717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971744">
                <text:p>0.9717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971744">
                <text:p>0.9717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971745">
                <text:p>0.9717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971745">
                <text:p>0.9717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971745">
                <text:p>0.9717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971746">
                <text:p>0.9717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971747">
                <text:p>0.9717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971747">
                <text:p>0.9717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971748">
                <text:p>0.9717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971748">
                <text:p>0.9717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971749">
                <text:p>0.9717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971749">
                <text:p>0.9717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97175">
                <text:p>0.971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97175">
                <text:p>0.971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971751">
                <text:p>0.9717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971751">
                <text:p>0.9717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971752">
                <text:p>0.9717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971752">
                <text:p>0.9717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971753">
                <text:p>0.97175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971753">
                <text:p>0.9717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971754">
                <text:p>0.97175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971754">
                <text:p>0.97175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971755">
                <text:p>0.9717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971755">
                <text:p>0.9717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971756">
                <text:p>0.9717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971757">
                <text:p>0.9717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971757">
                <text:p>0.97175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971758">
                <text:p>0.9717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971759">
                <text:p>0.9717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97176">
                <text:p>0.971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97176">
                <text:p>0.971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971761">
                <text:p>0.9717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971762">
                <text:p>0.9717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971762">
                <text:p>0.9717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971763">
                <text:p>0.9717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971764">
                <text:p>0.9717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971765">
                <text:p>0.9717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971766">
                <text:p>0.97176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971767">
                <text:p>0.9717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971768">
                <text:p>0.9717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971769">
                <text:p>0.97176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971771">
                <text:p>0.9717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971772">
                <text:p>0.97177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971773">
                <text:p>0.9717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971774">
                <text:p>0.9717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971776">
                <text:p>0.97177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971777">
                <text:p>0.9717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971778">
                <text:p>0.97177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971779">
                <text:p>0.97177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971781">
                <text:p>0.9717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971782">
                <text:p>0.9717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971783">
                <text:p>0.9717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971784">
                <text:p>0.97178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971786">
                <text:p>0.97178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971787">
                <text:p>0.9717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971788">
                <text:p>0.9717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97179">
                <text:p>0.971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971791">
                <text:p>0.9717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971793">
                <text:p>0.9717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971795">
                <text:p>0.97179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971797">
                <text:p>0.9717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971799">
                <text:p>0.97179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971801">
                <text:p>0.9718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971803">
                <text:p>0.9718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971804">
                <text:p>0.9718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971806">
                <text:p>0.9718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971808">
                <text:p>0.9718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971809">
                <text:p>0.9718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97181">
                <text:p>0.971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971809">
                <text:p>0.9718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971808">
                <text:p>0.9718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971805">
                <text:p>0.9718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971799">
                <text:p>0.9717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971788">
                <text:p>0.9717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971772">
                <text:p>0.97177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971747">
                <text:p>0.9717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971708">
                <text:p>0.9717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971648">
                <text:p>0.97164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971558">
                <text:p>0.9715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971423">
                <text:p>0.9714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971221">
                <text:p>0.9712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970921">
                <text:p>0.9709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970474">
                <text:p>0.9704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969812">
                <text:p>0.9698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968831">
                <text:p>0.9688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967378">
                <text:p>0.9673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965231">
                <text:p>0.9652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962065">
                <text:p>0.9620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957404">
                <text:p>0.9574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950568">
                <text:p>0.9505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94059">
                <text:p>0.940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926124">
                <text:p>0.9261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905356">
                <text:p>0.9053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875958">
                <text:p>0.8759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835154">
                <text:p>0.83515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780049">
                <text:p>0.7800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708344">
                <text:p>0.7083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619553">
                <text:p>0.61955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516471">
                <text:p>0.51647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406135">
                <text:p>0.4061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299007">
                <text:p>0.2990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205737">
                <text:p>0.20573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133045">
                <text:p>0.1330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0817977">
                <text:p>0.081797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0484698">
                <text:p>0.04846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0280224">
                <text:p>0.02802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159529">
                <text:p>0.01595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00899822">
                <text:p>0.008998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00504808">
                <text:p>0.005048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00282327">
                <text:p>0.002823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00157621">
                <text:p>0.001576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000879079">
                <text:p>0.0008790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000489972">
                <text:p>0.0004899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000272982">
                <text:p>0.0002729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000152054">
                <text:p>0.0001520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0000846321">
                <text:p>0.00008463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000470499">
                <text:p>0.00004704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0000261301">
                <text:p>0.00002613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.0000144718">
                <text:p>0.00001447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00000797504">
                <text:p>0.000007975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00000438688">
                <text:p>0.000004386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00000238418">
                <text:p>0.000002384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.00000126362">
                <text:p>0.000001263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000000607967">
                <text:p>0.0000006079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000000286102">
                <text:p>0.0000002861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.000000119209">
                <text:p>0.00000011920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0000000357628">
                <text:p>0.00000003576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